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6.523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7.18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16.6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47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2.658cm"/>
    </style:style>
    <style:style style:name="co11" style:family="table-column">
      <style:table-column-properties fo:break-before="auto" style:column-width="18.831cm"/>
    </style:style>
    <style:style style:name="co12" style:family="table-column">
      <style:table-column-properties fo:break-before="auto" style:column-width="9.626cm"/>
    </style:style>
    <style:style style:name="co13" style:family="table-column">
      <style:table-column-properties fo:break-before="auto" style:column-width="2.681cm"/>
    </style:style>
    <style:style style:name="co14" style:family="table-column">
      <style:table-column-properties fo:break-before="auto" style:column-width="2.824cm"/>
    </style:style>
    <style:style style:name="co15" style:family="table-column">
      <style:table-column-properties fo:break-before="auto" style:column-width="2.238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21.37cm"/>
    </style:style>
    <style:style style:name="co18" style:family="table-column">
      <style:table-column-properties fo:break-before="auto" style:column-width="10.836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41cm"/>
    </style:style>
    <style:style style:name="co21" style:family="table-column">
      <style:table-column-properties fo:break-before="auto" style:column-width="3.953cm"/>
    </style:style>
    <style:style style:name="co22" style:family="table-column">
      <style:table-column-properties fo:break-before="auto" style:column-width="1.82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 fo:font-size="10pt" style:font-size-asian="10pt" style:font-size-complex="10pt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Hierarc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7" table:number-columns-repeated="1017" table:default-cell-style-name="ce3"/>
        <table:table-row table:style-name="ro1">
          <table:table-cell table:style-name="ce1" office:value-type="string" table:number-columns-spanned="2" table:number-rows-spanned="1">
            <text:p>Business Area</text:p>
          </table:table-cell>
          <table:covered-table-cell table:style-name="ce1"/>
          <table:table-cell office:value-type="string" table:number-columns-spanned="2" table:number-rows-spanned="1">
            <text:p>Business Flow</text:p>
          </table:table-cell>
          <table:covered-table-cell/>
          <table:table-cell office:value-type="string" table:number-columns-spanned="2" table:number-rows-spanned="1">
            <text:p>Business process</text:p>
          </table:table-cell>
          <table:covered-table-cell/>
          <table:table-cell office:value-type="string">
            <text:p>PCF Reference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</text:p>
          </table:table-cell>
          <table:table-cell office:value-type="string">
            <text:p>Advanced Supply Chain Planning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Forecas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Review and Adjust Forecast (Increase) </text:p>
          </table:table-cell>
          <table:table-cell table:style-name="ce2" office:value-type="string">
            <text:p>A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4"/>
          <table:table-cell table:style-name="ce2" office:value-type="float" office:value="2">
            <text:p>2</text:p>
          </table:table-cell>
          <table:table-cell office:value-type="string">
            <text:p>Plan Refresh</text:p>
          </table:table-cell>
          <table:table-cell table:style-name="ce4"/>
          <table:table-cell table:style-name="Default"/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Check Exception Messages</text:p>
          </table:table-cell>
          <table:table-cell table:style-name="ce2" office:value-type="string">
            <text:p>A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Check Automatic Sales Order Creation</text:p>
          </table:table-cell>
          <table:table-cell table:style-name="ce2" office:value-type="string">
            <text:p>A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Check Plan run</text:p>
          </table:table-cell>
          <table:table-cell table:style-name="ce2" office:value-type="string">
            <text:p>A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Launch Refresh Cycle </text:p>
          </table:table-cell>
          <table:table-cell table:style-name="ce2" office:value-type="string">
            <text:p>A7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4"/>
          <table:table-cell table:style-name="ce2" office:value-type="float" office:value="3">
            <text:p>3</text:p>
          </table:table-cell>
          <table:table-cell office:value-type="string">
            <text:p>Harmonize</text:p>
          </table:table-cell>
          <table:table-cell table:style-name="ce4"/>
          <table:table-cell table:style-name="Default"/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Harmonize Master Distribution Plan (Centrally Planned)</text:p>
          </table:table-cell>
          <table:table-cell table:style-name="ce2" office:value-type="string">
            <text:p>A3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Harmonize Master Distribution Plan (Non Centrally Planned)</text:p>
          </table:table-cell>
          <table:table-cell table:style-name="ce2" office:value-type="string">
            <text:p>A3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Harmonize Master Packaging Plan (Late Sales Orders and Forecasts)</text:p>
          </table:table-cell>
          <table:table-cell table:style-name="ce2" office:value-type="string">
            <text:p>A3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Harmonize Master Packaging Plan (Simulations)</text:p>
          </table:table-cell>
          <table:table-cell table:style-name="ce2" office:value-type="string">
            <text:p>A3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Harmonize Master Bulk Plan (Capacity issues)</text:p>
          </table:table-cell>
          <table:table-cell table:style-name="ce2" office:value-type="string">
            <text:p>A4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Harmonize Master Bulk Plan (Analyze and Re plan Supply)</text:p>
          </table:table-cell>
          <table:table-cell table:style-name="ce2" office:value-type="string">
            <text:p>A4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Harmonize Master Distribution Plan (late Sales Orders and Forecasts)_Part1</text:p>
          </table:table-cell>
          <table:table-cell table:style-name="ce2" office:value-type="string">
            <text:p>A7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Harmonize Master Distribution Plan (late Sales Orders and Forecasts)_Part2</text:p>
          </table:table-cell>
          <table:table-cell table:style-name="ce2" office:value-type="string">
            <text:p>A7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4">
            <text:p>14</text:p>
          </table:table-cell>
          <table:table-cell office:value-type="string">
            <text:p>Harmonize Master Distribution Plan (late Sales Orders and Forecasts)_Part3</text:p>
          </table:table-cell>
          <table:table-cell table:style-name="ce2" office:value-type="string">
            <text:p>A7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5">
            <text:p>15</text:p>
          </table:table-cell>
          <table:table-cell office:value-type="string">
            <text:p>Harmonize Master Distribution Plan (Analyze and Re plan Supply)_part1</text:p>
          </table:table-cell>
          <table:table-cell table:style-name="ce2" office:value-type="string">
            <text:p>A7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6">
            <text:p>16</text:p>
          </table:table-cell>
          <table:table-cell office:value-type="string">
            <text:p>Harmonize Master Distribution Plan (Analyze and Re plan Supply)_part2</text:p>
          </table:table-cell>
          <table:table-cell table:style-name="ce2" office:value-type="string">
            <text:p>A7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7">
            <text:p>17</text:p>
          </table:table-cell>
          <table:table-cell office:value-type="string">
            <text:p>Harmonize Master Distribution Plan (Analyze and Re plan Supply)_part3</text:p>
          </table:table-cell>
          <table:table-cell table:style-name="ce2" office:value-type="string">
            <text:p>A7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8">
            <text:p>18</text:p>
          </table:table-cell>
          <table:table-cell office:value-type="string">
            <text:p>Harmonize Master Distribution Plan (Analyze and Re plan Supply)_part4</text:p>
          </table:table-cell>
          <table:table-cell table:style-name="ce2" office:value-type="string">
            <text:p>A7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9">
            <text:p>19</text:p>
          </table:table-cell>
          <table:table-cell office:value-type="string">
            <text:p>Harmonize Master Material Plan (Analyze and Re plan Supply)</text:p>
          </table:table-cell>
          <table:table-cell table:style-name="ce2" office:value-type="string">
            <text:p>A4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0">
            <text:p>20</text:p>
          </table:table-cell>
          <table:table-cell office:value-type="string">
            <text:p>Harmonize Master Distribution Plan (late Sales Orders and Forecasts) </text:p>
          </table:table-cell>
          <table:table-cell table:style-name="ce2" office:value-type="string">
            <text:p>A3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4"/>
          <table:table-cell table:style-name="ce2" office:value-type="float" office:value="4">
            <text:p>4</text:p>
          </table:table-cell>
          <table:table-cell office:value-type="string">
            <text:p>Release</text:p>
          </table:table-cell>
          <table:table-cell table:style-name="ce4"/>
          <table:table-cell table:style-name="Default"/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1">
            <text:p>21</text:p>
          </table:table-cell>
          <table:table-cell office:value-type="string">
            <text:p>Turn Purchase Order Proposals into Intercompany Transactions (Bulk from FGMBH to FICSA) </text:p>
          </table:table-cell>
          <table:table-cell table:style-name="ce2" office:value-type="string">
            <text:p>A29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string">
            <text:p>Maintain Demand</text:p>
          </table:table-cell>
          <table:table-cell table:style-name="ce2"/>
          <table:table-cell/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22">
            <text:p>22</text:p>
          </table:table-cell>
          <table:table-cell office:value-type="string">
            <text:p>Customer Ship-to Default Information </text:p>
          </table:table-cell>
          <table:table-cell table:style-name="ce2" office:value-type="string">
            <text:p>A15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6">
            <text:p>6</text:p>
          </table:table-cell>
          <table:table-cell table:style-name="ce2" office:value-type="string">
            <text:p>Maintain Production Information</text:p>
          </table:table-cell>
          <table:table-cell table:style-name="ce2"/>
          <table:table-cell/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6">
            <text:p>6</text:p>
          </table:table-cell>
          <table:table-cell/>
          <table:table-cell table:style-name="ce2" office:value-type="float" office:value="23">
            <text:p>23</text:p>
          </table:table-cell>
          <table:table-cell office:value-type="string">
            <text:p>Maintain Production Planning Parameters (Customer Ship-to MRSL)</text:p>
          </table:table-cell>
          <table:table-cell table:style-name="ce2" office:value-type="string">
            <text:p>A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6">
            <text:p>6</text:p>
          </table:table-cell>
          <table:table-cell/>
          <table:table-cell table:style-name="ce2" office:value-type="float" office:value="24">
            <text:p>24</text:p>
          </table:table-cell>
          <table:table-cell office:value-type="string">
            <text:p>Maintain Production Planning Parameters (Customer Item MRSL)</text:p>
          </table:table-cell>
          <table:table-cell table:style-name="ce2" office:value-type="string">
            <text:p>A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6">
            <text:p>6</text:p>
          </table:table-cell>
          <table:table-cell/>
          <table:table-cell table:style-name="ce2" office:value-type="float" office:value="25">
            <text:p>25</text:p>
          </table:table-cell>
          <table:table-cell office:value-type="string">
            <text:p>Maintain Production Planning Parameters (SO Line MRSL) </text:p>
          </table:table-cell>
          <table:table-cell table:style-name="ce2" office:value-type="string">
            <text:p>A8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7">
            <text:p>7</text:p>
          </table:table-cell>
          <table:table-cell table:style-name="ce2" office:value-type="string">
            <text:p>Maintain Purchasing Information</text:p>
          </table:table-cell>
          <table:table-cell table:style-name="ce2"/>
          <table:table-cell/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7">
            <text:p>7</text:p>
          </table:table-cell>
          <table:table-cell/>
          <table:table-cell table:style-name="ce2" office:value-type="float" office:value="26">
            <text:p>26</text:p>
          </table:table-cell>
          <table:table-cell office:value-type="string">
            <text:p>Maintain Purchasing Item Planning Parameters (Supplier Calendar) </text:p>
          </table:table-cell>
          <table:table-cell table:style-name="ce2" office:value-type="string">
            <text:p>A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7">
            <text:p>7</text:p>
          </table:table-cell>
          <table:table-cell/>
          <table:table-cell table:style-name="ce2" office:value-type="float" office:value="27">
            <text:p>27</text:p>
          </table:table-cell>
          <table:table-cell office:value-type="string">
            <text:p>Maintain Sourcing Rules</text:p>
          </table:table-cell>
          <table:table-cell table:style-name="ce2" office:value-type="string">
            <text:p>A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7">
            <text:p>7</text:p>
          </table:table-cell>
          <table:table-cell/>
          <table:table-cell table:style-name="ce2" office:value-type="float" office:value="28">
            <text:p>28</text:p>
          </table:table-cell>
          <table:table-cell office:value-type="string">
            <text:p>Maintain Sourcing Rules (Sourcing Category Value)</text:p>
          </table:table-cell>
          <table:table-cell table:style-name="ce2" office:value-type="string">
            <text:p>A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7">
            <text:p>7</text:p>
          </table:table-cell>
          <table:table-cell/>
          <table:table-cell table:style-name="ce2" office:value-type="float" office:value="29">
            <text:p>29</text:p>
          </table:table-cell>
          <table:table-cell office:value-type="string">
            <text:p>Maintain Sourcing Rules (Buy Sourcing Rule)</text:p>
          </table:table-cell>
          <table:table-cell table:style-name="ce2" office:value-type="string">
            <text:p>A1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7">
            <text:p>7</text:p>
          </table:table-cell>
          <table:table-cell/>
          <table:table-cell table:style-name="ce2" office:value-type="float" office:value="30">
            <text:p>30</text:p>
          </table:table-cell>
          <table:table-cell office:value-type="string">
            <text:p>Maintain Sourcing Rules (Transfer Sourcing Rule)</text:p>
          </table:table-cell>
          <table:table-cell table:style-name="ce2" office:value-type="string">
            <text:p>A1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7">
            <text:p>7</text:p>
          </table:table-cell>
          <table:table-cell/>
          <table:table-cell table:style-name="ce2" office:value-type="float" office:value="31">
            <text:p>31</text:p>
          </table:table-cell>
          <table:table-cell office:value-type="string">
            <text:p>Maintain Sourcing Rules (SR/BOD) assignments</text:p>
          </table:table-cell>
          <table:table-cell table:style-name="ce2" office:value-type="string">
            <text:p>A1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</text:p>
          </table:table-cell>
          <table:table-cell table:style-name="ce2"/>
          <table:table-cell table:style-name="ce6" office:value-type="float" office:value="7">
            <text:p>7</text:p>
          </table:table-cell>
          <table:table-cell/>
          <table:table-cell table:style-name="ce2" office:value-type="float" office:value="32">
            <text:p>32</text:p>
          </table:table-cell>
          <table:table-cell office:value-type="string">
            <text:p>Maintain Sourcing Rules (SR In transit Lead Time) </text:p>
          </table:table-cell>
          <table:table-cell table:style-name="ce2" office:value-type="string">
            <text:p>A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office:value-type="string">
            <text:p>Process Manufacturing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Production Batch Creation</text:p>
          </table:table-cell>
          <table:table-cell table:style-name="ce2"/>
          <table:table-cell table:style-name="Default"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Create a Production Batch Manually</text:p>
          </table:table-cell>
          <table:table-cell table:style-name="ce2" office:value-type="string">
            <text:p>B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Create a Production Batch from ASCP</text:p>
          </table:table-cell>
          <table:table-cell table:style-name="ce2" office:value-type="string">
            <text:p>B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Scale a Production Batch</text:p>
          </table:table-cell>
          <table:table-cell table:style-name="ce2" office:value-type="string">
            <text:p>B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Cancel a Production Batch</text:p>
          </table:table-cell>
          <table:table-cell table:style-name="ce2" office:value-type="string">
            <text:p>B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Reschedule a Production Batch</text:p>
          </table:table-cell>
          <table:table-cell table:style-name="ce2" office:value-type="string">
            <text:p>B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Perform an Automatic Detailed Reservation</text:p>
          </table:table-cell>
          <table:table-cell table:style-name="ce2" office:value-type="string">
            <text:p>B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Perform a Manual Detailed Reservation</text:p>
          </table:table-cell>
          <table:table-cell table:style-name="ce2" office:value-type="string">
            <text:p>B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Create Pending Product Lots Manually</text:p>
          </table:table-cell>
          <table:table-cell table:style-name="ce2" office:value-type="string">
            <text:p>B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Request a Pick List Report</text:p>
          </table:table-cell>
          <table:table-cell table:style-name="ce2" office:value-type="string">
            <text:p>B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Send Picking Order to Sattstore for FICSA Warehouse</text:p>
          </table:table-cell>
          <table:table-cell table:style-name="ce2" office:value-type="string">
            <text:p>B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Lot Inquiry</text:p>
          </table:table-cell>
          <table:table-cell table:style-name="ce2" office:value-type="string">
            <text:p>B64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Automatic Lot numbering Generation</text:p>
          </table:table-cell>
          <table:table-cell table:style-name="ce2"/>
          <table:table-cell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Automatic Lot Numbering for Finished Goods (1</text:p>
          </table:table-cell>
          <table:table-cell table:style-name="ce2" office:value-type="string">
            <text:p>B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Create Pending Product Lots Manually</text:p>
          </table:table-cell>
          <table:table-cell table:style-name="ce2" office:value-type="string">
            <text:p>B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4">
            <text:p>14</text:p>
          </table:table-cell>
          <table:table-cell office:value-type="string">
            <text:p>Manufacturing Pentasa (Parent lot) =&gt; F12345#1</text:p>
          </table:table-cell>
          <table:table-cell table:style-name="ce2" office:value-type="string">
            <text:p>B5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5">
            <text:p>15</text:p>
          </table:table-cell>
          <table:table-cell office:value-type="string">
            <text:p>Semi-Manual L ot Numbering for Semi-Finished (Step 2) =&gt; F12345A#1</text:p>
          </table:table-cell>
          <table:table-cell table:style-name="ce2" office:value-type="string">
            <text:p>B6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6">
            <text:p>16</text:p>
          </table:table-cell>
          <table:table-cell office:value-type="string">
            <text:p>Automatic Lot Numbering for Finished Goods (minimum 2</text:p>
          </table:table-cell>
          <table:table-cell table:style-name="ce2" office:value-type="string">
            <text:p>B6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string">
            <text:p>Production Batch Execution</text:p>
          </table:table-cell>
          <table:table-cell table:style-name="ce2"/>
          <table:table-cell table:style-name="Default"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7">
            <text:p>17</text:p>
          </table:table-cell>
          <table:table-cell office:value-type="string">
            <text:p>Release Batch to WIP</text:p>
          </table:table-cell>
          <table:table-cell table:style-name="ce2" office:value-type="string">
            <text:p>B2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8">
            <text:p>18</text:p>
          </table:table-cell>
          <table:table-cell office:value-type="string">
            <text:p>Print Loading Unit Labels via Pallet Form</text:p>
          </table:table-cell>
          <table:table-cell table:style-name="ce2" office:value-type="string">
            <text:p>B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9">
            <text:p>19</text:p>
          </table:table-cell>
          <table:table-cell office:value-type="string">
            <text:p>Execute Material Transaction</text:p>
          </table:table-cell>
          <table:table-cell table:style-name="ce2" office:value-type="string">
            <text:p>B2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0">
            <text:p>20</text:p>
          </table:table-cell>
          <table:table-cell office:value-type="string">
            <text:p>Enter lot Manufacturing Date</text:p>
          </table:table-cell>
          <table:table-cell table:style-name="ce2" office:value-type="string">
            <text:p>B1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1">
            <text:p>21</text:p>
          </table:table-cell>
          <table:table-cell office:value-type="string">
            <text:p>Print Pallet labels via Pallet Form</text:p>
          </table:table-cell>
          <table:table-cell table:style-name="ce2" office:value-type="string">
            <text:p>B2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2">
            <text:p>22</text:p>
          </table:table-cell>
          <table:table-cell office:value-type="string">
            <text:p>Complete and Close the Production Batch</text:p>
          </table:table-cell>
          <table:table-cell table:style-name="ce2" office:value-type="string">
            <text:p>B2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3">
            <text:p>23</text:p>
          </table:table-cell>
          <table:table-cell office:value-type="string">
            <text:p>Review Material Transaction (Four Eye Validation)</text:p>
          </table:table-cell>
          <table:table-cell table:style-name="ce2" office:value-type="string">
            <text:p>B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4">
            <text:p>24</text:p>
          </table:table-cell>
          <table:table-cell office:value-type="string">
            <text:p>Re-Open Closed Batch</text:p>
          </table:table-cell>
          <table:table-cell table:style-name="ce2" office:value-type="string">
            <text:p>B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5">
            <text:p>25</text:p>
          </table:table-cell>
          <table:table-cell office:value-type="string">
            <text:p>Unrelease a Batch</text:p>
          </table:table-cell>
          <table:table-cell table:style-name="ce2" office:value-type="string">
            <text:p>B3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6">
            <text:p>26</text:p>
          </table:table-cell>
          <table:table-cell office:value-type="string">
            <text:p>Terminate a Batch</text:p>
          </table:table-cell>
          <table:table-cell table:style-name="ce2" office:value-type="string">
            <text:p>B3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7">
            <text:p>27</text:p>
          </table:table-cell>
          <table:table-cell office:value-type="string">
            <text:p>Request of ingredient from Production (Incremental Picking)</text:p>
          </table:table-cell>
          <table:table-cell table:style-name="ce2" office:value-type="string">
            <text:p>B6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8">
            <text:p>28</text:p>
          </table:table-cell>
          <table:table-cell office:value-type="string">
            <text:p>Correction Material Transaction</text:p>
          </table:table-cell>
          <table:table-cell table:style-name="ce2" office:value-type="string">
            <text:p>B6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9">
            <text:p>29</text:p>
          </table:table-cell>
          <table:table-cell office:value-type="string">
            <text:p>Reprint one or all Pallet Label at FICSA</text:p>
          </table:table-cell>
          <table:table-cell table:style-name="ce2" office:value-type="string">
            <text:p>B6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30">
            <text:p>30</text:p>
          </table:table-cell>
          <table:table-cell office:value-type="string">
            <text:p>Print Production Closure Report</text:p>
          </table:table-cell>
          <table:table-cell table:style-name="ce2" office:value-type="string">
            <text:p>B6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31">
            <text:p>31</text:p>
          </table:table-cell>
          <table:table-cell office:value-type="string">
            <text:p>Inquiry On Hand Quantity for an Item</text:p>
          </table:table-cell>
          <table:table-cell table:style-name="ce2" office:value-type="string">
            <text:p>B6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32">
            <text:p>32</text:p>
          </table:table-cell>
          <table:table-cell office:value-type="string">
            <text:p>Execute Product Transactions </text:p>
          </table:table-cell>
          <table:table-cell table:style-name="ce2" office:value-type="string">
            <text:p>B2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string">
            <text:p>Rework and Reprocess a Batch</text:p>
          </table:table-cell>
          <table:table-cell table:style-name="ce2"/>
          <table:table-cell table:style-name="Default"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33">
            <text:p>33</text:p>
          </table:table-cell>
          <table:table-cell office:value-type="string">
            <text:p>Creation Unpack batch</text:p>
          </table:table-cell>
          <table:table-cell table:style-name="ce2" office:value-type="string">
            <text:p>B3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34">
            <text:p>34</text:p>
          </table:table-cell>
          <table:table-cell office:value-type="string">
            <text:p>Execution of Unpacking a Batch</text:p>
          </table:table-cell>
          <table:table-cell table:style-name="ce2" office:value-type="string">
            <text:p>B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35">
            <text:p>35</text:p>
          </table:table-cell>
          <table:table-cell office:value-type="string">
            <text:p>Creating Batch for Repacking </text:p>
          </table:table-cell>
          <table:table-cell table:style-name="ce2" office:value-type="string">
            <text:p>B4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 office:value-type="string">
            <text:p>Costing</text:p>
          </table:table-cell>
          <table:table-cell table:style-name="ce2"/>
          <table:table-cell table:style-name="Default"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6">
            <text:p>36</text:p>
          </table:table-cell>
          <table:table-cell office:value-type="string">
            <text:p>Define Item Costs</text:p>
          </table:table-cell>
          <table:table-cell table:style-name="ce2" office:value-type="string">
            <text:p>B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7">
            <text:p>37</text:p>
          </table:table-cell>
          <table:table-cell office:value-type="string">
            <text:p>Define Resource Costs</text:p>
          </table:table-cell>
          <table:table-cell table:style-name="ce2" office:value-type="string">
            <text:p>B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8">
            <text:p>38</text:p>
          </table:table-cell>
          <table:table-cell office:value-type="string">
            <text:p>Define Fixed and Variable Overhead</text:p>
          </table:table-cell>
          <table:table-cell table:style-name="ce2" office:value-type="string">
            <text:p>B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9">
            <text:p>39</text:p>
          </table:table-cell>
          <table:table-cell office:value-type="string">
            <text:p>Run Standard Cost Rollup</text:p>
          </table:table-cell>
          <table:table-cell table:style-name="ce2" office:value-type="string">
            <text:p>B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0">
            <text:p>40</text:p>
          </table:table-cell>
          <table:table-cell office:value-type="string">
            <text:p>Run Cost Update in Draft</text:p>
          </table:table-cell>
          <table:table-cell table:style-name="ce2" office:value-type="string">
            <text:p>B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1">
            <text:p>41</text:p>
          </table:table-cell>
          <table:table-cell office:value-type="string">
            <text:p>Run OPM COGS</text:p>
          </table:table-cell>
          <table:table-cell table:style-name="ce2" office:value-type="string">
            <text:p>B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2">
            <text:p>42</text:p>
          </table:table-cell>
          <table:table-cell office:value-type="string">
            <text:p>Run OPM Accounting Pre-Processor</text:p>
          </table:table-cell>
          <table:table-cell table:style-name="ce2" office:value-type="string">
            <text:p>B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3">
            <text:p>43</text:p>
          </table:table-cell>
          <table:table-cell office:value-type="string">
            <text:p>Run Create Accounting in Draft Mode</text:p>
          </table:table-cell>
          <table:table-cell table:style-name="ce2" office:value-type="string">
            <text:p>B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4">
            <text:p>44</text:p>
          </table:table-cell>
          <table:table-cell office:value-type="string">
            <text:p>Run Create Accounting in Final Mode</text:p>
          </table:table-cell>
          <table:table-cell table:style-name="ce2" office:value-type="string">
            <text:p>B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5">
            <text:p>45</text:p>
          </table:table-cell>
          <table:table-cell office:value-type="string">
            <text:p>Copy Item Cost</text:p>
          </table:table-cell>
          <table:table-cell table:style-name="ce2" office:value-type="string">
            <text:p>B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6">
            <text:p>46</text:p>
          </table:table-cell>
          <table:table-cell office:value-type="string">
            <text:p>Copy Resource Cost</text:p>
          </table:table-cell>
          <table:table-cell table:style-name="ce2" office:value-type="string">
            <text:p>B3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7">
            <text:p>47</text:p>
          </table:table-cell>
          <table:table-cell office:value-type="string">
            <text:p>Copy Overhead Cost</text:p>
          </table:table-cell>
          <table:table-cell table:style-name="ce2" office:value-type="string">
            <text:p>B3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8">
            <text:p>48</text:p>
          </table:table-cell>
          <table:table-cell office:value-type="string">
            <text:p>Run FER GMF Detailed SLA Report Copy</text:p>
          </table:table-cell>
          <table:table-cell table:style-name="ce2" office:value-type="string">
            <text:p>B5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49">
            <text:p>49</text:p>
          </table:table-cell>
          <table:table-cell office:value-type="string">
            <text:p>Close Costing Periods </text:p>
          </table:table-cell>
          <table:table-cell table:style-name="ce2" office:value-type="string">
            <text:p>B7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6">
            <text:p>6</text:p>
          </table:table-cell>
          <table:table-cell office:value-type="string">
            <text:p>Maintain Recipe</text:p>
          </table:table-cell>
          <table:table-cell table:style-name="ce2"/>
          <table:table-cell table:style-name="Default"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50">
            <text:p>50</text:p>
          </table:table-cell>
          <table:table-cell office:value-type="string">
            <text:p>Approve Recipe for Production</text:p>
          </table:table-cell>
          <table:table-cell table:style-name="ce2" office:value-type="string">
            <text:p>B3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51">
            <text:p>51</text:p>
          </table:table-cell>
          <table:table-cell office:value-type="string">
            <text:p>Create Generic Resource</text:p>
          </table:table-cell>
          <table:table-cell table:style-name="ce2" office:value-type="string">
            <text:p>B4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52">
            <text:p>52</text:p>
          </table:table-cell>
          <table:table-cell office:value-type="string">
            <text:p>Create a Routing &amp; Define Step Dependency</text:p>
          </table:table-cell>
          <table:table-cell table:style-name="ce2" office:value-type="string">
            <text:p>B4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53">
            <text:p>53</text:p>
          </table:table-cell>
          <table:table-cell office:value-type="string">
            <text:p>Create a Formula</text:p>
          </table:table-cell>
          <table:table-cell table:style-name="ce2" office:value-type="string">
            <text:p>B4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54">
            <text:p>54</text:p>
          </table:table-cell>
          <table:table-cell office:value-type="string">
            <text:p>Create Recipe with validity rules</text:p>
          </table:table-cell>
          <table:table-cell table:style-name="ce2" office:value-type="string">
            <text:p>B4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55">
            <text:p>55</text:p>
          </table:table-cell>
          <table:table-cell office:value-type="string">
            <text:p>Create an Operation</text:p>
          </table:table-cell>
          <table:table-cell table:style-name="ce2" office:value-type="string">
            <text:p>B4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56">
            <text:p>56</text:p>
          </table:table-cell>
          <table:table-cell office:value-type="string">
            <text:p>Create Item Substitution List </text:p>
          </table:table-cell>
          <table:table-cell table:style-name="ce2" office:value-type="string">
            <text:p>B4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string">
            <text:p>Maintain Resource</text:p>
          </table:table-cell>
          <table:table-cell table:style-name="ce2"/>
          <table:table-cell table:style-name="Default"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57">
            <text:p>57</text:p>
          </table:table-cell>
          <table:table-cell office:value-type="string">
            <text:p>Create Resource Calendar</text:p>
          </table:table-cell>
          <table:table-cell table:style-name="ce2" office:value-type="string">
            <text:p>B5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58">
            <text:p>58</text:p>
          </table:table-cell>
          <table:table-cell office:value-type="string">
            <text:p>Maintain Availability on Resource Calendar </text:p>
          </table:table-cell>
          <table:table-cell table:style-name="ce2" office:value-type="string">
            <text:p>B5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8">
            <text:p>8</text:p>
          </table:table-cell>
          <table:table-cell office:value-type="string">
            <text:p>Create and Execute TPM Batches</text:p>
          </table:table-cell>
          <table:table-cell table:style-name="ce2"/>
          <table:table-cell table:style-name="Default"/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B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59">
            <text:p>59</text:p>
          </table:table-cell>
          <table:table-cell office:value-type="string">
            <text:p>Create and Execute a TPM Batch </text:p>
          </table:table-cell>
          <table:table-cell table:style-name="ce2" office:value-type="string">
            <text:p>B5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office:value-type="string">
            <text:p>Enterprise Asset Management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Instrument Definition and Calibration</text:p>
          </table:table-cell>
          <table:table-cell table:style-name="ce2"/>
          <table:table-cell table:style-name="Default"/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Create and Enter Quality in Calibration Plan </text:p>
          </table:table-cell>
          <table:table-cell table:style-name="ce2" office:value-type="string">
            <text:p>C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Corrective Maintenance</text:p>
          </table:table-cell>
          <table:table-cell table:style-name="ce2"/>
          <table:table-cell table:style-name="Default"/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Work Request creation and approval (full cycle)</text:p>
          </table:table-cell>
          <table:table-cell table:style-name="ce2" office:value-type="string">
            <text:p>C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Work Request Creation</text:p>
          </table:table-cell>
          <table:table-cell table:style-name="ce2" office:value-type="string">
            <text:p>C3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Work Request Reassign</text:p>
          </table:table-cell>
          <table:table-cell table:style-name="ce2" office:value-type="string">
            <text:p>C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Work Request Approval</text:p>
          </table:table-cell>
          <table:table-cell table:style-name="ce2" office:value-type="string">
            <text:p>C3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Work Request Request Information</text:p>
          </table:table-cell>
          <table:table-cell table:style-name="ce2" office:value-type="string">
            <text:p>C3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Work Request Rejection</text:p>
          </table:table-cell>
          <table:table-cell table:style-name="ce2" office:value-type="string">
            <text:p>C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Work Request creation and reassign (full cycle)</text:p>
          </table:table-cell>
          <table:table-cell table:style-name="ce2" office:value-type="string">
            <text:p>C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Work Request creation and reject (full cycle)</text:p>
          </table:table-cell>
          <table:table-cell table:style-name="ce2" office:value-type="string">
            <text:p>C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Creating and managing Work Order Self Service</text:p>
          </table:table-cell>
          <table:table-cell table:style-name="ce2" office:value-type="string">
            <text:p>C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Schedule preventive maintenance</text:p>
          </table:table-cell>
          <table:table-cell table:style-name="ce2" office:value-type="string">
            <text:p>C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Maintenance Workbench </text:p>
          </table:table-cell>
          <table:table-cell table:style-name="ce2" office:value-type="string">
            <text:p>C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string">
            <text:p>Work Order Execution</text:p>
          </table:table-cell>
          <table:table-cell table:style-name="ce2"/>
          <table:table-cell table:style-name="Default"/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Work Order Completion with Self Service </text:p>
          </table:table-cell>
          <table:table-cell table:style-name="ce2" office:value-type="string">
            <text:p>C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string">
            <text:p>Purchasing and Inventory Valuation</text:p>
          </table:table-cell>
          <table:table-cell table:style-name="ce2"/>
          <table:table-cell table:style-name="Default"/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4">
            <text:p>14</text:p>
          </table:table-cell>
          <table:table-cell office:value-type="string">
            <text:p>Run Min-Max Planning </text:p>
          </table:table-cell>
          <table:table-cell table:style-name="ce2" office:value-type="string">
            <text:p>C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office:value-type="string">
            <text:p>Purchase Order Management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Process Purchase Order Requisitions</text:p>
          </table:table-cell>
          <table:table-cell table:style-name="ce2"/>
          <table:table-cell table:style-name="Default"/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PO Create Purchase Requisition manually for non inventory good.</text:p>
          </table:table-cell>
          <table:table-cell table:style-name="ce2" office:value-type="string">
            <text:p>D4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PO Add Attachment to Purchase Requisition</text:p>
          </table:table-cell>
          <table:table-cell table:style-name="ce2" office:value-type="string">
            <text:p>D4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PO Update Currency from EUR to CHF</text:p>
          </table:table-cell>
          <table:table-cell table:style-name="ce2" office:value-type="string">
            <text:p>D4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PO Cancel a Purchase Requisition</text:p>
          </table:table-cell>
          <table:table-cell table:style-name="ce2" office:value-type="string">
            <text:p>D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PO Vacation Rule</text:p>
          </table:table-cell>
          <table:table-cell table:style-name="ce2" office:value-type="string">
            <text:p>D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PO Restart Email Notification </text:p>
          </table:table-cell>
          <table:table-cell table:style-name="ce2" office:value-type="string">
            <text:p>D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Process Purchase Orders</text:p>
          </table:table-cell>
          <table:table-cell table:style-name="ce2"/>
          <table:table-cell table:style-name="Default"/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PO manually autocreate Purchase Orders</text:p>
          </table:table-cell>
          <table:table-cell table:style-name="ce2" office:value-type="string">
            <text:p>D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PO Autocreate Purchase Order automatically non Inventory good.</text:p>
          </table:table-cell>
          <table:table-cell table:style-name="ce2" office:value-type="string">
            <text:p>D5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PO Create Standard Purchase Order Manually (after go live)</text:p>
          </table:table-cell>
          <table:table-cell table:style-name="ce2" office:value-type="string">
            <text:p>D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PO Update Standard Purchase Order with Tax information</text:p>
          </table:table-cell>
          <table:table-cell table:style-name="ce2" office:value-type="string">
            <text:p>D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PO Create Blanket Purchase Agreement manually</text:p>
          </table:table-cell>
          <table:table-cell table:style-name="ce2" office:value-type="string">
            <text:p>D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PO Create Blanket Release</text:p>
          </table:table-cell>
          <table:table-cell table:style-name="ce2" office:value-type="string">
            <text:p>D2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PO modify an approved PO within approval limit</text:p>
          </table:table-cell>
          <table:table-cell table:style-name="ce2" office:value-type="string">
            <text:p>D2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4">
            <text:p>14</text:p>
          </table:table-cell>
          <table:table-cell office:value-type="string">
            <text:p>PO Print PO</text:p>
          </table:table-cell>
          <table:table-cell table:style-name="ce2" office:value-type="string">
            <text:p>D5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5">
            <text:p>15</text:p>
          </table:table-cell>
          <table:table-cell office:value-type="string">
            <text:p>PO Cancel PO </text:p>
          </table:table-cell>
          <table:table-cell table:style-name="ce2" office:value-type="string">
            <text:p>D5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string">
            <text:p>Process Purchase Order Receipts</text:p>
          </table:table-cell>
          <table:table-cell table:style-name="ce2"/>
          <table:table-cell table:style-name="Default"/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6">
            <text:p>16</text:p>
          </table:table-cell>
          <table:table-cell office:value-type="string">
            <text:p>PO Perform Standard Receipt for Inventory Items</text:p>
          </table:table-cell>
          <table:table-cell table:style-name="ce2" office:value-type="string">
            <text:p>D2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7">
            <text:p>17</text:p>
          </table:table-cell>
          <table:table-cell office:value-type="string">
            <text:p>Receipt Pallet Form</text:p>
          </table:table-cell>
          <table:table-cell table:style-name="ce2" office:value-type="string">
            <text:p>D5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8">
            <text:p>18</text:p>
          </table:table-cell>
          <table:table-cell office:value-type="string">
            <text:p>PO Perform Standard Receipt for Non Inventory Item</text:p>
          </table:table-cell>
          <table:table-cell table:style-name="ce2" office:value-type="string">
            <text:p>D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9">
            <text:p>19</text:p>
          </table:table-cell>
          <table:table-cell office:value-type="string">
            <text:p>PO Perform a return on Inventory Goods</text:p>
          </table:table-cell>
          <table:table-cell table:style-name="ce2" office:value-type="string">
            <text:p>D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0">
            <text:p>20</text:p>
          </table:table-cell>
          <table:table-cell office:value-type="string">
            <text:p>PO Perform a correction after PO Receipt </text:p>
          </table:table-cell>
          <table:table-cell table:style-name="ce2" office:value-type="string">
            <text:p>D3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string">
            <text:p>Process Purchase Order Period Close and Reporting</text:p>
          </table:table-cell>
          <table:table-cell table:style-name="ce2"/>
          <table:table-cell table:style-name="Default"/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1">
            <text:p>21</text:p>
          </table:table-cell>
          <table:table-cell office:value-type="string">
            <text:p>PO Create Accounting - Receiving</text:p>
          </table:table-cell>
          <table:table-cell table:style-name="ce2" office:value-type="string">
            <text:p>D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2">
            <text:p>22</text:p>
          </table:table-cell>
          <table:table-cell office:value-type="string">
            <text:p>PO Subledger Period Close Exceptions Report</text:p>
          </table:table-cell>
          <table:table-cell table:style-name="ce2" office:value-type="string">
            <text:p>D3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3">
            <text:p>23</text:p>
          </table:table-cell>
          <table:table-cell office:value-type="string">
            <text:p>PO Journal Entries Report - Cost Mgmt</text:p>
          </table:table-cell>
          <table:table-cell table:style-name="ce2" office:value-type="string">
            <text:p>D3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4">
            <text:p>24</text:p>
          </table:table-cell>
          <table:table-cell office:value-type="string">
            <text:p>PO Journal Entries Report</text:p>
          </table:table-cell>
          <table:table-cell table:style-name="ce2" office:value-type="string">
            <text:p>D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5">
            <text:p>25</text:p>
          </table:table-cell>
          <table:table-cell office:value-type="string">
            <text:p>PO AP and PO Accrual Reconciliation Report</text:p>
          </table:table-cell>
          <table:table-cell table:style-name="ce2" office:value-type="string">
            <text:p>D4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6">
            <text:p>26</text:p>
          </table:table-cell>
          <table:table-cell office:value-type="string">
            <text:p>PO Open Close PO Period</text:p>
          </table:table-cell>
          <table:table-cell table:style-name="ce2" office:value-type="string">
            <text:p>D4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7">
            <text:p>27</text:p>
          </table:table-cell>
          <table:table-cell office:value-type="string">
            <text:p>PO uninvoiced receipts report </text:p>
          </table:table-cell>
          <table:table-cell table:style-name="ce2" office:value-type="string">
            <text:p>D3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5">
            <text:p>5</text:p>
          </table:table-cell>
          <table:table-cell office:value-type="string">
            <text:p>iProcurement</text:p>
          </table:table-cell>
          <table:table-cell table:style-name="ce2"/>
          <table:table-cell table:style-name="Default"/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28">
            <text:p>28</text:p>
          </table:table-cell>
          <table:table-cell office:value-type="string">
            <text:p>iProcurement Create a PR</text:p>
          </table:table-cell>
          <table:table-cell table:style-name="ce2" office:value-type="string">
            <text:p>D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29">
            <text:p>29</text:p>
          </table:table-cell>
          <table:table-cell office:value-type="string">
            <text:p>iProcurement Approve a PR</text:p>
          </table:table-cell>
          <table:table-cell table:style-name="ce2" office:value-type="string">
            <text:p>D0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0">
            <text:p>30</text:p>
          </table:table-cell>
          <table:table-cell office:value-type="string">
            <text:p>iProcurement Autocreate a PO</text:p>
          </table:table-cell>
          <table:table-cell table:style-name="ce2" office:value-type="string">
            <text:p>D0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1">
            <text:p>31</text:p>
          </table:table-cell>
          <table:table-cell office:value-type="string">
            <text:p>iProcurement Perform a PO Receipt </text:p>
          </table:table-cell>
          <table:table-cell table:style-name="ce2" office:value-type="string">
            <text:p>D0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6">
            <text:p>6</text:p>
          </table:table-cell>
          <table:table-cell office:value-type="string">
            <text:p>Maintain Master Data</text:p>
          </table:table-cell>
          <table:table-cell table:style-name="ce2"/>
          <table:table-cell table:style-name="Default"/>
          <table:table-cell table:style-name="ce2" office:value-type="string">
            <text:p>PO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32">
            <text:p>32</text:p>
          </table:table-cell>
          <table:table-cell office:value-type="string">
            <text:p>Employee Creation</text:p>
          </table:table-cell>
          <table:table-cell table:style-name="ce2" office:value-type="string">
            <text:p>D0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33">
            <text:p>33</text:p>
          </table:table-cell>
          <table:table-cell office:value-type="string">
            <text:p>Approved Supplier List </text:p>
          </table:table-cell>
          <table:table-cell table:style-name="ce2" office:value-type="string">
            <text:p>D5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office:value-type="string">
            <text:p>Inventory Management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Internal Requisition &amp; Internal Sales Order</text:p>
          </table:table-cell>
          <table:table-cell table:style-name="ce2"/>
          <table:table-cell table:style-name="Default"/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Transfer Goods from St Prex to TPM</text:p>
          </table:table-cell>
          <table:table-cell table:style-name="ce2" office:value-type="string">
            <text:p>E3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Transfer good from TPM to St Prex =&gt; correct Sc 649</text:p>
          </table:table-cell>
          <table:table-cell table:style-name="ce2" office:value-type="string">
            <text:p>E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Trailer Ban from St Prex to the HUB and print transfer documents</text:p>
          </table:table-cell>
          <table:table-cell table:style-name="ce2" office:value-type="string">
            <text:p>E4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Return Good from the Hub to St Prex</text:p>
          </table:table-cell>
          <table:table-cell table:style-name="ce2" office:value-type="string">
            <text:p>E4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Print Transfer document</text:p>
          </table:table-cell>
          <table:table-cell table:style-name="ce2" office:value-type="string">
            <text:p>E4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Receipt PO (Multilines) and Print labels from Pallet Form</text:p>
          </table:table-cell>
          <table:table-cell table:style-name="ce2" office:value-type="string">
            <text:p>E4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Perform Receipt correction of Inventory goods</text:p>
          </table:table-cell>
          <table:table-cell table:style-name="ce2" office:value-type="string">
            <text:p>E4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Perform Return of Purchase Order </text:p>
          </table:table-cell>
          <table:table-cell table:style-name="ce2" office:value-type="string">
            <text:p>E4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Maintain Master Data</text:p>
          </table:table-cell>
          <table:table-cell table:style-name="ce2"/>
          <table:table-cell table:style-name="Default"/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Create Item Master at Master level</text:p>
          </table:table-cell>
          <table:table-cell table:style-name="ce2" office:value-type="string">
            <text:p>E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Maintain Item Master at Organization level</text:p>
          </table:table-cell>
          <table:table-cell table:style-name="ce2" office:value-type="string">
            <text:p>E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Change the Item Status for an Inventory Item</text:p>
          </table:table-cell>
          <table:table-cell table:style-name="ce2" office:value-type="string">
            <text:p>E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Item templates Creation and Maintenance</text:p>
          </table:table-cell>
          <table:table-cell table:style-name="ce2" office:value-type="string">
            <text:p>E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Create Value Set Values</text:p>
          </table:table-cell>
          <table:table-cell table:style-name="ce2" office:value-type="string">
            <text:p>E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4">
            <text:p>14</text:p>
          </table:table-cell>
          <table:table-cell office:value-type="string">
            <text:p>Create UOM conversion</text:p>
          </table:table-cell>
          <table:table-cell table:style-name="ce2" office:value-type="string">
            <text:p>E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5">
            <text:p>15</text:p>
          </table:table-cell>
          <table:table-cell office:value-type="string">
            <text:p>Create Manufacturer Part Number Reference</text:p>
          </table:table-cell>
          <table:table-cell table:style-name="ce2" office:value-type="string">
            <text:p>E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6">
            <text:p>16</text:p>
          </table:table-cell>
          <table:table-cell office:value-type="string">
            <text:p>Un assignment of Items from Org.</text:p>
          </table:table-cell>
          <table:table-cell table:style-name="ce2" office:value-type="string">
            <text:p>E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7">
            <text:p>17</text:p>
          </table:table-cell>
          <table:table-cell office:value-type="string">
            <text:p>Create Item Category Codes</text:p>
          </table:table-cell>
          <table:table-cell table:style-name="ce2" office:value-type="string">
            <text:p>E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8">
            <text:p>18</text:p>
          </table:table-cell>
          <table:table-cell office:value-type="string">
            <text:p>Create Customer Item Cross Reference </text:p>
          </table:table-cell>
          <table:table-cell table:style-name="ce2" office:value-type="string">
            <text:p>E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string">
            <text:p>Maintain Inventory Set Up</text:p>
          </table:table-cell>
          <table:table-cell table:style-name="ce2"/>
          <table:table-cell table:style-name="Default"/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9">
            <text:p>19</text:p>
          </table:table-cell>
          <table:table-cell office:value-type="string">
            <text:p>Create a Stock Locator</text:p>
          </table:table-cell>
          <table:table-cell table:style-name="ce2" office:value-type="string">
            <text:p>E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20">
            <text:p>20</text:p>
          </table:table-cell>
          <table:table-cell office:value-type="string">
            <text:p>Define Units of Measure and Conversions </text:p>
          </table:table-cell>
          <table:table-cell table:style-name="ce2" office:value-type="string">
            <text:p>E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string">
            <text:p>Inventory Transactions</text:p>
          </table:table-cell>
          <table:table-cell table:style-name="ce2"/>
          <table:table-cell table:style-name="Default"/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1">
            <text:p>21</text:p>
          </table:table-cell>
          <table:table-cell office:value-type="string">
            <text:p>Create a Move Order</text:p>
          </table:table-cell>
          <table:table-cell table:style-name="ce2" office:value-type="string">
            <text:p>E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2">
            <text:p>22</text:p>
          </table:table-cell>
          <table:table-cell office:value-type="string">
            <text:p>Process a Move Order</text:p>
          </table:table-cell>
          <table:table-cell table:style-name="ce2" office:value-type="string">
            <text:p>E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3">
            <text:p>23</text:p>
          </table:table-cell>
          <table:table-cell office:value-type="string">
            <text:p>Process a Subinventory Transfer</text:p>
          </table:table-cell>
          <table:table-cell table:style-name="ce2" office:value-type="string">
            <text:p>E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4">
            <text:p>24</text:p>
          </table:table-cell>
          <table:table-cell office:value-type="string">
            <text:p>Process Ingredient Returns (Non-FICSA)</text:p>
          </table:table-cell>
          <table:table-cell table:style-name="ce2" office:value-type="string">
            <text:p>E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5">
            <text:p>25</text:p>
          </table:table-cell>
          <table:table-cell office:value-type="string">
            <text:p>Perform Availability Check on an Item</text:p>
          </table:table-cell>
          <table:table-cell table:style-name="ce2" office:value-type="string">
            <text:p>E3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6">
            <text:p>26</text:p>
          </table:table-cell>
          <table:table-cell office:value-type="string">
            <text:p>Process a Miscellaneous Adjustment </text:p>
          </table:table-cell>
          <table:table-cell table:style-name="ce2" office:value-type="string">
            <text:p>E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5">
            <text:p>5</text:p>
          </table:table-cell>
          <table:table-cell office:value-type="string">
            <text:p>Physical Inventory Count</text:p>
          </table:table-cell>
          <table:table-cell table:style-name="ce2"/>
          <table:table-cell table:style-name="Default"/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27">
            <text:p>27</text:p>
          </table:table-cell>
          <table:table-cell office:value-type="string">
            <text:p>Define a Physical Inventory</text:p>
          </table:table-cell>
          <table:table-cell table:style-name="ce2" office:value-type="string">
            <text:p>E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28">
            <text:p>28</text:p>
          </table:table-cell>
          <table:table-cell office:value-type="string">
            <text:p>Tag Generation</text:p>
          </table:table-cell>
          <table:table-cell table:style-name="ce2" office:value-type="string">
            <text:p>E1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29">
            <text:p>29</text:p>
          </table:table-cell>
          <table:table-cell office:value-type="string">
            <text:p>Tag Counts</text:p>
          </table:table-cell>
          <table:table-cell table:style-name="ce2" office:value-type="string">
            <text:p>E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0">
            <text:p>30</text:p>
          </table:table-cell>
          <table:table-cell office:value-type="string">
            <text:p>Approve Adjustments</text:p>
          </table:table-cell>
          <table:table-cell table:style-name="ce2" office:value-type="string">
            <text:p>E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1">
            <text:p>31</text:p>
          </table:table-cell>
          <table:table-cell office:value-type="string">
            <text:p>Launch Adjustments </text:p>
          </table:table-cell>
          <table:table-cell table:style-name="ce2" office:value-type="string">
            <text:p>E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6">
            <text:p>6</text:p>
          </table:table-cell>
          <table:table-cell office:value-type="string">
            <text:p>Cycle Count</text:p>
          </table:table-cell>
          <table:table-cell table:style-name="ce2"/>
          <table:table-cell table:style-name="Default"/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32">
            <text:p>32</text:p>
          </table:table-cell>
          <table:table-cell office:value-type="string">
            <text:p>Define Cycle Counts</text:p>
          </table:table-cell>
          <table:table-cell table:style-name="ce2" office:value-type="string">
            <text:p>E2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33">
            <text:p>33</text:p>
          </table:table-cell>
          <table:table-cell office:value-type="string">
            <text:p>Cycle Count Entries</text:p>
          </table:table-cell>
          <table:table-cell table:style-name="ce2" office:value-type="string">
            <text:p>E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34">
            <text:p>34</text:p>
          </table:table-cell>
          <table:table-cell office:value-type="string">
            <text:p>Approve Counts </text:p>
          </table:table-cell>
          <table:table-cell table:style-name="ce2" office:value-type="string">
            <text:p>E2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string">
            <text:p>Perform Period Open Close</text:p>
          </table:table-cell>
          <table:table-cell table:style-name="ce2"/>
          <table:table-cell table:style-name="Default"/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35">
            <text:p>35</text:p>
          </table:table-cell>
          <table:table-cell office:value-type="string">
            <text:p>Open Inventory Period</text:p>
          </table:table-cell>
          <table:table-cell table:style-name="ce2" office:value-type="string">
            <text:p>E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36">
            <text:p>36</text:p>
          </table:table-cell>
          <table:table-cell office:value-type="string">
            <text:p>Close Inventory Period </text:p>
          </table:table-cell>
          <table:table-cell table:style-name="ce2" office:value-type="string">
            <text:p>E2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8">
            <text:p>8</text:p>
          </table:table-cell>
          <table:table-cell office:value-type="string">
            <text:p>Quality Transactions</text:p>
          </table:table-cell>
          <table:table-cell table:style-name="ce2"/>
          <table:table-cell table:style-name="Default"/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37">
            <text:p>37</text:p>
          </table:table-cell>
          <table:table-cell office:value-type="string">
            <text:p>Lot Inter-Class UOM Conversion</text:p>
          </table:table-cell>
          <table:table-cell table:style-name="ce2" office:value-type="string">
            <text:p>E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38">
            <text:p>38</text:p>
          </table:table-cell>
          <table:table-cell office:value-type="string">
            <text:p>Perform a Miscellaneous Issue</text:p>
          </table:table-cell>
          <table:table-cell table:style-name="ce2" office:value-type="string">
            <text:p>E3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39">
            <text:p>39</text:p>
          </table:table-cell>
          <table:table-cell office:value-type="string">
            <text:p>Manual Material Status Change</text:p>
          </table:table-cell>
          <table:table-cell table:style-name="ce2" office:value-type="string">
            <text:p>E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40">
            <text:p>40</text:p>
          </table:table-cell>
          <table:table-cell office:value-type="string">
            <text:p>Manually Update Lot Attributes</text:p>
          </table:table-cell>
          <table:table-cell table:style-name="ce2" office:value-type="string">
            <text:p>E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41">
            <text:p>41</text:p>
          </table:table-cell>
          <table:table-cell office:value-type="string">
            <text:p>Mass Status Change of Expired Lots</text:p>
          </table:table-cell>
          <table:table-cell table:style-name="ce2" office:value-type="string">
            <text:p>E5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42">
            <text:p>42</text:p>
          </table:table-cell>
          <table:table-cell office:value-type="string">
            <text:p>Approve Recipe for Production</text:p>
          </table:table-cell>
          <table:table-cell table:style-name="ce2" office:value-type="string">
            <text:p>B3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43">
            <text:p>43</text:p>
          </table:table-cell>
          <table:table-cell office:value-type="string">
            <text:p>Run Lot Genealogy Report</text:p>
          </table:table-cell>
          <table:table-cell table:style-name="ce2" office:value-type="string">
            <text:p>E5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E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44">
            <text:p>44</text:p>
          </table:table-cell>
          <table:table-cell office:value-type="string">
            <text:p>Process a Miscellaneous Adjustment </text:p>
          </table:table-cell>
          <table:table-cell table:style-name="ce2" office:value-type="string">
            <text:p>E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office:value-type="string">
            <text:p>Order Management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Enter Orders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Create an Urgent Sales Order</text:p>
          </table:table-cell>
          <table:table-cell table:style-name="ce2" office:value-type="string">
            <text:p>F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Create Intercompany Sales Order</text:p>
          </table:table-cell>
          <table:table-cell table:style-name="ce2" office:value-type="string">
            <text:p>F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Create a Sample Sales Order</text:p>
          </table:table-cell>
          <table:table-cell table:style-name="ce2" office:value-type="string">
            <text:p>F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Create a 3rd Party Sales Order </text:p>
          </table:table-cell>
          <table:table-cell table:style-name="ce2" office:value-type="string">
            <text:p>F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Maintain Pricing and Discounts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Create and Maintain Price Lists</text:p>
          </table:table-cell>
          <table:table-cell table:style-name="ce2" office:value-type="string">
            <text:p>F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Create a Modifier</text:p>
          </table:table-cell>
          <table:table-cell table:style-name="ce2" office:value-type="string">
            <text:p>F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Perform Sales Order Pricing </text:p>
          </table:table-cell>
          <table:table-cell table:style-name="ce2" office:value-type="string">
            <text:p>F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string">
            <text:p>Perform Credit Check and Release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Perform Credit Check at Order Booking</text:p>
          </table:table-cell>
          <table:table-cell table:style-name="ce2" office:value-type="string">
            <text:p>F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Perform Credit Check at Picking</text:p>
          </table:table-cell>
          <table:table-cell table:style-name="ce2" office:value-type="string">
            <text:p>F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Manage Credit Hold and Release</text:p>
          </table:table-cell>
          <table:table-cell table:style-name="ce2" office:value-type="string">
            <text:p>F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Perform a Manual Order Hold</text:p>
          </table:table-cell>
          <table:table-cell table:style-name="ce2" office:value-type="string">
            <text:p>F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Release a Manual Order Hold </text:p>
          </table:table-cell>
          <table:table-cell table:style-name="ce2" office:value-type="string">
            <text:p>F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string">
            <text:p>Process Order Changes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Perform Sales Order Change for an Entered Order</text:p>
          </table:table-cell>
          <table:table-cell table:style-name="ce2" office:value-type="string">
            <text:p>F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4">
            <text:p>14</text:p>
          </table:table-cell>
          <table:table-cell office:value-type="string">
            <text:p>Perform a Sales Order Change for a Booked Order </text:p>
          </table:table-cell>
          <table:table-cell table:style-name="ce2" office:value-type="string">
            <text:p>F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5">
            <text:p>5</text:p>
          </table:table-cell>
          <table:table-cell office:value-type="string">
            <text:p>Perfom Availability Check and Reservation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15">
            <text:p>15</text:p>
          </table:table-cell>
          <table:table-cell office:value-type="string">
            <text:p>Check Availability at time of Booking an Order for an ATP item</text:p>
          </table:table-cell>
          <table:table-cell table:style-name="ce2" office:value-type="string">
            <text:p>F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16">
            <text:p>16</text:p>
          </table:table-cell>
          <table:table-cell office:value-type="string">
            <text:p>Perform Allocation of goods and Reservations for a Sales Order</text:p>
          </table:table-cell>
          <table:table-cell table:style-name="ce2" office:value-type="string">
            <text:p>F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17">
            <text:p>17</text:p>
          </table:table-cell>
          <table:table-cell office:value-type="string">
            <text:p>Perform Availability Check on an Item </text:p>
          </table:table-cell>
          <table:table-cell table:style-name="ce2" office:value-type="string">
            <text:p>E3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6">
            <text:p>6</text:p>
          </table:table-cell>
          <table:table-cell office:value-type="string">
            <text:p>Pick Release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8">
            <text:p>18</text:p>
          </table:table-cell>
          <table:table-cell office:value-type="string">
            <text:p>Release Sales Orders for Picking for FICSA</text:p>
          </table:table-cell>
          <table:table-cell table:style-name="ce2" office:value-type="string">
            <text:p>F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19">
            <text:p>19</text:p>
          </table:table-cell>
          <table:table-cell office:value-type="string">
            <text:p>Release Sales Orders for Picking for Non-FICSA</text:p>
          </table:table-cell>
          <table:table-cell table:style-name="ce2" office:value-type="string">
            <text:p>F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20">
            <text:p>20</text:p>
          </table:table-cell>
          <table:table-cell office:value-type="string">
            <text:p>Pick Confirm a Sales Order </text:p>
          </table:table-cell>
          <table:table-cell table:style-name="ce2" office:value-type="string">
            <text:p>F1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string">
            <text:p>Ship Confirm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21">
            <text:p>21</text:p>
          </table:table-cell>
          <table:table-cell office:value-type="string">
            <text:p>Ship Confirm a Sales Order </text:p>
          </table:table-cell>
          <table:table-cell table:style-name="ce2" office:value-type="string">
            <text:p>F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8">
            <text:p>8</text:p>
          </table:table-cell>
          <table:table-cell office:value-type="string">
            <text:p>Create and Process Return Material Authorisation (RMA's)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22">
            <text:p>22</text:p>
          </table:table-cell>
          <table:table-cell office:value-type="string">
            <text:p>Create an RMA Order with Receipt and Credit Note</text:p>
          </table:table-cell>
          <table:table-cell table:style-name="ce2" office:value-type="string">
            <text:p>F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23">
            <text:p>23</text:p>
          </table:table-cell>
          <table:table-cell office:value-type="string">
            <text:p>Create an RMA Order with Credit Note and No Receipt</text:p>
          </table:table-cell>
          <table:table-cell table:style-name="ce2" office:value-type="string">
            <text:p>F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24">
            <text:p>24</text:p>
          </table:table-cell>
          <table:table-cell office:value-type="string">
            <text:p>Create an RMA Order with Receipt and No Credit Note</text:p>
          </table:table-cell>
          <table:table-cell table:style-name="ce2" office:value-type="string">
            <text:p>F2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25">
            <text:p>25</text:p>
          </table:table-cell>
          <table:table-cell office:value-type="string">
            <text:p>Perform the Receipt of an RMA Order </text:p>
          </table:table-cell>
          <table:table-cell table:style-name="ce2" office:value-type="string">
            <text:p>F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9">
            <text:p>9</text:p>
          </table:table-cell>
          <table:table-cell office:value-type="string">
            <text:p>Create and Process Drop Shipments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26">
            <text:p>26</text:p>
          </table:table-cell>
          <table:table-cell office:value-type="string">
            <text:p>Create a Drop Shipment</text:p>
          </table:table-cell>
          <table:table-cell table:style-name="ce2" office:value-type="string">
            <text:p>F2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27">
            <text:p>27</text:p>
          </table:table-cell>
          <table:table-cell office:value-type="string">
            <text:p>Process a Drop Shipment Purchase Order</text:p>
          </table:table-cell>
          <table:table-cell table:style-name="ce2" office:value-type="string">
            <text:p>F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28">
            <text:p>28</text:p>
          </table:table-cell>
          <table:table-cell office:value-type="string">
            <text:p>Close a Drop Ship Order Upon Customer Receipt of a Drop Shipment</text:p>
          </table:table-cell>
          <table:table-cell table:style-name="ce2" office:value-type="string">
            <text:p>F2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29">
            <text:p>29</text:p>
          </table:table-cell>
          <table:table-cell office:value-type="string">
            <text:p>Receive Drop Ship PO </text:p>
          </table:table-cell>
          <table:table-cell table:style-name="ce2" office:value-type="string">
            <text:p>F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10">
            <text:p>10</text:p>
          </table:table-cell>
          <table:table-cell office:value-type="string">
            <text:p>Process Internal Sales Orders</text:p>
          </table:table-cell>
          <table:table-cell table:style-name="ce2"/>
          <table:table-cell table:style-name="Default"/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30">
            <text:p>30</text:p>
          </table:table-cell>
          <table:table-cell office:value-type="string">
            <text:p>Create a Requisition for an Internal Sales Order</text:p>
          </table:table-cell>
          <table:table-cell table:style-name="ce2" office:value-type="string">
            <text:p>F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31">
            <text:p>31</text:p>
          </table:table-cell>
          <table:table-cell office:value-type="string">
            <text:p>Process an Internal Sales Order</text:p>
          </table:table-cell>
          <table:table-cell table:style-name="ce2" office:value-type="string">
            <text:p>F3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2"/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32">
            <text:p>32</text:p>
          </table:table-cell>
          <table:table-cell office:value-type="string">
            <text:p>Receipt of an Internal Requisition </text:p>
          </table:table-cell>
          <table:table-cell table:style-name="ce2" office:value-type="string">
            <text:p>F3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office:value-type="string">
            <text:p>Accounts Receivable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Maintain Accounts Receivable Masters</text:p>
          </table:table-cell>
          <table:table-cell table:style-name="ce2"/>
          <table:table-cell table:style-name="Default"/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Create Customer </text:p>
          </table:table-cell>
          <table:table-cell table:style-name="ce2" office:value-type="string">
            <text:p>G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Process Accounts Receivable Transactions</text:p>
          </table:table-cell>
          <table:table-cell table:style-name="ce2"/>
          <table:table-cell table:style-name="Default"/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AR Launch autoinvoice program</text:p>
          </table:table-cell>
          <table:table-cell table:style-name="ce2" office:value-type="string">
            <text:p>G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AR Process Manual Invoice for functional or foreign currency</text:p>
          </table:table-cell>
          <table:table-cell table:style-name="ce2" office:value-type="string">
            <text:p>G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AR Enter manual invoices with memolines</text:p>
          </table:table-cell>
          <table:table-cell table:style-name="ce2" office:value-type="string">
            <text:p>G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AR Process Manual Credit Memo</text:p>
          </table:table-cell>
          <table:table-cell table:style-name="ce2" office:value-type="string">
            <text:p>G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AR Perform Credit Note Refund</text:p>
          </table:table-cell>
          <table:table-cell table:style-name="ce2" office:value-type="string">
            <text:p>G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AR Print single invoice using invoice print program</text:p>
          </table:table-cell>
          <table:table-cell table:style-name="ce2" office:value-type="string">
            <text:p>G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AR Print Invoices</text:p>
          </table:table-cell>
          <table:table-cell table:style-name="ce2" office:value-type="string">
            <text:p>G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AR Process Manual Invoices for Services or Recharge </text:p>
          </table:table-cell>
          <table:table-cell table:style-name="ce2" office:value-type="string">
            <text:p>G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string">
            <text:p>Process Accounts Receivable Receipts</text:p>
          </table:table-cell>
          <table:table-cell table:style-name="ce2"/>
          <table:table-cell table:style-name="Default"/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AR Enter Receipts in functional currency (unapplied)</text:p>
          </table:table-cell>
          <table:table-cell table:style-name="ce2" office:value-type="string">
            <text:p>G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AR Enter Receipts in foreign currency</text:p>
          </table:table-cell>
          <table:table-cell table:style-name="ce2" office:value-type="string">
            <text:p>G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AR Apply Receipt on Invoices</text:p>
          </table:table-cell>
          <table:table-cell table:style-name="ce2" office:value-type="string">
            <text:p>G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AR Apply Receipt on Account</text:p>
          </table:table-cell>
          <table:table-cell table:style-name="ce2" office:value-type="string">
            <text:p>G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4">
            <text:p>14</text:p>
          </table:table-cell>
          <table:table-cell office:value-type="string">
            <text:p>AR Apply Receipt from on Account to invoice</text:p>
          </table:table-cell>
          <table:table-cell table:style-name="ce2" office:value-type="string">
            <text:p>G4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5">
            <text:p>15</text:p>
          </table:table-cell>
          <table:table-cell office:value-type="string">
            <text:p>AR Reverse Receipts </text:p>
          </table:table-cell>
          <table:table-cell table:style-name="ce2" office:value-type="string">
            <text:p>G1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string">
            <text:p>Perform Accounts Receivable Month End Close and Reporting</text:p>
          </table:table-cell>
          <table:table-cell table:style-name="ce2"/>
          <table:table-cell table:style-name="Default"/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6">
            <text:p>16</text:p>
          </table:table-cell>
          <table:table-cell office:value-type="string">
            <text:p>AR Open Period</text:p>
          </table:table-cell>
          <table:table-cell table:style-name="ce2" office:value-type="string">
            <text:p>G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7">
            <text:p>17</text:p>
          </table:table-cell>
          <table:table-cell office:value-type="string">
            <text:p>AR Close Period</text:p>
          </table:table-cell>
          <table:table-cell table:style-name="ce2" office:value-type="string">
            <text:p>G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8">
            <text:p>18</text:p>
          </table:table-cell>
          <table:table-cell office:value-type="string">
            <text:p>AR Unposted Items Report</text:p>
          </table:table-cell>
          <table:table-cell table:style-name="ce2" office:value-type="string">
            <text:p>G2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9">
            <text:p>19</text:p>
          </table:table-cell>
          <table:table-cell office:value-type="string">
            <text:p>AR Incomplete Invoices Report</text:p>
          </table:table-cell>
          <table:table-cell table:style-name="ce2" office:value-type="string">
            <text:p>G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0">
            <text:p>20</text:p>
          </table:table-cell>
          <table:table-cell office:value-type="string">
            <text:p>AR Invoice Exceptions Report</text:p>
          </table:table-cell>
          <table:table-cell table:style-name="ce2" office:value-type="string">
            <text:p>G2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1">
            <text:p>21</text:p>
          </table:table-cell>
          <table:table-cell office:value-type="string">
            <text:p>AR Adjustment Approval Report</text:p>
          </table:table-cell>
          <table:table-cell table:style-name="ce2" office:value-type="string">
            <text:p>G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2">
            <text:p>22</text:p>
          </table:table-cell>
          <table:table-cell office:value-type="string">
            <text:p>AR SLA Create Accounting</text:p>
          </table:table-cell>
          <table:table-cell table:style-name="ce2" office:value-type="string">
            <text:p>G2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3">
            <text:p>23</text:p>
          </table:table-cell>
          <table:table-cell office:value-type="string">
            <text:p>AR SLA Create Accounting export to XL</text:p>
          </table:table-cell>
          <table:table-cell table:style-name="ce2" office:value-type="string">
            <text:p>G4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4">
            <text:p>24</text:p>
          </table:table-cell>
          <table:table-cell office:value-type="string">
            <text:p>AR SLA Accounting Events</text:p>
          </table:table-cell>
          <table:table-cell table:style-name="ce2" office:value-type="string">
            <text:p>G2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5">
            <text:p>25</text:p>
          </table:table-cell>
          <table:table-cell office:value-type="string">
            <text:p>AR SLA Journal Entry Lines</text:p>
          </table:table-cell>
          <table:table-cell table:style-name="ce2" office:value-type="string">
            <text:p>G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6">
            <text:p>26</text:p>
          </table:table-cell>
          <table:table-cell office:value-type="string">
            <text:p>AR SLA AR to GL Reconciliation Report</text:p>
          </table:table-cell>
          <table:table-cell table:style-name="ce2" office:value-type="string">
            <text:p>G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7">
            <text:p>27</text:p>
          </table:table-cell>
          <table:table-cell office:value-type="string">
            <text:p>AR Run Account Status Report</text:p>
          </table:table-cell>
          <table:table-cell table:style-name="ce2" office:value-type="string">
            <text:p>G3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8">
            <text:p>28</text:p>
          </table:table-cell>
          <table:table-cell office:value-type="string">
            <text:p>AR Run Transaction Register</text:p>
          </table:table-cell>
          <table:table-cell table:style-name="ce2" office:value-type="string">
            <text:p>G3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9">
            <text:p>29</text:p>
          </table:table-cell>
          <table:table-cell office:value-type="string">
            <text:p>AR Run Adjustment Report</text:p>
          </table:table-cell>
          <table:table-cell table:style-name="ce2" office:value-type="string">
            <text:p>G3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30">
            <text:p>30</text:p>
          </table:table-cell>
          <table:table-cell office:value-type="string">
            <text:p>AR Run Applied Receipt Register</text:p>
          </table:table-cell>
          <table:table-cell table:style-name="ce2" office:value-type="string">
            <text:p>G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31">
            <text:p>31</text:p>
          </table:table-cell>
          <table:table-cell office:value-type="string">
            <text:p>AR Run Sales Journal report by customer and GL Account</text:p>
          </table:table-cell>
          <table:table-cell table:style-name="ce2" office:value-type="string">
            <text:p>G3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32">
            <text:p>32</text:p>
          </table:table-cell>
          <table:table-cell office:value-type="string">
            <text:p>AR Run Receipt Register</text:p>
          </table:table-cell>
          <table:table-cell table:style-name="ce2" office:value-type="string">
            <text:p>G3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33">
            <text:p>33</text:p>
          </table:table-cell>
          <table:table-cell office:value-type="string">
            <text:p>AR Run Miscellaneous Receipt Register</text:p>
          </table:table-cell>
          <table:table-cell table:style-name="ce2" office:value-type="string">
            <text:p>G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34">
            <text:p>34</text:p>
          </table:table-cell>
          <table:table-cell office:value-type="string">
            <text:p>AR SLA Journal Entries Report </text:p>
          </table:table-cell>
          <table:table-cell table:style-name="ce2" office:value-type="string">
            <text:p>G2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5">
            <text:p>5</text:p>
          </table:table-cell>
          <table:table-cell office:value-type="string">
            <text:p>iReceivables</text:p>
          </table:table-cell>
          <table:table-cell table:style-name="ce2"/>
          <table:table-cell table:style-name="Default"/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5">
            <text:p>35</text:p>
          </table:table-cell>
          <table:table-cell office:value-type="string">
            <text:p>iRec Create a Credit Memo Request</text:p>
          </table:table-cell>
          <table:table-cell table:style-name="ce2" office:value-type="string">
            <text:p>G4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6">
            <text:p>36</text:p>
          </table:table-cell>
          <table:table-cell office:value-type="string">
            <text:p>iRec Customer Service Account Inquiry</text:p>
          </table:table-cell>
          <table:table-cell table:style-name="ce2" office:value-type="string">
            <text:p>G4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7">
            <text:p>37</text:p>
          </table:table-cell>
          <table:table-cell office:value-type="string">
            <text:p>iRec Download Statement</text:p>
          </table:table-cell>
          <table:table-cell table:style-name="ce2" office:value-type="string">
            <text:p>G4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8">
            <text:p>38</text:p>
          </table:table-cell>
          <table:table-cell office:value-type="string">
            <text:p>iRec Print or Download Transactions</text:p>
          </table:table-cell>
          <table:table-cell table:style-name="ce2" office:value-type="string">
            <text:p>G4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9">
            <text:p>39</text:p>
          </table:table-cell>
          <table:table-cell office:value-type="string">
            <text:p>iRec Approve a Credit Memo Request </text:p>
          </table:table-cell>
          <table:table-cell table:style-name="ce2" office:value-type="string">
            <text:p>G4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office:value-type="string">
            <text:p>Accounts Payable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Process Accounts Payable Intercompany Transactions</text:p>
          </table:table-cell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OM Create Intercompany Sales Order</text:p>
          </table:table-cell>
          <table:table-cell table:style-name="ce2" office:value-type="string">
            <text:p>H2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OM Release Intercompany Sales Order</text:p>
          </table:table-cell>
          <table:table-cell table:style-name="ce2" office:value-type="string">
            <text:p>H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INV and AR Create Intercompany AR Invoice</text:p>
          </table:table-cell>
          <table:table-cell table:style-name="ce2" office:value-type="string">
            <text:p>H2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INV Create Intercompany AP Invoice</text:p>
          </table:table-cell>
          <table:table-cell table:style-name="ce2" office:value-type="string">
            <text:p>H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AP Create (import) Intercompany Invoice</text:p>
          </table:table-cell>
          <table:table-cell table:style-name="ce2" office:value-type="string">
            <text:p>H2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AR Create (import) Intercompany Invoice </text:p>
          </table:table-cell>
          <table:table-cell table:style-name="ce2" office:value-type="string">
            <text:p>H2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Process Accounts Payable Intercompany with Requisition Transactions</text:p>
          </table:table-cell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PO Create Internal Requisition and Create Internal Sales Order</text:p>
          </table:table-cell>
          <table:table-cell table:style-name="ce2" office:value-type="string">
            <text:p>H2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OM Import Internal Requisition</text:p>
          </table:table-cell>
          <table:table-cell table:style-name="ce2" office:value-type="string">
            <text:p>H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OM Pick Release</text:p>
          </table:table-cell>
          <table:table-cell table:style-name="ce2" office:value-type="string">
            <text:p>H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PO Receiving internal Requisition </text:p>
          </table:table-cell>
          <table:table-cell table:style-name="ce2" office:value-type="string">
            <text:p>H3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string">
            <text:p>Maintain Accounts Payable Masters</text:p>
          </table:table-cell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Create Suppliers</text:p>
          </table:table-cell>
          <table:table-cell table:style-name="ce2" office:value-type="string">
            <text:p>H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Create internal bank</text:p>
          </table:table-cell>
          <table:table-cell table:style-name="ce2" office:value-type="string">
            <text:p>H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BTG Supplier Details </text:p>
          </table:table-cell>
          <table:table-cell table:style-name="ce2" office:value-type="string">
            <text:p>H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 office:value-type="string">
            <text:p>Process Accounts Payable Transactions</text:p>
          </table:table-cell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4">
            <text:p>14</text:p>
          </table:table-cell>
          <table:table-cell office:value-type="string">
            <text:p>AP Enter manual invoice in foreign currency</text:p>
          </table:table-cell>
          <table:table-cell table:style-name="ce2" office:value-type="string">
            <text:p>H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5">
            <text:p>15</text:p>
          </table:table-cell>
          <table:table-cell office:value-type="string">
            <text:p>AP Enter manual invoice using ESR number</text:p>
          </table:table-cell>
          <table:table-cell table:style-name="ce2" office:value-type="string">
            <text:p>H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6">
            <text:p>16</text:p>
          </table:table-cell>
          <table:table-cell office:value-type="string">
            <text:p>AP Modify tax line on manual invoice</text:p>
          </table:table-cell>
          <table:table-cell table:style-name="ce2" office:value-type="string">
            <text:p>H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7">
            <text:p>17</text:p>
          </table:table-cell>
          <table:table-cell office:value-type="string">
            <text:p>AP Enter a Credit Memo</text:p>
          </table:table-cell>
          <table:table-cell table:style-name="ce2" office:value-type="string">
            <text:p>H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8">
            <text:p>18</text:p>
          </table:table-cell>
          <table:table-cell office:value-type="string">
            <text:p>AP Enter Refund Payment</text:p>
          </table:table-cell>
          <table:table-cell table:style-name="ce2" office:value-type="string">
            <text:p>H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19">
            <text:p>19</text:p>
          </table:table-cell>
          <table:table-cell office:value-type="string">
            <text:p>AP Cancel an Invoice</text:p>
          </table:table-cell>
          <table:table-cell table:style-name="ce2" office:value-type="string">
            <text:p>H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0">
            <text:p>20</text:p>
          </table:table-cell>
          <table:table-cell office:value-type="string">
            <text:p>AP complete credit note generated by RTV</text:p>
          </table:table-cell>
          <table:table-cell table:style-name="ce2" office:value-type="string">
            <text:p>H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1">
            <text:p>21</text:p>
          </table:table-cell>
          <table:table-cell office:value-type="string">
            <text:p>AP match invoices to PO receipts</text:p>
          </table:table-cell>
          <table:table-cell table:style-name="ce2" office:value-type="string">
            <text:p>H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2">
            <text:p>22</text:p>
          </table:table-cell>
          <table:table-cell office:value-type="string">
            <text:p>AP Approve Expense Reports</text:p>
          </table:table-cell>
          <table:table-cell table:style-name="ce2" office:value-type="string">
            <text:p>H1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3">
            <text:p>23</text:p>
          </table:table-cell>
          <table:table-cell office:value-type="string">
            <text:p>AP Reject Expense Reports</text:p>
          </table:table-cell>
          <table:table-cell table:style-name="ce2" office:value-type="string">
            <text:p>H2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4">
            <text:p>24</text:p>
          </table:table-cell>
          <table:table-cell office:value-type="string">
            <text:p>AP Audit Expense Reports by Payables</text:p>
          </table:table-cell>
          <table:table-cell table:style-name="ce2" office:value-type="string">
            <text:p>H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5">
            <text:p>25</text:p>
          </table:table-cell>
          <table:table-cell office:value-type="string">
            <text:p>AP Import Expense Report into AP</text:p>
          </table:table-cell>
          <table:table-cell table:style-name="ce2" office:value-type="string">
            <text:p>H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6">
            <text:p>26</text:p>
          </table:table-cell>
          <table:table-cell office:value-type="string">
            <text:p>AP Enter a manual invoice</text:p>
          </table:table-cell>
          <table:table-cell table:style-name="ce2" office:value-type="string">
            <text:p>H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27">
            <text:p>27</text:p>
          </table:table-cell>
          <table:table-cell office:value-type="string">
            <text:p>AP Enter Expense Report </text:p>
          </table:table-cell>
          <table:table-cell table:style-name="ce2" office:value-type="string">
            <text:p>H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5">
            <text:p>5</text:p>
          </table:table-cell>
          <table:table-cell office:value-type="string">
            <text:p>Process Accounts Payable Intercompany Transactions</text:p>
          </table:table-cell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28">
            <text:p>28</text:p>
          </table:table-cell>
          <table:table-cell office:value-type="string">
            <text:p>OM Create Intercompany Sales Order</text:p>
          </table:table-cell>
          <table:table-cell table:style-name="ce2" office:value-type="string">
            <text:p>H2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29">
            <text:p>29</text:p>
          </table:table-cell>
          <table:table-cell office:value-type="string">
            <text:p>OM Release Intercompany Sales Order</text:p>
          </table:table-cell>
          <table:table-cell table:style-name="ce2" office:value-type="string">
            <text:p>H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0">
            <text:p>30</text:p>
          </table:table-cell>
          <table:table-cell office:value-type="string">
            <text:p>INV and AR Create Intercompany AR Invoice</text:p>
          </table:table-cell>
          <table:table-cell table:style-name="ce2" office:value-type="string">
            <text:p>H2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1">
            <text:p>31</text:p>
          </table:table-cell>
          <table:table-cell office:value-type="string">
            <text:p>INV Create Intercompany AP Invoice</text:p>
          </table:table-cell>
          <table:table-cell table:style-name="ce2" office:value-type="string">
            <text:p>H2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2">
            <text:p>32</text:p>
          </table:table-cell>
          <table:table-cell office:value-type="string">
            <text:p>AP Create (import) Intercompany Invoice</text:p>
          </table:table-cell>
          <table:table-cell table:style-name="ce2" office:value-type="string">
            <text:p>H2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33">
            <text:p>33</text:p>
          </table:table-cell>
          <table:table-cell office:value-type="string">
            <text:p>AR Create (import) Intercompany Invoice </text:p>
          </table:table-cell>
          <table:table-cell table:style-name="ce2" office:value-type="string">
            <text:p>H2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6">
            <text:p>6</text:p>
          </table:table-cell>
          <table:table-cell office:value-type="string">
            <text:p>Process Accounts Payable Intercompany with Requisition Transactions</text:p>
          </table:table-cell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34">
            <text:p>34</text:p>
          </table:table-cell>
          <table:table-cell office:value-type="string">
            <text:p>PO Create Internal Requisition and Create Internal Sales Order</text:p>
          </table:table-cell>
          <table:table-cell table:style-name="ce2" office:value-type="string">
            <text:p>H2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35">
            <text:p>35</text:p>
          </table:table-cell>
          <table:table-cell office:value-type="string">
            <text:p>OM Import Internal Requisition</text:p>
          </table:table-cell>
          <table:table-cell table:style-name="ce2" office:value-type="string">
            <text:p>H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36">
            <text:p>36</text:p>
          </table:table-cell>
          <table:table-cell office:value-type="string">
            <text:p>OM Pick Release</text:p>
          </table:table-cell>
          <table:table-cell table:style-name="ce2" office:value-type="string">
            <text:p>H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37">
            <text:p>37</text:p>
          </table:table-cell>
          <table:table-cell office:value-type="string">
            <text:p>PO Receiving internal Requisition </text:p>
          </table:table-cell>
          <table:table-cell table:style-name="ce2" office:value-type="string">
            <text:p>H3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 office:value-type="string">
            <text:p>Process Accounts Payable Payments</text:p>
          </table:table-cell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38">
            <text:p>38</text:p>
          </table:table-cell>
          <table:table-cell office:value-type="string">
            <text:p>AP Pay a prepayment invoice</text:p>
          </table:table-cell>
          <table:table-cell table:style-name="ce2" office:value-type="string">
            <text:p>H3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39">
            <text:p>39</text:p>
          </table:table-cell>
          <table:table-cell office:value-type="string">
            <text:p>AP Create Payment Process Request Template</text:p>
          </table:table-cell>
          <table:table-cell table:style-name="ce2" office:value-type="string">
            <text:p>H3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40">
            <text:p>40</text:p>
          </table:table-cell>
          <table:table-cell office:value-type="string">
            <text:p>AP Create EFT Payment batch</text:p>
          </table:table-cell>
          <table:table-cell table:style-name="ce2" office:value-type="string">
            <text:p>H3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41">
            <text:p>41</text:p>
          </table:table-cell>
          <table:table-cell office:value-type="string">
            <text:p>AP Modify a payment proposal</text:p>
          </table:table-cell>
          <table:table-cell table:style-name="ce2" office:value-type="string">
            <text:p>H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42">
            <text:p>42</text:p>
          </table:table-cell>
          <table:table-cell office:value-type="string">
            <text:p>AP Create a manual payment</text:p>
          </table:table-cell>
          <table:table-cell table:style-name="ce2" office:value-type="string">
            <text:p>H4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43">
            <text:p>43</text:p>
          </table:table-cell>
          <table:table-cell office:value-type="string">
            <text:p>AP Void a manual payment</text:p>
          </table:table-cell>
          <table:table-cell table:style-name="ce2" office:value-type="string">
            <text:p>H4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44">
            <text:p>44</text:p>
          </table:table-cell>
          <table:table-cell office:value-type="string">
            <text:p>AP Unapply a prepayment to an invoice</text:p>
          </table:table-cell>
          <table:table-cell table:style-name="ce2" office:value-type="string">
            <text:p>H4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45">
            <text:p>45</text:p>
          </table:table-cell>
          <table:table-cell office:value-type="string">
            <text:p>AP Enter a Prepayment invoice</text:p>
          </table:table-cell>
          <table:table-cell table:style-name="ce2" office:value-type="string">
            <text:p>H4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46">
            <text:p>46</text:p>
          </table:table-cell>
          <table:table-cell office:value-type="string">
            <text:p>AP Apply a prepayment to an invoice </text:p>
          </table:table-cell>
          <table:table-cell table:style-name="ce2" office:value-type="string">
            <text:p>H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8">
            <text:p>8</text:p>
          </table:table-cell>
          <table:table-cell office:value-type="string">
            <text:p>Accounts Payable and Accounts Receivable Netting</text:p>
          </table:table-cell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47">
            <text:p>47</text:p>
          </table:table-cell>
          <table:table-cell office:value-type="string">
            <text:p>Setup Netting bank account</text:p>
          </table:table-cell>
          <table:table-cell table:style-name="ce2" office:value-type="string">
            <text:p>H4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48">
            <text:p>48</text:p>
          </table:table-cell>
          <table:table-cell office:value-type="string">
            <text:p>Setup Netting Agreement</text:p>
          </table:table-cell>
          <table:table-cell table:style-name="ce2" office:value-type="string">
            <text:p>H4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49">
            <text:p>49</text:p>
          </table:table-cell>
          <table:table-cell office:value-type="string">
            <text:p>AP Run Netting Batch</text:p>
          </table:table-cell>
          <table:table-cell table:style-name="ce2" office:value-type="string">
            <text:p>H4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50">
            <text:p>50</text:p>
          </table:table-cell>
          <table:table-cell office:value-type="string">
            <text:p>AP Print Netting proposal</text:p>
          </table:table-cell>
          <table:table-cell table:style-name="ce2" office:value-type="string">
            <text:p>H5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51">
            <text:p>51</text:p>
          </table:table-cell>
          <table:table-cell office:value-type="string">
            <text:p>AP Modify netting proposal</text:p>
          </table:table-cell>
          <table:table-cell table:style-name="ce2" office:value-type="string">
            <text:p>H5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52">
            <text:p>52</text:p>
          </table:table-cell>
          <table:table-cell office:value-type="string">
            <text:p>AP Perform netting by clearing on netting account</text:p>
          </table:table-cell>
          <table:table-cell table:style-name="ce2" office:value-type="string">
            <text:p>H5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53">
            <text:p>53</text:p>
          </table:table-cell>
          <table:table-cell office:value-type="string">
            <text:p>AP Accruals for Non inventory </text:p>
          </table:table-cell>
          <table:table-cell table:style-name="ce2" office:value-type="string">
            <text:p>H5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 office:value-type="string">
            <text:p>Perform Accounts Payable Month End Close and Reporting</text:p>
          </table:table-cell>
          <table:table-cell table:style-name="ce2"/>
          <table:table-cell table:style-name="Default"/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54">
            <text:p>54</text:p>
          </table:table-cell>
          <table:table-cell office:value-type="string">
            <text:p>AP Close Period</text:p>
          </table:table-cell>
          <table:table-cell table:style-name="ce2" office:value-type="string">
            <text:p>H5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55">
            <text:p>55</text:p>
          </table:table-cell>
          <table:table-cell office:value-type="string">
            <text:p>AP Open Period</text:p>
          </table:table-cell>
          <table:table-cell table:style-name="ce2" office:value-type="string">
            <text:p>H5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56">
            <text:p>56</text:p>
          </table:table-cell>
          <table:table-cell office:value-type="string">
            <text:p>AP SLA Create Accounting</text:p>
          </table:table-cell>
          <table:table-cell table:style-name="ce2" office:value-type="string">
            <text:p>H5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57">
            <text:p>57</text:p>
          </table:table-cell>
          <table:table-cell office:value-type="string">
            <text:p>AP SLA Unaccounted Transactions Report</text:p>
          </table:table-cell>
          <table:table-cell table:style-name="ce2" office:value-type="string">
            <text:p>H5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58">
            <text:p>58</text:p>
          </table:table-cell>
          <table:table-cell office:value-type="string">
            <text:p>AP SLA Period Close Exception Report</text:p>
          </table:table-cell>
          <table:table-cell table:style-name="ce2" office:value-type="string">
            <text:p>H5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59">
            <text:p>59</text:p>
          </table:table-cell>
          <table:table-cell office:value-type="string">
            <text:p>AP SLA Journal Entries Report</text:p>
          </table:table-cell>
          <table:table-cell table:style-name="ce2" office:value-type="string">
            <text:p>H6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60">
            <text:p>60</text:p>
          </table:table-cell>
          <table:table-cell office:value-type="string">
            <text:p>AP SLA Account Analysis Report</text:p>
          </table:table-cell>
          <table:table-cell table:style-name="ce2" office:value-type="string">
            <text:p>H6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61">
            <text:p>61</text:p>
          </table:table-cell>
          <table:table-cell office:value-type="string">
            <text:p>AP MEC Trial Balance</text:p>
          </table:table-cell>
          <table:table-cell table:style-name="ce2" office:value-type="string">
            <text:p>H6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62">
            <text:p>62</text:p>
          </table:table-cell>
          <table:table-cell office:value-type="string">
            <text:p>AP MEC Posted Invoice Register</text:p>
          </table:table-cell>
          <table:table-cell table:style-name="ce2" office:value-type="string">
            <text:p>H6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63">
            <text:p>63</text:p>
          </table:table-cell>
          <table:table-cell office:value-type="string">
            <text:p>AP MEC Posted Payments Register</text:p>
          </table:table-cell>
          <table:table-cell table:style-name="ce2" office:value-type="string">
            <text:p>H6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</text:p>
          </table:table-cell>
          <table:table-cell table:style-name="ce2"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64">
            <text:p>64</text:p>
          </table:table-cell>
          <table:table-cell office:value-type="string">
            <text:p>AP MEC Mass Additions Create </text:p>
          </table:table-cell>
          <table:table-cell table:style-name="ce2" office:value-type="string">
            <text:p>H6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office:value-type="string">
            <text:p>Fixed Assets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Create Fixed Assets</text:p>
          </table:table-cell>
          <table:table-cell table:style-name="ce2"/>
          <table:table-cell table:style-name="Default"/>
          <table:table-cell table:style-name="ce2" office:value-type="string">
            <text:p>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FA Manual addition in the assets workbench</text:p>
          </table:table-cell>
          <table:table-cell table:style-name="ce2" office:value-type="string">
            <text:p>I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FA Create a manual CIP Asset</text:p>
          </table:table-cell>
          <table:table-cell table:style-name="ce2" office:value-type="string">
            <text:p>I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FA Transfer Manual Assets in the Tax Book - Periodic Mass Copy</text:p>
          </table:table-cell>
          <table:table-cell table:style-name="ce2" office:value-type="string">
            <text:p>I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FA Transfer manual assets in the Tax book - periodic mass copy adj required</text:p>
          </table:table-cell>
          <table:table-cell table:style-name="ce2" office:value-type="string">
            <text:p>I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FA how to account tax book depreciation in Secondary ledgers</text:p>
          </table:table-cell>
          <table:table-cell table:style-name="ce2" office:value-type="string">
            <text:p>I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FA Prepare AP Mass Additions Program</text:p>
          </table:table-cell>
          <table:table-cell table:style-name="ce2" office:value-type="string">
            <text:p>I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FA review imported asset lines and perform lines grouping (merge)</text:p>
          </table:table-cell>
          <table:table-cell table:style-name="ce2" office:value-type="string">
            <text:p>I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FA review imported asset lines and perform Line addition to an existing asset</text:p>
          </table:table-cell>
          <table:table-cell table:style-name="ce2" office:value-type="string">
            <text:p>I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FA Create a CIP Asset from Mass Additions</text:p>
          </table:table-cell>
          <table:table-cell table:style-name="ce2" office:value-type="string">
            <text:p>I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FA Launch Post Mass Additions Program</text:p>
          </table:table-cell>
          <table:table-cell table:style-name="ce2" office:value-type="string">
            <text:p>I1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FA Add Credit Memo to an Asset </text:p>
          </table:table-cell>
          <table:table-cell table:style-name="ce2" office:value-type="string">
            <text:p>I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Maintain Fixed Assets</text:p>
          </table:table-cell>
          <table:table-cell table:style-name="ce2"/>
          <table:table-cell table:style-name="Default"/>
          <table:table-cell table:style-name="ce2" office:value-type="string">
            <text:p>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FA Add values in Assets flexfield</text:p>
          </table:table-cell>
          <table:table-cell table:style-name="ce2" office:value-type="string">
            <text:p>I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FA Capitalize a CIP Asset</text:p>
          </table:table-cell>
          <table:table-cell table:style-name="ce2" office:value-type="string">
            <text:p>I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4">
            <text:p>14</text:p>
          </table:table-cell>
          <table:table-cell office:value-type="string">
            <text:p>FA Change asset locations assignments</text:p>
          </table:table-cell>
          <table:table-cell table:style-name="ce2" office:value-type="string">
            <text:p>I1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5">
            <text:p>15</text:p>
          </table:table-cell>
          <table:table-cell office:value-type="string">
            <text:p>FA Perform Single Retirement</text:p>
          </table:table-cell>
          <table:table-cell table:style-name="ce2" office:value-type="string">
            <text:p>I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6">
            <text:p>16</text:p>
          </table:table-cell>
          <table:table-cell office:value-type="string">
            <text:p>FA Perform an Asset sales including cost of removal</text:p>
          </table:table-cell>
          <table:table-cell table:style-name="ce2" office:value-type="string">
            <text:p>I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7">
            <text:p>17</text:p>
          </table:table-cell>
          <table:table-cell office:value-type="string">
            <text:p>FA Write off a CIP Asset </text:p>
          </table:table-cell>
          <table:table-cell table:style-name="ce2" office:value-type="string">
            <text:p>I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string">
            <text:p>Process Fixed Assets Depreciation and Perform Period Close</text:p>
          </table:table-cell>
          <table:table-cell table:style-name="ce2"/>
          <table:table-cell table:style-name="Default"/>
          <table:table-cell table:style-name="ce2" office:value-type="string">
            <text:p>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8">
            <text:p>18</text:p>
          </table:table-cell>
          <table:table-cell office:value-type="string">
            <text:p>FA Run Depreciation for all books</text:p>
          </table:table-cell>
          <table:table-cell table:style-name="ce2" office:value-type="string">
            <text:p>I1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I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9">
            <text:p>19</text:p>
          </table:table-cell>
          <table:table-cell office:value-type="string">
            <text:p>FA Create Journals with missing Doc Seq FDE </text:p>
          </table:table-cell>
          <table:table-cell table:style-name="ce2" office:value-type="string">
            <text:p>I2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office:value-type="string">
            <text:p>General Ledger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J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Maintain General Ledger Masters</text:p>
          </table:table-cell>
          <table:table-cell table:style-name="ce2"/>
          <table:table-cell table:style-name="Default"/>
          <table:table-cell table:style-name="ce2" office:value-type="string">
            <text:p>J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GL Maintain Chart of Accounts</text:p>
          </table:table-cell>
          <table:table-cell table:style-name="ce2" office:value-type="string">
            <text:p>J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GL Maintain Currency Exchange Rates </text:p>
          </table:table-cell>
          <table:table-cell table:style-name="ce2" office:value-type="string">
            <text:p>J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Process General Ledger Journal Entries</text:p>
          </table:table-cell>
          <table:table-cell table:style-name="ce2"/>
          <table:table-cell table:style-name="Default"/>
          <table:table-cell table:style-name="ce2" office:value-type="string">
            <text:p>J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GL Enter Manual Journal Entry</text:p>
          </table:table-cell>
          <table:table-cell table:style-name="ce2" office:value-type="string">
            <text:p>J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GL Copy Existing Journal Entry</text:p>
          </table:table-cell>
          <table:table-cell table:style-name="ce2" office:value-type="string">
            <text:p>J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GL Upload Journal Entry via Web ADI</text:p>
          </table:table-cell>
          <table:table-cell table:style-name="ce2" office:value-type="string">
            <text:p>J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GL Enter Manual JE in Secondary Ledger</text:p>
          </table:table-cell>
          <table:table-cell table:style-name="ce2" office:value-type="string">
            <text:p>J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7">
            <text:p>7</text:p>
          </table:table-cell>
          <table:table-cell office:value-type="string">
            <text:p>GL Enter Manual JE adjust in primary Ledger only</text:p>
          </table:table-cell>
          <table:table-cell table:style-name="ce2" office:value-type="string">
            <text:p>J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8">
            <text:p>8</text:p>
          </table:table-cell>
          <table:table-cell office:value-type="string">
            <text:p>GL Enter GL Journal with Tax Code</text:p>
          </table:table-cell>
          <table:table-cell table:style-name="ce2" office:value-type="string">
            <text:p>J1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9">
            <text:p>9</text:p>
          </table:table-cell>
          <table:table-cell office:value-type="string">
            <text:p>GL Reverse a Single Journal</text:p>
          </table:table-cell>
          <table:table-cell table:style-name="ce2" office:value-type="string">
            <text:p>J1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0">
            <text:p>10</text:p>
          </table:table-cell>
          <table:table-cell office:value-type="string">
            <text:p>GL Use Autoreverse Functionality </text:p>
          </table:table-cell>
          <table:table-cell table:style-name="ce2" office:value-type="string">
            <text:p>J1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3">
            <text:p>3</text:p>
          </table:table-cell>
          <table:table-cell office:value-type="string">
            <text:p>Process General Ledger Month End Close</text:p>
          </table:table-cell>
          <table:table-cell table:style-name="ce2"/>
          <table:table-cell table:style-name="Default"/>
          <table:table-cell table:style-name="ce2" office:value-type="string">
            <text:p>J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1">
            <text:p>11</text:p>
          </table:table-cell>
          <table:table-cell office:value-type="string">
            <text:p>GL Run Revaluation for BS Account</text:p>
          </table:table-cell>
          <table:table-cell table:style-name="ce2" office:value-type="string">
            <text:p>J1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2">
            <text:p>12</text:p>
          </table:table-cell>
          <table:table-cell office:value-type="string">
            <text:p>GL Close Period</text:p>
          </table:table-cell>
          <table:table-cell table:style-name="ce2" office:value-type="string">
            <text:p>J1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3">
            <text:p>13</text:p>
          </table:table-cell>
          <table:table-cell office:value-type="string">
            <text:p>GL Open Period</text:p>
          </table:table-cell>
          <table:table-cell table:style-name="ce2" office:value-type="string">
            <text:p>J1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J</text:p>
          </table:table-cell>
          <table:table-cell table:style-name="ce2"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GL Month End Closing Procedures </text:p>
          </table:table-cell>
          <table:table-cell table:style-name="ce2" office:value-type="string">
            <text:p>J18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K</text:p>
          </table:table-cell>
          <table:table-cell office:value-type="string">
            <text:p>Cash Management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K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1">
            <text:p>1</text:p>
          </table:table-cell>
          <table:table-cell office:value-type="string">
            <text:p>Perform Cash Management Bank Reconciliation</text:p>
          </table:table-cell>
          <table:table-cell table:style-name="ce2"/>
          <table:table-cell table:style-name="Default"/>
          <table:table-cell table:style-name="ce2" office:value-type="string">
            <text:p>K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CM Load Bank Statements Oct 10</text:p>
          </table:table-cell>
          <table:table-cell table:style-name="ce2" office:value-type="string">
            <text:p>K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CM Reconcile manually unreconciled lines</text:p>
          </table:table-cell>
          <table:table-cell table:style-name="ce2" office:value-type="string">
            <text:p>K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3">
            <text:p>3</text:p>
          </table:table-cell>
          <table:table-cell office:value-type="string">
            <text:p>CM Create manually AR Receipts from Statement Lines Workbench</text:p>
          </table:table-cell>
          <table:table-cell table:style-name="ce2" office:value-type="string">
            <text:p>K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4">
            <text:p>4</text:p>
          </table:table-cell>
          <table:table-cell office:value-type="string">
            <text:p>CM Bank statement import and reconciliation request set</text:p>
          </table:table-cell>
          <table:table-cell table:style-name="ce2" office:value-type="string">
            <text:p>K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5">
            <text:p>5</text:p>
          </table:table-cell>
          <table:table-cell office:value-type="string">
            <text:p>CM Run Auto Reconciliation process</text:p>
          </table:table-cell>
          <table:table-cell table:style-name="ce2" office:value-type="string">
            <text:p>K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6">
            <text:p>6</text:p>
          </table:table-cell>
          <table:table-cell office:value-type="string">
            <text:p>CM Purge Bank Statement Interface </text:p>
          </table:table-cell>
          <table:table-cell table:style-name="ce2" office:value-type="string">
            <text:p>K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Cash Management Reports and Forecast</text:p>
          </table:table-cell>
          <table:table-cell table:style-name="ce2"/>
          <table:table-cell/>
          <table:table-cell table:style-name="ce2" office:value-type="string">
            <text:p>K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CM Create Forecasting Template </text:p>
          </table:table-cell>
          <table:table-cell table:style-name="ce2" office:value-type="string">
            <text:p>K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</text:p>
          </table:table-cell>
          <table:table-cell office:value-type="string">
            <text:p>EBusiness Tax</text:p>
          </table:table-cell>
          <table:table-cell table:style-name="ce2"/>
          <table:table-cell/>
          <table:table-cell table:style-name="ce2"/>
          <table:table-cell table:style-name="Default"/>
          <table:table-cell table:style-name="ce2" office:value-type="string">
            <text:p>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</text:p>
          </table:table-cell>
          <table:table-cell table:style-name="ce2"/>
          <table:table-cell table:style-name="Default" office:value-type="float" office:value="1">
            <text:p>1</text:p>
          </table:table-cell>
          <table:table-cell table:style-name="ce2" office:value-type="string">
            <text:p>VAT Linked to Order to Cash</text:p>
          </table:table-cell>
          <table:table-cell table:style-name="ce2"/>
          <table:table-cell table:style-name="Default"/>
          <table:table-cell table:style-name="ce2" office:value-type="string">
            <text:p>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</text:p>
          </table:table-cell>
          <table:table-cell table:style-name="ce2"/>
          <table:table-cell table:style-name="Default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VAT Linked to Order to Cash</text:p>
          </table:table-cell>
          <table:table-cell table:style-name="ce2" office:value-type="string">
            <text:p>L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</text:p>
          </table:table-cell>
          <table:table-cell table:style-name="ce2"/>
          <table:table-cell table:style-name="Default" office:value-type="float" office:value="2">
            <text:p>2</text:p>
          </table:table-cell>
          <table:table-cell table:style-name="ce2" office:value-type="string">
            <text:p>FER Tax Register Report (Discoverer) </text:p>
          </table:table-cell>
          <table:table-cell table:style-name="ce2" table:number-columns-repeated="2"/>
          <table:table-cell table:style-name="ce2" office:value-type="string">
            <text:p>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</text:p>
          </table:table-cell>
          <table:table-cell table:style-name="ce2"/>
          <table:table-cell table:style-name="Default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FER Tax Register Report (Discoverer) </text:p>
          </table:table-cell>
          <table:table-cell table:style-name="ce2" office:value-type="string">
            <text:p>L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O</text:p>
          </table:table-cell>
          <table:table-cell table:style-name="ce2" office:value-type="string">
            <text:p>O Oracle Generic</text:p>
          </table:table-cell>
          <table:table-cell table:style-name="ce2"/>
          <table:table-cell/>
          <table:table-cell table:style-name="ce2"/>
          <table:table-cell/>
          <table:table-cell table:style-name="ce2" office:value-type="string">
            <text:p>O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O</text:p>
          </table:table-cell>
          <table:table-cell table:style-name="ce2"/>
          <table:table-cell table:style-name="Default" office:value-type="float" office:value="1">
            <text:p>1</text:p>
          </table:table-cell>
          <table:table-cell table:style-name="ce2" office:value-type="string">
            <text:p>Applications Login</text:p>
          </table:table-cell>
          <table:table-cell table:style-name="ce2"/>
          <table:table-cell/>
          <table:table-cell table:style-name="ce2" office:value-type="string">
            <text:p>Applications Login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</text:p>
          </table:table-cell>
          <table:table-cell table:style-name="ce2"/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Oracle Login and Navigation</text:p>
          </table:table-cell>
          <table:table-cell table:style-name="ce2" office:value-type="string">
            <text:p>O0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Reporting</text:p>
          </table:table-cell>
          <table:table-cell table:style-name="ce2"/>
          <table:table-cell/>
          <table:table-cell table:style-name="ce2" office:value-type="string">
            <text:p>Reportin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</text:p>
          </table:table-cell>
          <table:table-cell table:style-name="ce2"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office:value-type="string">
            <text:p>Discoverer Navigation and Basic Custom Report </text:p>
          </table:table-cell>
          <table:table-cell table:style-name="ce2" office:value-type="string">
            <text:p>O02</text:p>
          </table:table-cell>
          <table:table-cell table:number-columns-repeated="1017"/>
        </table:table-row>
        <table:table-row table:style-name="ro2" table:number-rows-repeated="10481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7" table:default-cell-style-name="ce5"/>
        <table:table-column table:style-name="co7" table:number-columns-repeated="1017" table:default-cell-style-name="ce3"/>
        <table:table-row table:style-name="ro1">
          <table:table-cell office:value-type="string">
            <text:p>ID</text:p>
          </table:table-cell>
          <table:table-cell table:style-name="ce1" office:value-type="string" table:number-columns-spanned="2" table:number-rows-spanned="1">
            <text:p>Business Area</text:p>
          </table:table-cell>
          <table:covered-table-cell table:style-name="ce1"/>
          <table:table-cell office:value-type="string">
            <text:p>PCF Reference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office:value-type="string">
            <text:p>Advanced Supply Chain Planning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B</text:p>
          </table:table-cell>
          <table:table-cell office:value-type="string">
            <text:p>Process Manufacturing</text:p>
          </table:table-cell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C</text:p>
          </table:table-cell>
          <table:table-cell office:value-type="string">
            <text:p>Enterprise Asset Management</text:p>
          </table:table-cell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D</text:p>
          </table:table-cell>
          <table:table-cell office:value-type="string">
            <text:p>Purchase Order Management</text:p>
          </table:table-cell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E</text:p>
          </table:table-cell>
          <table:table-cell office:value-type="string">
            <text:p>Inventory Management</text:p>
          </table:table-cell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office:value-type="string">
            <text:p>Order Management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G</text:p>
          </table:table-cell>
          <table:table-cell office:value-type="string">
            <text:p>Accounts Receivable</text:p>
          </table:table-cell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office:value-type="string">
            <text:p>Accounts Payable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I</text:p>
          </table:table-cell>
          <table:table-cell office:value-type="string">
            <text:p>Fixed Assets</text:p>
          </table:table-cell>
          <table:table-cell table:style-name="ce2" office:value-type="string">
            <text:p>I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J</text:p>
          </table:table-cell>
          <table:table-cell office:value-type="string">
            <text:p>General Ledger</text:p>
          </table:table-cell>
          <table:table-cell table:style-name="ce2" office:value-type="string">
            <text:p>J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K</text:p>
          </table:table-cell>
          <table:table-cell office:value-type="string">
            <text:p>Cash Management</text:p>
          </table:table-cell>
          <table:table-cell table:style-name="ce2" office:value-type="string">
            <text:p>K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L</text:p>
          </table:table-cell>
          <table:table-cell office:value-type="string">
            <text:p>EBusiness Tax</text:p>
          </table:table-cell>
          <table:table-cell table:style-name="ce2" office:value-type="string">
            <text:p>L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 Oracle Generic</text:p>
          </table:table-cell>
          <table:table-cell table:style-name="ce2" office:value-type="string">
            <text:p>O 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BF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ce5"/>
        <table:table-column table:style-name="co4" table:default-cell-style-name="ce3"/>
        <table:table-column table:style-name="co7" table:default-cell-style-name="ce5"/>
        <table:table-column table:style-name="co7" table:number-columns-repeated="1017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Parent_ID</text:p>
          </table:table-cell>
          <table:table-cell table:style-name="ce1" office:value-type="string">
            <text:p>Business Area</text:p>
          </table:table-cell>
          <table:table-cell office:value-type="string" table:number-columns-spanned="2" table:number-rows-spanned="1">
            <text:p>Business Flow</text:p>
          </table:table-cell>
          <table:covered-table-cell/>
          <table:table-cell office:value-type="string">
            <text:p>PCF Referen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>
            <text:p>Cod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2" office:value-type="float" office:value="1">
            <text:p>1</text:p>
          </table:table-cell>
          <table:table-cell office:value-type="string">
            <text:p>Forecast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2" office:value-type="float" office:value="2">
            <text:p>2</text:p>
          </table:table-cell>
          <table:table-cell office:value-type="string">
            <text:p>Plan Refresh</text:p>
          </table:table-cell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2" office:value-type="float" office:value="3">
            <text:p>3</text:p>
          </table:table-cell>
          <table:table-cell office:value-type="string">
            <text:p>Harmonize</text:p>
          </table:table-cell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2" office:value-type="float" office:value="4">
            <text:p>4</text:p>
          </table:table-cell>
          <table:table-cell office:value-type="string">
            <text:p>Release</text:p>
          </table:table-cell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Maintain Demand</text:p>
          </table:table-cell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6" office:value-type="float" office:value="6">
            <text:p>6</text:p>
          </table:table-cell>
          <table:table-cell table:style-name="ce2" office:value-type="string">
            <text:p>Maintain Production Information</text:p>
          </table:table-cell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6" office:value-type="float" office:value="7">
            <text:p>7</text:p>
          </table:table-cell>
          <table:table-cell table:style-name="ce2" office:value-type="string">
            <text:p>Maintain Purchasing Information</text:p>
          </table:table-cell>
          <table:table-cell table:style-name="ce2" office:value-type="string">
            <text:p>A 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1">
            <text:p>1</text:p>
          </table:table-cell>
          <table:table-cell office:value-type="string">
            <text:p>Production Batch Creation</text:p>
          </table:table-cell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utomatic Lot numbering Generation</text:p>
          </table:table-cell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3">
            <text:p>3</text:p>
          </table:table-cell>
          <table:table-cell office:value-type="string">
            <text:p>Production Batch Execution</text:p>
          </table:table-cell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4">
            <text:p>4</text:p>
          </table:table-cell>
          <table:table-cell office:value-type="string">
            <text:p>Rework and Reprocess a Batch</text:p>
          </table:table-cell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5">
            <text:p>5</text:p>
          </table:table-cell>
          <table:table-cell office:value-type="string">
            <text:p>Costing</text:p>
          </table:table-cell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6">
            <text:p>6</text:p>
          </table:table-cell>
          <table:table-cell office:value-type="string">
            <text:p>Maintain Recipe</text:p>
          </table:table-cell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7">
            <text:p>7</text:p>
          </table:table-cell>
          <table:table-cell office:value-type="string">
            <text:p>Maintain Resource</text:p>
          </table:table-cell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8">
            <text:p>8</text:p>
          </table:table-cell>
          <table:table-cell office:value-type="string">
            <text:p>Create and Execute TPM Batches</text:p>
          </table:table-cell>
          <table:table-cell table:style-name="ce2" office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float" office:value="1">
            <text:p>1</text:p>
          </table:table-cell>
          <table:table-cell office:value-type="string">
            <text:p>Instrument Definition and Calibration</text:p>
          </table:table-cell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float" office:value="2">
            <text:p>2</text:p>
          </table:table-cell>
          <table:table-cell office:value-type="string">
            <text:p>Corrective Maintenance</text:p>
          </table:table-cell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float" office:value="3">
            <text:p>3</text:p>
          </table:table-cell>
          <table:table-cell office:value-type="string">
            <text:p>Work Order Execution</text:p>
          </table:table-cell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float" office:value="4">
            <text:p>4</text:p>
          </table:table-cell>
          <table:table-cell office:value-type="string">
            <text:p>Purchasing and Inventory Valuation</text:p>
          </table:table-cell>
          <table:table-cell table:style-name="ce2" office:value-type="string">
            <text:p>C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float" office:value="1">
            <text:p>1</text:p>
          </table:table-cell>
          <table:table-cell office:value-type="string">
            <text:p>Process Purchase Order Requisitions</text:p>
          </table:table-cell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office:value-type="string">
            <text:p>Process Purchase Orders</text:p>
          </table:table-cell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float" office:value="3">
            <text:p>3</text:p>
          </table:table-cell>
          <table:table-cell office:value-type="string">
            <text:p>Process Purchase Order Receipts</text:p>
          </table:table-cell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float" office:value="4">
            <text:p>4</text:p>
          </table:table-cell>
          <table:table-cell office:value-type="string">
            <text:p>Process Purchase Order Period Close and Reporting</text:p>
          </table:table-cell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float" office:value="5">
            <text:p>5</text:p>
          </table:table-cell>
          <table:table-cell office:value-type="string">
            <text:p>iProcurement</text:p>
          </table:table-cell>
          <table:table-cell table:style-name="ce2" office:value-type="string">
            <text:p>D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float" office:value="6">
            <text:p>6</text:p>
          </table:table-cell>
          <table:table-cell office:value-type="string">
            <text:p>Maintain Master Data</text:p>
          </table:table-cell>
          <table:table-cell table:style-name="ce2" office:value-type="string">
            <text:p>PO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float" office:value="1">
            <text:p>1</text:p>
          </table:table-cell>
          <table:table-cell office:value-type="string">
            <text:p>Internal Requisition &amp; Internal Sales Order</text:p>
          </table:table-cell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float" office:value="2">
            <text:p>2</text:p>
          </table:table-cell>
          <table:table-cell office:value-type="string">
            <text:p>Maintain Master Data</text:p>
          </table:table-cell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float" office:value="3">
            <text:p>3</text:p>
          </table:table-cell>
          <table:table-cell office:value-type="string">
            <text:p>Maintain Inventory Set Up</text:p>
          </table:table-cell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float" office:value="4">
            <text:p>4</text:p>
          </table:table-cell>
          <table:table-cell office:value-type="string">
            <text:p>Inventory Transactions</text:p>
          </table:table-cell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float" office:value="5">
            <text:p>5</text:p>
          </table:table-cell>
          <table:table-cell office:value-type="string">
            <text:p>Physical Inventory Count</text:p>
          </table:table-cell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float" office:value="6">
            <text:p>6</text:p>
          </table:table-cell>
          <table:table-cell office:value-type="string">
            <text:p>Cycle Count</text:p>
          </table:table-cell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float" office:value="7">
            <text:p>7</text:p>
          </table:table-cell>
          <table:table-cell office:value-type="string">
            <text:p>Perform Period Open Close</text:p>
          </table:table-cell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float" office:value="8">
            <text:p>8</text:p>
          </table:table-cell>
          <table:table-cell office:value-type="string">
            <text:p>Quality Transactions</text:p>
          </table:table-cell>
          <table:table-cell table:style-name="ce2" office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1">
            <text:p>1</text:p>
          </table:table-cell>
          <table:table-cell office:value-type="string">
            <text:p>Enter Orders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office:value-type="string">
            <text:p>Maintain Pricing and Discounts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office:value-type="string">
            <text:p>Perform Credit Check and Release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4">
            <text:p>4</text:p>
          </table:table-cell>
          <table:table-cell office:value-type="string">
            <text:p>Process Order Changes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5">
            <text:p>5</text:p>
          </table:table-cell>
          <table:table-cell office:value-type="string">
            <text:p>Perfom Availability Check and Reservation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6">
            <text:p>6</text:p>
          </table:table-cell>
          <table:table-cell office:value-type="string">
            <text:p>Pick Release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7">
            <text:p>7</text:p>
          </table:table-cell>
          <table:table-cell office:value-type="string">
            <text:p>Ship Confirm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8">
            <text:p>8</text:p>
          </table:table-cell>
          <table:table-cell office:value-type="string">
            <text:p>Create and Process Return Material Authorisation (RMA's)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9">
            <text:p>9</text:p>
          </table:table-cell>
          <table:table-cell office:value-type="string">
            <text:p>Create and Process Drop Shipments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float" office:value="10">
            <text:p>10</text:p>
          </table:table-cell>
          <table:table-cell office:value-type="string">
            <text:p>Process Internal Sales Orders</text:p>
          </table:table-cell>
          <table:table-cell table:style-name="ce2" office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office:value-type="string">
            <text:p>Maintain Accounts Receivable Masters</text:p>
          </table:table-cell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float" office:value="2">
            <text:p>2</text:p>
          </table:table-cell>
          <table:table-cell office:value-type="string">
            <text:p>Process Accounts Receivable Transactions</text:p>
          </table:table-cell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float" office:value="3">
            <text:p>3</text:p>
          </table:table-cell>
          <table:table-cell office:value-type="string">
            <text:p>Process Accounts Receivable Receipts</text:p>
          </table:table-cell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float" office:value="4">
            <text:p>4</text:p>
          </table:table-cell>
          <table:table-cell office:value-type="string">
            <text:p>Perform Accounts Receivable Month End Close and Reporting</text:p>
          </table:table-cell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float" office:value="5">
            <text:p>5</text:p>
          </table:table-cell>
          <table:table-cell office:value-type="string">
            <text:p>iReceivables</text:p>
          </table:table-cell>
          <table:table-cell table:style-name="ce2" office:value-type="string">
            <text:p>G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float" office:value="1">
            <text:p>1</text:p>
          </table:table-cell>
          <table:table-cell office:value-type="string">
            <text:p>Process Accounts Payable Intercompany Transactions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office:value-type="string">
            <text:p>Process Accounts Payable Intercompany with Requisition Transactions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office:value-type="string">
            <text:p>Maintain Accounts Payable Masters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float" office:value="4">
            <text:p>4</text:p>
          </table:table-cell>
          <table:table-cell office:value-type="string">
            <text:p>Process Accounts Payable Transactions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float" office:value="5">
            <text:p>5</text:p>
          </table:table-cell>
          <table:table-cell office:value-type="string">
            <text:p>Process Accounts Payable Intercompany Transactions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float" office:value="6">
            <text:p>6</text:p>
          </table:table-cell>
          <table:table-cell office:value-type="string">
            <text:p>Process Accounts Payable Intercompany with Requisition Transactions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float" office:value="7">
            <text:p>7</text:p>
          </table:table-cell>
          <table:table-cell office:value-type="string">
            <text:p>Process Accounts Payable Payments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float" office:value="8">
            <text:p>8</text:p>
          </table:table-cell>
          <table:table-cell office:value-type="string">
            <text:p>Accounts Payable and Accounts Receivable Netting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float" office:value="9">
            <text:p>9</text:p>
          </table:table-cell>
          <table:table-cell office:value-type="string">
            <text:p>Perform Accounts Payable Month End Close and Reporting</text:p>
          </table:table-cell>
          <table:table-cell table:style-name="ce2"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float" office:value="1">
            <text:p>1</text:p>
          </table:table-cell>
          <table:table-cell office:value-type="string">
            <text:p>Create Fixed Assets</text:p>
          </table:table-cell>
          <table:table-cell table:style-name="ce2" office:value-type="string">
            <text:p>I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float" office:value="2">
            <text:p>2</text:p>
          </table:table-cell>
          <table:table-cell office:value-type="string">
            <text:p>Maintain Fixed Assets</text:p>
          </table:table-cell>
          <table:table-cell table:style-name="ce2" office:value-type="string">
            <text:p>I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float" office:value="3">
            <text:p>3</text:p>
          </table:table-cell>
          <table:table-cell office:value-type="string">
            <text:p>Process Fixed Assets Depreciation and Perform Period Close</text:p>
          </table:table-cell>
          <table:table-cell table:style-name="ce2" office:value-type="string">
            <text:p>I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float" office:value="1">
            <text:p>1</text:p>
          </table:table-cell>
          <table:table-cell office:value-type="string">
            <text:p>Maintain General Ledger Masters</text:p>
          </table:table-cell>
          <table:table-cell table:style-name="ce2" office:value-type="string">
            <text:p>J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float" office:value="2">
            <text:p>2</text:p>
          </table:table-cell>
          <table:table-cell office:value-type="string">
            <text:p>Process General Ledger Journal Entries</text:p>
          </table:table-cell>
          <table:table-cell table:style-name="ce2" office:value-type="string">
            <text:p>J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float" office:value="3">
            <text:p>3</text:p>
          </table:table-cell>
          <table:table-cell office:value-type="string">
            <text:p>Process General Ledger Month End Close</text:p>
          </table:table-cell>
          <table:table-cell table:style-name="ce2" office:value-type="string">
            <text:p>J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table:style-name="ce2" office:value-type="string">
            <text:p>K</text:p>
          </table:table-cell>
          <table:table-cell table:style-name="ce2" office:value-type="float" office:value="1">
            <text:p>1</text:p>
          </table:table-cell>
          <table:table-cell office:value-type="string">
            <text:p>Perform Cash Management Bank Reconciliation</text:p>
          </table:table-cell>
          <table:table-cell table:style-name="ce2" office:value-type="string">
            <text:p>K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table:style-name="ce2" office:value-type="string">
            <text:p>K</text:p>
          </table:table-cell>
          <table:table-cell table:style-name="ce2" office:value-type="float" office:value="2">
            <text:p>2</text:p>
          </table:table-cell>
          <table:table-cell office:value-type="string">
            <text:p>Cash Management Reports and Forecast</text:p>
          </table:table-cell>
          <table:table-cell table:style-name="ce2" office:value-type="string">
            <text:p>K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table:style-name="ce2" office:value-type="string">
            <text:p>L</text:p>
          </table:table-cell>
          <table:table-cell table:style-name="Default" office:value-type="float" office:value="1">
            <text:p>1</text:p>
          </table:table-cell>
          <table:table-cell table:style-name="ce2" office:value-type="string">
            <text:p>VAT Linked to Order to Cash</text:p>
          </table:table-cell>
          <table:table-cell table:style-name="ce2" office:value-type="string">
            <text:p>L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table:style-name="ce2" office:value-type="string">
            <text:p>L</text:p>
          </table:table-cell>
          <table:table-cell table:style-name="Default" office:value-type="float" office:value="2">
            <text:p>2</text:p>
          </table:table-cell>
          <table:table-cell table:style-name="ce2" office:value-type="string">
            <text:p>FER Tax Register Report (Discoverer) </text:p>
          </table:table-cell>
          <table:table-cell table:style-name="ce2" office:value-type="string">
            <text:p>L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table:style-name="ce2" office:value-type="string">
            <text:p>O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ce2" office:value-type="string">
            <text:p>Applications Login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table:style-name="ce2" office:value-type="string">
            <text:p>O</text:p>
          </table:table-cell>
          <table:table-cell table:style-name="ce2" office:value-type="float" office:value="2">
            <text:p>2</text:p>
          </table:table-cell>
          <table:table-cell office:value-type="string">
            <text:p>Reporting</text:p>
          </table:table-cell>
          <table:table-cell table:style-name="ce2" office:value-type="string">
            <text:p>Reporting</text:p>
          </table:table-cell>
          <table:table-cell table:number-columns-repeated="1017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A_Insert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2" table:default-cell-style-name="ce3"/>
        <table:table-column table:style-name="co9" table:default-cell-style-name="ce3"/>
        <table:table-column table:style-name="co7" table:default-cell-style-name="ce5"/>
        <table:table-column table:style-name="co2" table:number-columns-repeated="2" table:default-cell-style-name="ce3"/>
        <table:table-column table:style-name="co10" table:default-cell-style-name="ce3"/>
        <table:table-column table:style-name="co7" table:default-cell-style-name="ce3"/>
        <table:table-column table:style-name="co11" table:default-cell-style-name="ce3"/>
        <table:table-column table:style-name="co7" table:number-columns-repeated="1011" table:default-cell-style-name="ce3"/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1">
            <text:p>1</text:p>
          </table:table-cell>
          <table:table-cell office:value-type="string">
            <text:p>, code: 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, name: '</text:p>
          </table:table-cell>
          <table:table-cell office:value-type="string">
            <text:p>Advanced Supply Chain Planning</text:p>
          </table:table-cell>
          <table:table-cell office:value-type="string">
            <text:p>', PCF-reference: '</text:p>
          </table:table-cell>
          <table:table-cell office:value-type="string">
            <text:p>A</text:p>
          </table:table-cell>
          <table:table-cell table:style-name="ce1" office:value-type="string">
            <text:p>', description: '</text:p>
          </table:table-cell>
          <table:table-cell office:value-type="string">
            <text:p>Advanced Supply Chain Planning</text:p>
          </table:table-cell>
          <table:table-cell office:value-type="string">
            <text:p>', hierarchy : '</text:p>
          </table:table-cell>
          <table:table-cell table:style-name="Default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2">
            <text:p>2</text:p>
          </table:table-cell>
          <table:table-cell office:value-type="string">
            <text:p>, code: 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, name: '</text:p>
          </table:table-cell>
          <table:table-cell office:value-type="string">
            <text:p>Process Manufacturing</text:p>
          </table:table-cell>
          <table:table-cell office:value-type="string">
            <text:p>', PCF-reference: 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, description: '</text:p>
          </table:table-cell>
          <table:table-cell office:value-type="string">
            <text:p>Process Manufacturing</text:p>
          </table:table-cell>
          <table:table-cell office:value-type="string">
            <text:p>', hierarchy : '</text:p>
          </table:table-cell>
          <table:table-cell table:style-name="Default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3">
            <text:p>3</text:p>
          </table:table-cell>
          <table:table-cell office:value-type="string">
            <text:p>, code: 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, name: '</text:p>
          </table:table-cell>
          <table:table-cell office:value-type="string">
            <text:p>Enterprise Asset Management</text:p>
          </table:table-cell>
          <table:table-cell office:value-type="string">
            <text:p>', PCF-reference: 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, description: '</text:p>
          </table:table-cell>
          <table:table-cell office:value-type="string">
            <text:p>Enterprise Asset Management</text:p>
          </table:table-cell>
          <table:table-cell office:value-type="string">
            <text:p>', hierarchy : '</text:p>
          </table:table-cell>
          <table:table-cell table:style-name="Default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4">
            <text:p>4</text:p>
          </table:table-cell>
          <table:table-cell office:value-type="string">
            <text:p>, code: 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, name: '</text:p>
          </table:table-cell>
          <table:table-cell office:value-type="string">
            <text:p>Purchase Order Management</text:p>
          </table:table-cell>
          <table:table-cell office:value-type="string">
            <text:p>', PCF-reference: 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, description: '</text:p>
          </table:table-cell>
          <table:table-cell office:value-type="string">
            <text:p>Purchase Order Management</text:p>
          </table:table-cell>
          <table:table-cell office:value-type="string">
            <text:p>', hierarchy : '</text:p>
          </table:table-cell>
          <table:table-cell table:style-name="Default" office:value-type="float" office:value="4">
            <text:p>4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5">
            <text:p>5</text:p>
          </table:table-cell>
          <table:table-cell office:value-type="string">
            <text:p>, code: 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, name: '</text:p>
          </table:table-cell>
          <table:table-cell office:value-type="string">
            <text:p>Inventory Management</text:p>
          </table:table-cell>
          <table:table-cell office:value-type="string">
            <text:p>', PCF-reference: 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, description: '</text:p>
          </table:table-cell>
          <table:table-cell office:value-type="string">
            <text:p>Inventory Management</text:p>
          </table:table-cell>
          <table:table-cell office:value-type="string">
            <text:p>', hierarchy : '</text:p>
          </table:table-cell>
          <table:table-cell table:style-name="Default" office:value-type="float" office:value="5">
            <text:p>5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6">
            <text:p>6</text:p>
          </table:table-cell>
          <table:table-cell office:value-type="string">
            <text:p>, code: 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, name: '</text:p>
          </table:table-cell>
          <table:table-cell office:value-type="string">
            <text:p>Order Management</text:p>
          </table:table-cell>
          <table:table-cell office:value-type="string">
            <text:p>', PCF-reference: 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, description: '</text:p>
          </table:table-cell>
          <table:table-cell office:value-type="string">
            <text:p>Order Management</text:p>
          </table:table-cell>
          <table:table-cell office:value-type="string">
            <text:p>', hierarchy : '</text:p>
          </table:table-cell>
          <table:table-cell table:style-name="Default" office:value-type="float" office:value="6">
            <text:p>6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7">
            <text:p>7</text:p>
          </table:table-cell>
          <table:table-cell office:value-type="string">
            <text:p>, code: 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, name: '</text:p>
          </table:table-cell>
          <table:table-cell office:value-type="string">
            <text:p>Accounts Receivable</text:p>
          </table:table-cell>
          <table:table-cell office:value-type="string">
            <text:p>', PCF-reference: 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, description: '</text:p>
          </table:table-cell>
          <table:table-cell office:value-type="string">
            <text:p>Accounts Receivable</text:p>
          </table:table-cell>
          <table:table-cell office:value-type="string">
            <text:p>', hierarchy : '</text:p>
          </table:table-cell>
          <table:table-cell table:style-name="Default" office:value-type="float" office:value="7">
            <text:p>7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8">
            <text:p>8</text:p>
          </table:table-cell>
          <table:table-cell office:value-type="string">
            <text:p>, code: 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, name: '</text:p>
          </table:table-cell>
          <table:table-cell office:value-type="string">
            <text:p>Accounts Payable</text:p>
          </table:table-cell>
          <table:table-cell office:value-type="string">
            <text:p>', PCF-reference: 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, description: '</text:p>
          </table:table-cell>
          <table:table-cell office:value-type="string">
            <text:p>Accounts Payable</text:p>
          </table:table-cell>
          <table:table-cell office:value-type="string">
            <text:p>', hierarchy : '</text:p>
          </table:table-cell>
          <table:table-cell table:style-name="Default" office:value-type="float" office:value="8">
            <text:p>8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9">
            <text:p>9</text:p>
          </table:table-cell>
          <table:table-cell office:value-type="string">
            <text:p>, code: 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, name: '</text:p>
          </table:table-cell>
          <table:table-cell office:value-type="string">
            <text:p>Fixed Assets</text:p>
          </table:table-cell>
          <table:table-cell office:value-type="string">
            <text:p>', PCF-reference: 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, description: '</text:p>
          </table:table-cell>
          <table:table-cell office:value-type="string">
            <text:p>Fixed Assets</text:p>
          </table:table-cell>
          <table:table-cell office:value-type="string">
            <text:p>', hierarchy : '</text:p>
          </table:table-cell>
          <table:table-cell table:style-name="Default" office:value-type="float" office:value="9">
            <text:p>9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10">
            <text:p>10</text:p>
          </table:table-cell>
          <table:table-cell office:value-type="string">
            <text:p>, code: 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, name: '</text:p>
          </table:table-cell>
          <table:table-cell office:value-type="string">
            <text:p>General Ledger</text:p>
          </table:table-cell>
          <table:table-cell office:value-type="string">
            <text:p>', PCF-reference: 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, description: '</text:p>
          </table:table-cell>
          <table:table-cell office:value-type="string">
            <text:p>General Ledger</text:p>
          </table:table-cell>
          <table:table-cell office:value-type="string">
            <text:p>', hierarchy : '</text:p>
          </table:table-cell>
          <table:table-cell table:style-name="Default" office:value-type="float" office:value="10">
            <text:p>10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11">
            <text:p>11</text:p>
          </table:table-cell>
          <table:table-cell office:value-type="string">
            <text:p>, code: 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, name: '</text:p>
          </table:table-cell>
          <table:table-cell office:value-type="string">
            <text:p>Cash Management</text:p>
          </table:table-cell>
          <table:table-cell office:value-type="string">
            <text:p>', PCF-reference: 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, description: '</text:p>
          </table:table-cell>
          <table:table-cell office:value-type="string">
            <text:p>Cash Management</text:p>
          </table:table-cell>
          <table:table-cell office:value-type="string">
            <text:p>', hierarchy : '</text:p>
          </table:table-cell>
          <table:table-cell table:style-name="Default" office:value-type="float" office:value="11">
            <text:p>11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12">
            <text:p>12</text:p>
          </table:table-cell>
          <table:table-cell office:value-type="string">
            <text:p>, code: '</text:p>
          </table:table-cell>
          <table:table-cell table:style-name="ce2" office:value-type="string">
            <text:p>L</text:p>
          </table:table-cell>
          <table:table-cell table:style-name="ce1" office:value-type="string">
            <text:p>', name: '</text:p>
          </table:table-cell>
          <table:table-cell office:value-type="string">
            <text:p>EBusiness Tax</text:p>
          </table:table-cell>
          <table:table-cell office:value-type="string">
            <text:p>', PCF-reference: '</text:p>
          </table:table-cell>
          <table:table-cell table:style-name="ce2" office:value-type="string">
            <text:p>L</text:p>
          </table:table-cell>
          <table:table-cell table:style-name="ce1" office:value-type="string">
            <text:p>', description: '</text:p>
          </table:table-cell>
          <table:table-cell office:value-type="string">
            <text:p>EBusiness Tax</text:p>
          </table:table-cell>
          <table:table-cell office:value-type="string">
            <text:p>', hierarchy : '</text:p>
          </table:table-cell>
          <table:table-cell table:style-name="Default" office:value-type="float" office:value="12">
            <text:p>12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usinessArea.create(playground_id: 1, id: </text:p>
          </table:table-cell>
          <table:table-cell office:value-type="float" office:value="13">
            <text:p>13</text:p>
          </table:table-cell>
          <table:table-cell office:value-type="string">
            <text:p>, code: '</text:p>
          </table:table-cell>
          <table:table-cell table:style-name="ce2" office:value-type="string">
            <text:p>O</text:p>
          </table:table-cell>
          <table:table-cell table:style-name="ce1" office:value-type="string">
            <text:p>', name: '</text:p>
          </table:table-cell>
          <table:table-cell table:style-name="ce2" office:value-type="string">
            <text:p>O Oracle Generic</text:p>
          </table:table-cell>
          <table:table-cell office:value-type="string">
            <text:p>', PCF-reference: '</text:p>
          </table:table-cell>
          <table:table-cell table:style-name="ce2" office:value-type="string">
            <text:p>O </text:p>
          </table:table-cell>
          <table:table-cell table:style-name="ce1" office:value-type="string">
            <text:p>', description: '</text:p>
          </table:table-cell>
          <table:table-cell table:style-name="ce2" office:value-type="string">
            <text:p>O Oracle Generic</text:p>
          </table:table-cell>
          <table:table-cell office:value-type="string">
            <text:p>', hierarchy : '</text:p>
          </table:table-cell>
          <table:table-cell table:style-name="Default" office:value-type="float" office:value="13">
            <text:p>13</text:p>
          </table:table-cell>
          <table:table-cell office:value-type="string">
            <text:p>', created_by: 'Rake', updated_by: 'Rake', created_at: '2000-01-01', updated_at: '2000-01-01', owner_id: 1 )</text:p>
          </table:table-cell>
          <table:table-cell table:number-columns-repeated="1011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F_Insert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3"/>
        <table:table-column table:style-name="co15" table:default-cell-style-name="ce3"/>
        <table:table-column table:style-name="co15" table:default-cell-style-name="ce5"/>
        <table:table-column table:style-name="co4" table:default-cell-style-name="ce5"/>
        <table:table-column table:style-name="co4" table:default-cell-style-name="ce3"/>
        <table:table-column table:style-name="co7" table:default-cell-style-name="ce3"/>
        <table:table-column table:style-name="co4" table:default-cell-style-name="ce3"/>
        <table:table-column table:style-name="co7" table:default-cell-style-name="Default"/>
        <table:table-column table:style-name="co16" table:default-cell-style-name="Default"/>
        <table:table-column table:style-name="co15" table:default-cell-style-name="ce3"/>
        <table:table-column table:style-name="co15" table:default-cell-style-name="ce5"/>
        <table:table-column table:style-name="co17" table:default-cell-style-name="ce3"/>
        <table:table-column table:style-name="co7" table:default-cell-style-name="Default"/>
        <table:table-row table:style-name="ro1">
          <table:table-cell/>
          <table:table-cell office:value-type="string">
            <text:p>Parent_ID</text:p>
          </table:table-cell>
          <table:table-cell/>
          <table:table-cell table:style-name="ce1" office:value-type="string">
            <text:p>Business Area</text:p>
          </table:table-cell>
          <table:table-cell table:style-name="ce1"/>
          <table:table-cell office:value-type="string" table:number-columns-spanned="3" table:number-rows-spanned="1">
            <text:p>Business Flow</text:p>
          </table:table-cell>
          <table:covered-table-cell table:number-columns-repeated="2"/>
          <table:table-cell table:number-columns-repeated="4"/>
          <table:table-cell table:style-name="ce1"/>
          <table:table-cell office:value-type="string" table:number-columns-spanned="3" table:number-rows-spanned="1">
            <text:p>Business Flow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Code</text:p>
          </table:table-cell>
          <table:table-cell table:style-name="ce1"/>
          <table:table-cell office:value-type="string">
            <text:p>Code</text:p>
          </table:table-cell>
          <table:table-cell/>
          <table:table-cell office:value-type="string">
            <text:p>Name</text:p>
          </table:table-cell>
          <table:table-cell/>
          <table:table-cell office:value-type="string">
            <text:p>Name</text:p>
          </table:table-cell>
          <table:table-cell table:number-columns-repeated="2"/>
          <table:table-cell table:style-name="ce1"/>
          <table:table-cell office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">
            <text:p>1</text:p>
          </table:table-cell>
          <table:table-cell office:value-type="string">
            <text:p>', code 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Forecast</text:p>
          </table:table-cell>
          <table:table-cell office:value-type="string">
            <text:p>', description :'</text:p>
          </table:table-cell>
          <table:table-cell office:value-type="string">
            <text:p>Forecast</text:p>
          </table:table-cell>
          <table:table-cell office:value-type="string">
            <text:p>', hierarchy :'</text:p>
          </table:table-cell>
          <table:table-cell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">
            <text:p>1</text:p>
          </table:table-cell>
          <table:table-cell office:value-type="string">
            <text:p>', code 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Plan Refresh</text:p>
          </table:table-cell>
          <table:table-cell office:value-type="string">
            <text:p>', description :'</text:p>
          </table:table-cell>
          <table:table-cell office:value-type="string">
            <text:p>Plan Refresh</text:p>
          </table:table-cell>
          <table:table-cell office:value-type="string">
            <text:p>', hierarchy :'</text:p>
          </table:table-cell>
          <table:table-cell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">
            <text:p>1</text:p>
          </table:table-cell>
          <table:table-cell office:value-type="string">
            <text:p>', code 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Harmonize</text:p>
          </table:table-cell>
          <table:table-cell office:value-type="string">
            <text:p>', description :'</text:p>
          </table:table-cell>
          <table:table-cell office:value-type="string">
            <text:p>Harmonize</text:p>
          </table:table-cell>
          <table:table-cell office:value-type="string">
            <text:p>', hierarchy :'</text:p>
          </table:table-cell>
          <table:table-cell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">
            <text:p>1</text:p>
          </table:table-cell>
          <table:table-cell office:value-type="string">
            <text:p>', code 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Release</text:p>
          </table:table-cell>
          <table:table-cell office:value-type="string">
            <text:p>', description :'</text:p>
          </table:table-cell>
          <table:table-cell office:value-type="string">
            <text:p>Release</text:p>
          </table:table-cell>
          <table:table-cell office:value-type="string">
            <text:p>', hierarchy :'</text:p>
          </table:table-cell>
          <table:table-cell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">
            <text:p>1</text:p>
          </table:table-cell>
          <table:table-cell office:value-type="string">
            <text:p>', code 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Maintain Demand</text:p>
          </table:table-cell>
          <table:table-cell office:value-type="string">
            <text:p>', description :'</text:p>
          </table:table-cell>
          <table:table-cell table:style-name="ce2" office:value-type="string">
            <text:p>Maintain Demand</text:p>
          </table:table-cell>
          <table:table-cell office:value-type="string">
            <text:p>', hierarchy :'</text:p>
          </table:table-cell>
          <table:table-cell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">
            <text:p>1</text:p>
          </table:table-cell>
          <table:table-cell office:value-type="string">
            <text:p>', code 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Maintain Production Information</text:p>
          </table:table-cell>
          <table:table-cell office:value-type="string">
            <text:p>', description :'</text:p>
          </table:table-cell>
          <table:table-cell table:style-name="ce2" office:value-type="string">
            <text:p>Maintain Production Information</text:p>
          </table:table-cell>
          <table:table-cell office:value-type="string">
            <text:p>', hierarchy :'</text:p>
          </table:table-cell>
          <table:table-cell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6">
            <text:p>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">
            <text:p>1</text:p>
          </table:table-cell>
          <table:table-cell office:value-type="string">
            <text:p>', code 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Maintain Purchasing Information</text:p>
          </table:table-cell>
          <table:table-cell office:value-type="string">
            <text:p>', description :'</text:p>
          </table:table-cell>
          <table:table-cell table:style-name="ce2" office:value-type="string">
            <text:p>Maintain Purchasing Information</text:p>
          </table:table-cell>
          <table:table-cell office:value-type="string">
            <text:p>', hierarchy :'</text:p>
          </table:table-cell>
          <table:table-cell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2">
            <text:p>2</text:p>
          </table:table-cell>
          <table:table-cell office:value-type="string">
            <text:p>', code 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Production Batch Creation</text:p>
          </table:table-cell>
          <table:table-cell office:value-type="string">
            <text:p>', description :'</text:p>
          </table:table-cell>
          <table:table-cell office:value-type="string">
            <text:p>Production Batch Creation</text:p>
          </table:table-cell>
          <table:table-cell office:value-type="string">
            <text:p>', hierarchy :'</text:p>
          </table:table-cell>
          <table:table-cell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2">
            <text:p>2</text:p>
          </table:table-cell>
          <table:table-cell office:value-type="string">
            <text:p>', code 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Automatic Lot numbering Generation</text:p>
          </table:table-cell>
          <table:table-cell office:value-type="string">
            <text:p>', description :'</text:p>
          </table:table-cell>
          <table:table-cell table:style-name="ce2" office:value-type="string">
            <text:p>Automatic Lot numbering Generation</text:p>
          </table:table-cell>
          <table:table-cell office:value-type="string">
            <text:p>', hierarchy :'</text:p>
          </table:table-cell>
          <table:table-cell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2">
            <text:p>2</text:p>
          </table:table-cell>
          <table:table-cell office:value-type="string">
            <text:p>', code 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Production Batch Execution</text:p>
          </table:table-cell>
          <table:table-cell office:value-type="string">
            <text:p>', description :'</text:p>
          </table:table-cell>
          <table:table-cell office:value-type="string">
            <text:p>Production Batch Execution</text:p>
          </table:table-cell>
          <table:table-cell office:value-type="string">
            <text:p>', hierarchy :'</text:p>
          </table:table-cell>
          <table:table-cell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2">
            <text:p>2</text:p>
          </table:table-cell>
          <table:table-cell office:value-type="string">
            <text:p>', code 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Rework and Reprocess a Batch</text:p>
          </table:table-cell>
          <table:table-cell office:value-type="string">
            <text:p>', description :'</text:p>
          </table:table-cell>
          <table:table-cell office:value-type="string">
            <text:p>Rework and Reprocess a Batch</text:p>
          </table:table-cell>
          <table:table-cell office:value-type="string">
            <text:p>', hierarchy :'</text:p>
          </table:table-cell>
          <table:table-cell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2">
            <text:p>2</text:p>
          </table:table-cell>
          <table:table-cell office:value-type="string">
            <text:p>', code 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Costing</text:p>
          </table:table-cell>
          <table:table-cell office:value-type="string">
            <text:p>', description :'</text:p>
          </table:table-cell>
          <table:table-cell office:value-type="string">
            <text:p>Costing</text:p>
          </table:table-cell>
          <table:table-cell office:value-type="string">
            <text:p>', hierarchy :'</text:p>
          </table:table-cell>
          <table:table-cell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2">
            <text:p>2</text:p>
          </table:table-cell>
          <table:table-cell office:value-type="string">
            <text:p>', code 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Maintain Recipe</text:p>
          </table:table-cell>
          <table:table-cell office:value-type="string">
            <text:p>', description :'</text:p>
          </table:table-cell>
          <table:table-cell office:value-type="string">
            <text:p>Maintain Recipe</text:p>
          </table:table-cell>
          <table:table-cell office:value-type="string">
            <text:p>', hierarchy :'</text:p>
          </table:table-cell>
          <table:table-cell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2">
            <text:p>2</text:p>
          </table:table-cell>
          <table:table-cell office:value-type="string">
            <text:p>', code 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Maintain Resource</text:p>
          </table:table-cell>
          <table:table-cell office:value-type="string">
            <text:p>', description :'</text:p>
          </table:table-cell>
          <table:table-cell office:value-type="string">
            <text:p>Maintain Resource</text:p>
          </table:table-cell>
          <table:table-cell office:value-type="string">
            <text:p>', hierarchy :'</text:p>
          </table:table-cell>
          <table:table-cell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2">
            <text:p>2</text:p>
          </table:table-cell>
          <table:table-cell office:value-type="string">
            <text:p>', code 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Create and Execute TPM Batches</text:p>
          </table:table-cell>
          <table:table-cell office:value-type="string">
            <text:p>', description :'</text:p>
          </table:table-cell>
          <table:table-cell office:value-type="string">
            <text:p>Create and Execute TPM Batches</text:p>
          </table:table-cell>
          <table:table-cell office:value-type="string">
            <text:p>', hierarchy :'</text:p>
          </table:table-cell>
          <table:table-cell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3">
            <text:p>3</text:p>
          </table:table-cell>
          <table:table-cell office:value-type="string">
            <text:p>', code 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Instrument Definition and Calibration</text:p>
          </table:table-cell>
          <table:table-cell office:value-type="string">
            <text:p>', description :'</text:p>
          </table:table-cell>
          <table:table-cell office:value-type="string">
            <text:p>Instrument Definition and Calibration</text:p>
          </table:table-cell>
          <table:table-cell office:value-type="string">
            <text:p>', hierarchy :'</text:p>
          </table:table-cell>
          <table:table-cell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3">
            <text:p>3</text:p>
          </table:table-cell>
          <table:table-cell office:value-type="string">
            <text:p>', code 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Corrective Maintenance</text:p>
          </table:table-cell>
          <table:table-cell office:value-type="string">
            <text:p>', description :'</text:p>
          </table:table-cell>
          <table:table-cell office:value-type="string">
            <text:p>Corrective Maintenance</text:p>
          </table:table-cell>
          <table:table-cell office:value-type="string">
            <text:p>', hierarchy :'</text:p>
          </table:table-cell>
          <table:table-cell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3">
            <text:p>3</text:p>
          </table:table-cell>
          <table:table-cell office:value-type="string">
            <text:p>', code 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Work Order Execution</text:p>
          </table:table-cell>
          <table:table-cell office:value-type="string">
            <text:p>', description :'</text:p>
          </table:table-cell>
          <table:table-cell office:value-type="string">
            <text:p>Work Order Execution</text:p>
          </table:table-cell>
          <table:table-cell office:value-type="string">
            <text:p>', hierarchy :'</text:p>
          </table:table-cell>
          <table:table-cell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3">
            <text:p>3</text:p>
          </table:table-cell>
          <table:table-cell office:value-type="string">
            <text:p>', code 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Purchasing and Inventory Valuation</text:p>
          </table:table-cell>
          <table:table-cell office:value-type="string">
            <text:p>', description :'</text:p>
          </table:table-cell>
          <table:table-cell office:value-type="string">
            <text:p>Purchasing and Inventory Valuation</text:p>
          </table:table-cell>
          <table:table-cell office:value-type="string">
            <text:p>', hierarchy :'</text:p>
          </table:table-cell>
          <table:table-cell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4">
            <text:p>4</text:p>
          </table:table-cell>
          <table:table-cell office:value-type="string">
            <text:p>', code 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Process Purchase Order Requisitions</text:p>
          </table:table-cell>
          <table:table-cell office:value-type="string">
            <text:p>', description :'</text:p>
          </table:table-cell>
          <table:table-cell office:value-type="string">
            <text:p>Process Purchase Order Requisitions</text:p>
          </table:table-cell>
          <table:table-cell office:value-type="string">
            <text:p>', hierarchy :'</text:p>
          </table:table-cell>
          <table:table-cell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4">
            <text:p>4</text:p>
          </table:table-cell>
          <table:table-cell office:value-type="string">
            <text:p>', code 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Process Purchase Orders</text:p>
          </table:table-cell>
          <table:table-cell office:value-type="string">
            <text:p>', description :'</text:p>
          </table:table-cell>
          <table:table-cell office:value-type="string">
            <text:p>Process Purchase Orders</text:p>
          </table:table-cell>
          <table:table-cell office:value-type="string">
            <text:p>', hierarchy :'</text:p>
          </table:table-cell>
          <table:table-cell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4">
            <text:p>4</text:p>
          </table:table-cell>
          <table:table-cell office:value-type="string">
            <text:p>', code 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Process Purchase Order Receipts</text:p>
          </table:table-cell>
          <table:table-cell office:value-type="string">
            <text:p>', description :'</text:p>
          </table:table-cell>
          <table:table-cell office:value-type="string">
            <text:p>Process Purchase Order Receipts</text:p>
          </table:table-cell>
          <table:table-cell office:value-type="string">
            <text:p>', hierarchy :'</text:p>
          </table:table-cell>
          <table:table-cell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4">
            <text:p>4</text:p>
          </table:table-cell>
          <table:table-cell office:value-type="string">
            <text:p>', code 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Process Purchase Order Period Close and Reporting</text:p>
          </table:table-cell>
          <table:table-cell office:value-type="string">
            <text:p>', description :'</text:p>
          </table:table-cell>
          <table:table-cell office:value-type="string">
            <text:p>Process Purchase Order Period Close and Reporting</text:p>
          </table:table-cell>
          <table:table-cell office:value-type="string">
            <text:p>', hierarchy :'</text:p>
          </table:table-cell>
          <table:table-cell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4">
            <text:p>4</text:p>
          </table:table-cell>
          <table:table-cell office:value-type="string">
            <text:p>', code 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iProcurement</text:p>
          </table:table-cell>
          <table:table-cell office:value-type="string">
            <text:p>', description :'</text:p>
          </table:table-cell>
          <table:table-cell office:value-type="string">
            <text:p>iProcurement</text:p>
          </table:table-cell>
          <table:table-cell office:value-type="string">
            <text:p>', hierarchy :'</text:p>
          </table:table-cell>
          <table:table-cell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4">
            <text:p>4</text:p>
          </table:table-cell>
          <table:table-cell office:value-type="string">
            <text:p>', code 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Maintain Master Data</text:p>
          </table:table-cell>
          <table:table-cell office:value-type="string">
            <text:p>', description :'</text:p>
          </table:table-cell>
          <table:table-cell office:value-type="string">
            <text:p>Maintain Master Data</text:p>
          </table:table-cell>
          <table:table-cell office:value-type="string">
            <text:p>', hierarchy :'</text:p>
          </table:table-cell>
          <table:table-cell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5">
            <text:p>5</text:p>
          </table:table-cell>
          <table:table-cell office:value-type="string">
            <text:p>', code 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Internal Requisition &amp; Internal Sales Order</text:p>
          </table:table-cell>
          <table:table-cell office:value-type="string">
            <text:p>', description :'</text:p>
          </table:table-cell>
          <table:table-cell office:value-type="string">
            <text:p>Internal Requisition &amp; Internal Sales Order</text:p>
          </table:table-cell>
          <table:table-cell office:value-type="string">
            <text:p>', hierarchy :'</text:p>
          </table:table-cell>
          <table:table-cell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5">
            <text:p>5</text:p>
          </table:table-cell>
          <table:table-cell office:value-type="string">
            <text:p>', code 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Maintain Master Data</text:p>
          </table:table-cell>
          <table:table-cell office:value-type="string">
            <text:p>', description :'</text:p>
          </table:table-cell>
          <table:table-cell office:value-type="string">
            <text:p>Maintain Master Data</text:p>
          </table:table-cell>
          <table:table-cell office:value-type="string">
            <text:p>', hierarchy :'</text:p>
          </table:table-cell>
          <table:table-cell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5">
            <text:p>5</text:p>
          </table:table-cell>
          <table:table-cell office:value-type="string">
            <text:p>', code 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Maintain Inventory Set Up</text:p>
          </table:table-cell>
          <table:table-cell office:value-type="string">
            <text:p>', description :'</text:p>
          </table:table-cell>
          <table:table-cell office:value-type="string">
            <text:p>Maintain Inventory Set Up</text:p>
          </table:table-cell>
          <table:table-cell office:value-type="string">
            <text:p>', hierarchy :'</text:p>
          </table:table-cell>
          <table:table-cell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5">
            <text:p>5</text:p>
          </table:table-cell>
          <table:table-cell office:value-type="string">
            <text:p>', code 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Inventory Transactions</text:p>
          </table:table-cell>
          <table:table-cell office:value-type="string">
            <text:p>', description :'</text:p>
          </table:table-cell>
          <table:table-cell office:value-type="string">
            <text:p>Inventory Transactions</text:p>
          </table:table-cell>
          <table:table-cell office:value-type="string">
            <text:p>', hierarchy :'</text:p>
          </table:table-cell>
          <table:table-cell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5">
            <text:p>5</text:p>
          </table:table-cell>
          <table:table-cell office:value-type="string">
            <text:p>', code 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Physical Inventory Count</text:p>
          </table:table-cell>
          <table:table-cell office:value-type="string">
            <text:p>', description :'</text:p>
          </table:table-cell>
          <table:table-cell office:value-type="string">
            <text:p>Physical Inventory Count</text:p>
          </table:table-cell>
          <table:table-cell office:value-type="string">
            <text:p>', hierarchy :'</text:p>
          </table:table-cell>
          <table:table-cell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5">
            <text:p>5</text:p>
          </table:table-cell>
          <table:table-cell office:value-type="string">
            <text:p>', code 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Cycle Count</text:p>
          </table:table-cell>
          <table:table-cell office:value-type="string">
            <text:p>', description :'</text:p>
          </table:table-cell>
          <table:table-cell office:value-type="string">
            <text:p>Cycle Count</text:p>
          </table:table-cell>
          <table:table-cell office:value-type="string">
            <text:p>', hierarchy :'</text:p>
          </table:table-cell>
          <table:table-cell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5">
            <text:p>5</text:p>
          </table:table-cell>
          <table:table-cell office:value-type="string">
            <text:p>', code 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Perform Period Open Close</text:p>
          </table:table-cell>
          <table:table-cell office:value-type="string">
            <text:p>', description :'</text:p>
          </table:table-cell>
          <table:table-cell office:value-type="string">
            <text:p>Perform Period Open Close</text:p>
          </table:table-cell>
          <table:table-cell office:value-type="string">
            <text:p>', hierarchy :'</text:p>
          </table:table-cell>
          <table:table-cell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5">
            <text:p>5</text:p>
          </table:table-cell>
          <table:table-cell office:value-type="string">
            <text:p>', code 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Quality Transactions</text:p>
          </table:table-cell>
          <table:table-cell office:value-type="string">
            <text:p>', description :'</text:p>
          </table:table-cell>
          <table:table-cell office:value-type="string">
            <text:p>Quality Transactions</text:p>
          </table:table-cell>
          <table:table-cell office:value-type="string">
            <text:p>', hierarchy :'</text:p>
          </table:table-cell>
          <table:table-cell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Enter Orders</text:p>
          </table:table-cell>
          <table:table-cell office:value-type="string">
            <text:p>', description :'</text:p>
          </table:table-cell>
          <table:table-cell office:value-type="string">
            <text:p>Enter Orders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Maintain Pricing and Discounts</text:p>
          </table:table-cell>
          <table:table-cell office:value-type="string">
            <text:p>', description :'</text:p>
          </table:table-cell>
          <table:table-cell office:value-type="string">
            <text:p>Maintain Pricing and Discounts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Perform Credit Check and Release</text:p>
          </table:table-cell>
          <table:table-cell office:value-type="string">
            <text:p>', description :'</text:p>
          </table:table-cell>
          <table:table-cell office:value-type="string">
            <text:p>Perform Credit Check and Release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Process Order Changes</text:p>
          </table:table-cell>
          <table:table-cell office:value-type="string">
            <text:p>', description :'</text:p>
          </table:table-cell>
          <table:table-cell office:value-type="string">
            <text:p>Process Order Changes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Perfom Availability Check and Reservation</text:p>
          </table:table-cell>
          <table:table-cell office:value-type="string">
            <text:p>', description :'</text:p>
          </table:table-cell>
          <table:table-cell office:value-type="string">
            <text:p>Perfom Availability Check and Reservation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Pick Release</text:p>
          </table:table-cell>
          <table:table-cell office:value-type="string">
            <text:p>', description :'</text:p>
          </table:table-cell>
          <table:table-cell office:value-type="string">
            <text:p>Pick Release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Ship Confirm</text:p>
          </table:table-cell>
          <table:table-cell office:value-type="string">
            <text:p>', description :'</text:p>
          </table:table-cell>
          <table:table-cell office:value-type="string">
            <text:p>Ship Confirm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Create and Process Return Material Authorisation (RMA's)</text:p>
          </table:table-cell>
          <table:table-cell office:value-type="string">
            <text:p>', description :'</text:p>
          </table:table-cell>
          <table:table-cell office:value-type="string">
            <text:p>Create and Process Return Material Authorisation (RMA's)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Create and Process Drop Shipments</text:p>
          </table:table-cell>
          <table:table-cell office:value-type="string">
            <text:p>', description :'</text:p>
          </table:table-cell>
          <table:table-cell office:value-type="string">
            <text:p>Create and Process Drop Shipments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6">
            <text:p>6</text:p>
          </table:table-cell>
          <table:table-cell office:value-type="string">
            <text:p>', code 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Process Internal Sales Orders</text:p>
          </table:table-cell>
          <table:table-cell office:value-type="string">
            <text:p>', description :'</text:p>
          </table:table-cell>
          <table:table-cell office:value-type="string">
            <text:p>Process Internal Sales Orders</text:p>
          </table:table-cell>
          <table:table-cell office:value-type="string">
            <text:p>', hierarchy :'</text:p>
          </table:table-cell>
          <table:table-cell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10">
            <text:p>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7">
            <text:p>7</text:p>
          </table:table-cell>
          <table:table-cell office:value-type="string">
            <text:p>', code 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Maintain Accounts Receivable Masters</text:p>
          </table:table-cell>
          <table:table-cell office:value-type="string">
            <text:p>', description :'</text:p>
          </table:table-cell>
          <table:table-cell office:value-type="string">
            <text:p>Maintain Accounts Receivable Masters</text:p>
          </table:table-cell>
          <table:table-cell office:value-type="string">
            <text:p>', hierarchy :'</text:p>
          </table:table-cell>
          <table:table-cell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7">
            <text:p>7</text:p>
          </table:table-cell>
          <table:table-cell office:value-type="string">
            <text:p>', code 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Process Accounts Receivable Transactions</text:p>
          </table:table-cell>
          <table:table-cell office:value-type="string">
            <text:p>', description :'</text:p>
          </table:table-cell>
          <table:table-cell office:value-type="string">
            <text:p>Process Accounts Receivable Transactions</text:p>
          </table:table-cell>
          <table:table-cell office:value-type="string">
            <text:p>', hierarchy :'</text:p>
          </table:table-cell>
          <table:table-cell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7">
            <text:p>7</text:p>
          </table:table-cell>
          <table:table-cell office:value-type="string">
            <text:p>', code 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Process Accounts Receivable Receipts</text:p>
          </table:table-cell>
          <table:table-cell office:value-type="string">
            <text:p>', description :'</text:p>
          </table:table-cell>
          <table:table-cell office:value-type="string">
            <text:p>Process Accounts Receivable Receipts</text:p>
          </table:table-cell>
          <table:table-cell office:value-type="string">
            <text:p>', hierarchy :'</text:p>
          </table:table-cell>
          <table:table-cell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7">
            <text:p>7</text:p>
          </table:table-cell>
          <table:table-cell office:value-type="string">
            <text:p>', code 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Perform Accounts Receivable Month End Close and Reporting</text:p>
          </table:table-cell>
          <table:table-cell office:value-type="string">
            <text:p>', description :'</text:p>
          </table:table-cell>
          <table:table-cell office:value-type="string">
            <text:p>Perform Accounts Receivable Month End Close and Reporting</text:p>
          </table:table-cell>
          <table:table-cell office:value-type="string">
            <text:p>', hierarchy :'</text:p>
          </table:table-cell>
          <table:table-cell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7">
            <text:p>7</text:p>
          </table:table-cell>
          <table:table-cell office:value-type="string">
            <text:p>', code 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iReceivables</text:p>
          </table:table-cell>
          <table:table-cell office:value-type="string">
            <text:p>', description :'</text:p>
          </table:table-cell>
          <table:table-cell office:value-type="string">
            <text:p>iReceivables</text:p>
          </table:table-cell>
          <table:table-cell office:value-type="string">
            <text:p>', hierarchy :'</text:p>
          </table:table-cell>
          <table:table-cell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8">
            <text:p>8</text:p>
          </table:table-cell>
          <table:table-cell office:value-type="string">
            <text:p>', code 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Process Accounts Payable Intercompany Transactions</text:p>
          </table:table-cell>
          <table:table-cell office:value-type="string">
            <text:p>', description :'</text:p>
          </table:table-cell>
          <table:table-cell office:value-type="string">
            <text:p>Process Accounts Payable Intercompany Transactions</text:p>
          </table:table-cell>
          <table:table-cell office:value-type="string">
            <text:p>', hierarchy :'</text:p>
          </table:table-cell>
          <table:table-cell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8">
            <text:p>8</text:p>
          </table:table-cell>
          <table:table-cell office:value-type="string">
            <text:p>', code 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Process Accounts Payable Intercompany with Requisition Transactions</text:p>
          </table:table-cell>
          <table:table-cell office:value-type="string">
            <text:p>', description :'</text:p>
          </table:table-cell>
          <table:table-cell office:value-type="string">
            <text:p>Process Accounts Payable Intercompany with Requisition Transactions</text:p>
          </table:table-cell>
          <table:table-cell office:value-type="string">
            <text:p>', hierarchy :'</text:p>
          </table:table-cell>
          <table:table-cell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8">
            <text:p>8</text:p>
          </table:table-cell>
          <table:table-cell office:value-type="string">
            <text:p>', code 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Maintain Accounts Payable Masters</text:p>
          </table:table-cell>
          <table:table-cell office:value-type="string">
            <text:p>', description :'</text:p>
          </table:table-cell>
          <table:table-cell office:value-type="string">
            <text:p>Maintain Accounts Payable Masters</text:p>
          </table:table-cell>
          <table:table-cell office:value-type="string">
            <text:p>', hierarchy :'</text:p>
          </table:table-cell>
          <table:table-cell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8">
            <text:p>8</text:p>
          </table:table-cell>
          <table:table-cell office:value-type="string">
            <text:p>', code 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Process Accounts Payable Transactions</text:p>
          </table:table-cell>
          <table:table-cell office:value-type="string">
            <text:p>', description :'</text:p>
          </table:table-cell>
          <table:table-cell office:value-type="string">
            <text:p>Process Accounts Payable Transactions</text:p>
          </table:table-cell>
          <table:table-cell office:value-type="string">
            <text:p>', hierarchy :'</text:p>
          </table:table-cell>
          <table:table-cell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8">
            <text:p>8</text:p>
          </table:table-cell>
          <table:table-cell office:value-type="string">
            <text:p>', code 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Process Accounts Payable Intercompany Transactions</text:p>
          </table:table-cell>
          <table:table-cell office:value-type="string">
            <text:p>', description :'</text:p>
          </table:table-cell>
          <table:table-cell office:value-type="string">
            <text:p>Process Accounts Payable Intercompany Transactions</text:p>
          </table:table-cell>
          <table:table-cell office:value-type="string">
            <text:p>', hierarchy :'</text:p>
          </table:table-cell>
          <table:table-cell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8">
            <text:p>8</text:p>
          </table:table-cell>
          <table:table-cell office:value-type="string">
            <text:p>', code 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Process Accounts Payable Intercompany with Requisition Transactions</text:p>
          </table:table-cell>
          <table:table-cell office:value-type="string">
            <text:p>', description :'</text:p>
          </table:table-cell>
          <table:table-cell office:value-type="string">
            <text:p>Process Accounts Payable Intercompany with Requisition Transactions</text:p>
          </table:table-cell>
          <table:table-cell office:value-type="string">
            <text:p>', hierarchy :'</text:p>
          </table:table-cell>
          <table:table-cell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8">
            <text:p>8</text:p>
          </table:table-cell>
          <table:table-cell office:value-type="string">
            <text:p>', code 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Process Accounts Payable Payments</text:p>
          </table:table-cell>
          <table:table-cell office:value-type="string">
            <text:p>', description :'</text:p>
          </table:table-cell>
          <table:table-cell office:value-type="string">
            <text:p>Process Accounts Payable Payments</text:p>
          </table:table-cell>
          <table:table-cell office:value-type="string">
            <text:p>', hierarchy :'</text:p>
          </table:table-cell>
          <table:table-cell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8">
            <text:p>8</text:p>
          </table:table-cell>
          <table:table-cell office:value-type="string">
            <text:p>', code 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Accounts Payable and Accounts Receivable Netting</text:p>
          </table:table-cell>
          <table:table-cell office:value-type="string">
            <text:p>', description :'</text:p>
          </table:table-cell>
          <table:table-cell office:value-type="string">
            <text:p>Accounts Payable and Accounts Receivable Netting</text:p>
          </table:table-cell>
          <table:table-cell office:value-type="string">
            <text:p>', hierarchy :'</text:p>
          </table:table-cell>
          <table:table-cell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8">
            <text:p>8</text:p>
          </table:table-cell>
          <table:table-cell office:value-type="string">
            <text:p>', code 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Perform Accounts Payable Month End Close and Reporting</text:p>
          </table:table-cell>
          <table:table-cell office:value-type="string">
            <text:p>', description :'</text:p>
          </table:table-cell>
          <table:table-cell office:value-type="string">
            <text:p>Perform Accounts Payable Month End Close and Reporting</text:p>
          </table:table-cell>
          <table:table-cell office:value-type="string">
            <text:p>', hierarchy :'</text:p>
          </table:table-cell>
          <table:table-cell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9">
            <text:p>9</text:p>
          </table:table-cell>
          <table:table-cell office:value-type="string">
            <text:p>', code 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Create Fixed Assets</text:p>
          </table:table-cell>
          <table:table-cell office:value-type="string">
            <text:p>', description :'</text:p>
          </table:table-cell>
          <table:table-cell office:value-type="string">
            <text:p>Create Fixed Assets</text:p>
          </table:table-cell>
          <table:table-cell office:value-type="string">
            <text:p>', hierarchy :'</text:p>
          </table:table-cell>
          <table:table-cell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9">
            <text:p>9</text:p>
          </table:table-cell>
          <table:table-cell office:value-type="string">
            <text:p>', code 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Maintain Fixed Assets</text:p>
          </table:table-cell>
          <table:table-cell office:value-type="string">
            <text:p>', description :'</text:p>
          </table:table-cell>
          <table:table-cell office:value-type="string">
            <text:p>Maintain Fixed Assets</text:p>
          </table:table-cell>
          <table:table-cell office:value-type="string">
            <text:p>', hierarchy :'</text:p>
          </table:table-cell>
          <table:table-cell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9">
            <text:p>9</text:p>
          </table:table-cell>
          <table:table-cell office:value-type="string">
            <text:p>', code 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Process Fixed Assets Depreciation and Perform Period Close</text:p>
          </table:table-cell>
          <table:table-cell office:value-type="string">
            <text:p>', description :'</text:p>
          </table:table-cell>
          <table:table-cell office:value-type="string">
            <text:p>Process Fixed Assets Depreciation and Perform Period Close</text:p>
          </table:table-cell>
          <table:table-cell office:value-type="string">
            <text:p>', hierarchy :'</text:p>
          </table:table-cell>
          <table:table-cell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0">
            <text:p>10</text:p>
          </table:table-cell>
          <table:table-cell office:value-type="string">
            <text:p>', code 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Maintain General Ledger Masters</text:p>
          </table:table-cell>
          <table:table-cell office:value-type="string">
            <text:p>', description :'</text:p>
          </table:table-cell>
          <table:table-cell office:value-type="string">
            <text:p>Maintain General Ledger Masters</text:p>
          </table:table-cell>
          <table:table-cell office:value-type="string">
            <text:p>', hierarchy :'</text:p>
          </table:table-cell>
          <table:table-cell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0">
            <text:p>10</text:p>
          </table:table-cell>
          <table:table-cell office:value-type="string">
            <text:p>', code 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Process General Ledger Journal Entries</text:p>
          </table:table-cell>
          <table:table-cell office:value-type="string">
            <text:p>', description :'</text:p>
          </table:table-cell>
          <table:table-cell office:value-type="string">
            <text:p>Process General Ledger Journal Entries</text:p>
          </table:table-cell>
          <table:table-cell office:value-type="string">
            <text:p>', hierarchy :'</text:p>
          </table:table-cell>
          <table:table-cell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0">
            <text:p>10</text:p>
          </table:table-cell>
          <table:table-cell office:value-type="string">
            <text:p>', code 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Process General Ledger Month End Close</text:p>
          </table:table-cell>
          <table:table-cell office:value-type="string">
            <text:p>', description :'</text:p>
          </table:table-cell>
          <table:table-cell office:value-type="string">
            <text:p>Process General Ledger Month End Close</text:p>
          </table:table-cell>
          <table:table-cell office:value-type="string">
            <text:p>', hierarchy :'</text:p>
          </table:table-cell>
          <table:table-cell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1">
            <text:p>11</text:p>
          </table:table-cell>
          <table:table-cell office:value-type="string">
            <text:p>', code :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Perform Cash Management Bank Reconciliation</text:p>
          </table:table-cell>
          <table:table-cell office:value-type="string">
            <text:p>', description :'</text:p>
          </table:table-cell>
          <table:table-cell office:value-type="string">
            <text:p>Perform Cash Management Bank Reconciliation</text:p>
          </table:table-cell>
          <table:table-cell office:value-type="string">
            <text:p>', hierarchy :'</text:p>
          </table:table-cell>
          <table:table-cell office:value-type="float" office:value="11">
            <text:p>1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1">
            <text:p>11</text:p>
          </table:table-cell>
          <table:table-cell office:value-type="string">
            <text:p>', code :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Cash Management Reports and Forecast</text:p>
          </table:table-cell>
          <table:table-cell office:value-type="string">
            <text:p>', description :'</text:p>
          </table:table-cell>
          <table:table-cell office:value-type="string">
            <text:p>Cash Management Reports and Forecast</text:p>
          </table:table-cell>
          <table:table-cell office:value-type="string">
            <text:p>', hierarchy :'</text:p>
          </table:table-cell>
          <table:table-cell office:value-type="float" office:value="11">
            <text:p>1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2">
            <text:p>12</text:p>
          </table:table-cell>
          <table:table-cell office:value-type="string">
            <text:p>', code :'</text:p>
          </table:table-cell>
          <table:table-cell table:style-name="ce2" office:value-type="string">
            <text:p>L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VAT Linked to Order to Cash</text:p>
          </table:table-cell>
          <table:table-cell office:value-type="string">
            <text:p>', description :'</text:p>
          </table:table-cell>
          <table:table-cell table:style-name="ce2" office:value-type="string">
            <text:p>VAT Linked to Order to Cash</text:p>
          </table:table-cell>
          <table:table-cell office:value-type="string">
            <text:p>', hierarchy :'</text:p>
          </table:table-cell>
          <table:table-cell office:value-type="float" office:value="12">
            <text:p>12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2">
            <text:p>12</text:p>
          </table:table-cell>
          <table:table-cell office:value-type="string">
            <text:p>', code :'</text:p>
          </table:table-cell>
          <table:table-cell table:style-name="ce2" office:value-type="string">
            <text:p>L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FER Tax Register Report (Discoverer) </text:p>
          </table:table-cell>
          <table:table-cell office:value-type="string">
            <text:p>', description :'</text:p>
          </table:table-cell>
          <table:table-cell table:style-name="ce2" office:value-type="string">
            <text:p>FER Tax Register Report (Discoverer) </text:p>
          </table:table-cell>
          <table:table-cell office:value-type="string">
            <text:p>', hierarchy :'</text:p>
          </table:table-cell>
          <table:table-cell office:value-type="float" office:value="12">
            <text:p>12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3">
            <text:p>13</text:p>
          </table:table-cell>
          <table:table-cell office:value-type="string">
            <text:p>', code :'</text:p>
          </table:table-cell>
          <table:table-cell table:style-name="ce2" office:value-type="string">
            <text:p>O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Applications Login</text:p>
          </table:table-cell>
          <table:table-cell office:value-type="string">
            <text:p>', description :'</text:p>
          </table:table-cell>
          <table:table-cell table:style-name="ce2" office:value-type="string">
            <text:p>Applications Login</text:p>
          </table:table-cell>
          <table:table-cell office:value-type="string">
            <text:p>', hierarchy :'</text:p>
          </table:table-cell>
          <table:table-cell office:value-type="float" office:value="13">
            <text:p>13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1">
            <text:p>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1">
          <table:table-cell office:value-type="string">
            <text:p>BusinessFlow.create(playground_id: 1, business_area_id: </text:p>
          </table:table-cell>
          <table:table-cell office:value-type="float" office:value="13">
            <text:p>13</text:p>
          </table:table-cell>
          <table:table-cell office:value-type="string">
            <text:p>', code :'</text:p>
          </table:table-cell>
          <table:table-cell table:style-name="ce2" office:value-type="string">
            <text:p>O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Reporting</text:p>
          </table:table-cell>
          <table:table-cell office:value-type="string">
            <text:p>', description :'</text:p>
          </table:table-cell>
          <table:table-cell office:value-type="string">
            <text:p>Reporting</text:p>
          </table:table-cell>
          <table:table-cell office:value-type="string">
            <text:p>', hierarchy :'</text:p>
          </table:table-cell>
          <table:table-cell office:value-type="float" office:value="13">
            <text:p>1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/>
        </table:table-row>
        <table:table-row table:style-name="ro2">
          <table:table-cell table:number-columns-repeated="12"/>
          <table:table-cell table:style-name="ce1"/>
          <table:table-cell table:number-columns-repeated="3"/>
        </table:table-row>
        <table:table-row table:style-name="ro2" table:number-rows-repeated="104850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BP_Insert" table:style-name="ta1">
        <table:table-column table:style-name="co18" table:default-cell-style-name="ce3"/>
        <table:table-column table:style-name="co19" table:default-cell-style-name="Default"/>
        <table:table-column table:style-name="co14" table:default-cell-style-name="Default"/>
        <table:table-column table:style-name="co14" table:default-cell-style-name="ce3"/>
        <table:table-column table:style-name="co20" table:default-cell-style-name="ce3"/>
        <table:table-column table:style-name="co20" table:default-cell-style-name="ce5"/>
        <table:table-column table:style-name="co21" table:default-cell-style-name="ce5"/>
        <table:table-column table:style-name="co21" table:default-cell-style-name="ce3"/>
        <table:table-column table:style-name="co22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20" table:default-cell-style-name="ce5"/>
        <table:table-column table:style-name="co21" table:default-cell-style-name="ce5"/>
        <table:table-column table:style-name="co21" table:default-cell-style-name="ce3"/>
        <table:table-column table:style-name="co7" table:default-cell-style-name="ce3"/>
        <table:table-column table:style-name="co7" table:default-cell-style-name="ce5"/>
        <table:table-column table:style-name="co7" table:number-columns-repeated="1001" table:default-cell-style-name="ce3"/>
        <table:table-row table:style-name="ro1">
          <table:table-cell/>
          <table:table-cell office:value-type="string">
            <text:p>Parent_ID</text:p>
          </table:table-cell>
          <table:table-cell/>
          <table:table-cell table:style-name="ce1" office:value-type="string">
            <text:p>Business Area</text:p>
          </table:table-cell>
          <table:table-cell table:style-name="ce1"/>
          <table:table-cell office:value-type="string">
            <text:p>Business Flow</text:p>
          </table:table-cell>
          <table:table-cell/>
          <table:table-cell office:value-type="string" table:number-columns-spanned="3" table:number-rows-spanned="1">
            <text:p>Business process</text:p>
          </table:table-cell>
          <table:covered-table-cell table:number-columns-repeated="2"/>
          <table:table-cell table:number-columns-repeated="3"/>
          <table:table-cell table:style-name="ce1" office:value-type="string">
            <text:p>Business Area</text:p>
          </table:table-cell>
          <table:table-cell/>
          <table:table-cell office:value-type="string">
            <text:p>Business Flow</text:p>
          </table:table-cell>
          <table:table-cell/>
          <table:table-cell office:value-type="string" table:number-columns-spanned="2" table:number-rows-spanned="1">
            <text:p>Business process</text:p>
          </table:table-cell>
          <table:covered-table-cell/>
          <table:table-cell office:value-type="string">
            <text:p>PCF Reference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1" office:value-type="string">
            <text:p>Code</text:p>
          </table:table-cell>
          <table:table-cell table:style-name="ce1"/>
          <table:table-cell office:value-type="string">
            <text:p>Code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Name</text:p>
          </table:table-cell>
          <table:table-cell/>
          <table:table-cell office:value-type="string">
            <text:p>Name</text:p>
          </table:table-cell>
          <table:table-cell/>
          <table:table-cell table:style-name="ce1" office:value-type="string">
            <text:p>Code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Code</text:p>
          </table:table-cell>
          <table:table-cell table:number-columns-repeated="1003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">
            <text:p>1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Review and Adjust Forecast (Increase) </text:p>
          </table:table-cell>
          <table:table-cell office:value-type="string">
            <text:p>', description :'</text:p>
          </table:table-cell>
          <table:table-cell office:value-type="string">
            <text:p>Review and Adjust Forecast (Increase) 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">
            <text:p>2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Check Exception Messages</text:p>
          </table:table-cell>
          <table:table-cell office:value-type="string">
            <text:p>', description :'</text:p>
          </table:table-cell>
          <table:table-cell office:value-type="string">
            <text:p>Check Exception Messages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">
            <text:p>2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Check Automatic Sales Order Creation</text:p>
          </table:table-cell>
          <table:table-cell office:value-type="string">
            <text:p>', description :'</text:p>
          </table:table-cell>
          <table:table-cell office:value-type="string">
            <text:p>Check Automatic Sales Order Creation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">
            <text:p>2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Check Plan run</text:p>
          </table:table-cell>
          <table:table-cell office:value-type="string">
            <text:p>', description :'</text:p>
          </table:table-cell>
          <table:table-cell office:value-type="string">
            <text:p>Check Plan run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">
            <text:p>2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Launch Refresh Cycle </text:p>
          </table:table-cell>
          <table:table-cell office:value-type="string">
            <text:p>', description :'</text:p>
          </table:table-cell>
          <table:table-cell office:value-type="string">
            <text:p>Launch Refresh Cycle 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7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Centrally Planned)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Centrally Planned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3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Non Centrally Planned)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Non Centrally Planned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3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Packaging Plan (Late Sales Orders and Forecasts)</text:p>
          </table:table-cell>
          <table:table-cell office:value-type="string">
            <text:p>', description :'</text:p>
          </table:table-cell>
          <table:table-cell office:value-type="string">
            <text:p>Harmonize Master Packaging Plan (Late Sales Orders and Forecasts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3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Packaging Plan (Simulations)</text:p>
          </table:table-cell>
          <table:table-cell office:value-type="string">
            <text:p>', description :'</text:p>
          </table:table-cell>
          <table:table-cell office:value-type="string">
            <text:p>Harmonize Master Packaging Plan (Simulations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3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Bulk Plan (Capacity issues)</text:p>
          </table:table-cell>
          <table:table-cell office:value-type="string">
            <text:p>', description :'</text:p>
          </table:table-cell>
          <table:table-cell office:value-type="string">
            <text:p>Harmonize Master Bulk Plan (Capacity issues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4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Bulk Plan (Analyze and Re plan Supply)</text:p>
          </table:table-cell>
          <table:table-cell office:value-type="string">
            <text:p>', description :'</text:p>
          </table:table-cell>
          <table:table-cell office:value-type="string">
            <text:p>Harmonize Master Bulk Plan (Analyze and Re plan Supply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4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late Sales Orders and Forecasts)_Part1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late Sales Orders and Forecasts)_Part1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7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late Sales Orders and Forecasts)_Part2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late Sales Orders and Forecasts)_Part2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7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late Sales Orders and Forecasts)_Part3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late Sales Orders and Forecasts)_Part3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7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Analyze and Re plan Supply)_part1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Analyze and Re plan Supply)_part1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7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Analyze and Re plan Supply)_part2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Analyze and Re plan Supply)_part2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7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Analyze and Re plan Supply)_part3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Analyze and Re plan Supply)_part3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7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Analyze and Re plan Supply)_part4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Analyze and Re plan Supply)_part4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7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Material Plan (Analyze and Re plan Supply)</text:p>
          </table:table-cell>
          <table:table-cell office:value-type="string">
            <text:p>', description :'</text:p>
          </table:table-cell>
          <table:table-cell office:value-type="string">
            <text:p>Harmonize Master Material Plan (Analyze and Re plan Supply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4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">
            <text:p>3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', name:'</text:p>
          </table:table-cell>
          <table:table-cell office:value-type="string">
            <text:p>Harmonize Master Distribution Plan (late Sales Orders and Forecasts) </text:p>
          </table:table-cell>
          <table:table-cell office:value-type="string">
            <text:p>', description :'</text:p>
          </table:table-cell>
          <table:table-cell office:value-type="string">
            <text:p>Harmonize Master Distribution Plan (late Sales Orders and Forecasts) 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3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">
            <text:p>4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', name:'</text:p>
          </table:table-cell>
          <table:table-cell office:value-type="string">
            <text:p>Turn Purchase Order Proposals into Intercompany Transactions (Bulk from FGMBH to FICSA) </text:p>
          </table:table-cell>
          <table:table-cell office:value-type="string">
            <text:p>', description :'</text:p>
          </table:table-cell>
          <table:table-cell office:value-type="string">
            <text:p>Turn Purchase Order Proposals into Intercompany Transactions (Bulk from FGMBH to FICSA) 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2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">
            <text:p>5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', name:'</text:p>
          </table:table-cell>
          <table:table-cell office:value-type="string">
            <text:p>Customer Ship-to Default Information </text:p>
          </table:table-cell>
          <table:table-cell office:value-type="string">
            <text:p>', description :'</text:p>
          </table:table-cell>
          <table:table-cell office:value-type="string">
            <text:p>Customer Ship-to Default Information 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1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">
            <text:p>6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', name:'</text:p>
          </table:table-cell>
          <table:table-cell office:value-type="string">
            <text:p>Maintain Production Planning Parameters (Customer Ship-to MRSL)</text:p>
          </table:table-cell>
          <table:table-cell office:value-type="string">
            <text:p>', description :'</text:p>
          </table:table-cell>
          <table:table-cell office:value-type="string">
            <text:p>Maintain Production Planning Parameters (Customer Ship-to MRSL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">
            <text:p>6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', name:'</text:p>
          </table:table-cell>
          <table:table-cell office:value-type="string">
            <text:p>Maintain Production Planning Parameters (Customer Item MRSL)</text:p>
          </table:table-cell>
          <table:table-cell office:value-type="string">
            <text:p>', description :'</text:p>
          </table:table-cell>
          <table:table-cell office:value-type="string">
            <text:p>Maintain Production Planning Parameters (Customer Item MRSL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">
            <text:p>6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', name:'</text:p>
          </table:table-cell>
          <table:table-cell office:value-type="string">
            <text:p>Maintain Production Planning Parameters (SO Line MRSL) </text:p>
          </table:table-cell>
          <table:table-cell office:value-type="string">
            <text:p>', description :'</text:p>
          </table:table-cell>
          <table:table-cell office:value-type="string">
            <text:p>Maintain Production Planning Parameters (SO Line MRSL) 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7">
            <text:p>7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', name:'</text:p>
          </table:table-cell>
          <table:table-cell office:value-type="string">
            <text:p>Maintain Purchasing Item Planning Parameters (Supplier Calendar) </text:p>
          </table:table-cell>
          <table:table-cell office:value-type="string">
            <text:p>', description :'</text:p>
          </table:table-cell>
          <table:table-cell office:value-type="string">
            <text:p>Maintain Purchasing Item Planning Parameters (Supplier Calendar) 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7">
            <text:p>7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', name:'</text:p>
          </table:table-cell>
          <table:table-cell office:value-type="string">
            <text:p>Maintain Sourcing Rules</text:p>
          </table:table-cell>
          <table:table-cell office:value-type="string">
            <text:p>', description :'</text:p>
          </table:table-cell>
          <table:table-cell office:value-type="string">
            <text:p>Maintain Sourcing Rules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7">
            <text:p>7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', name:'</text:p>
          </table:table-cell>
          <table:table-cell office:value-type="string">
            <text:p>Maintain Sourcing Rules (Sourcing Category Value)</text:p>
          </table:table-cell>
          <table:table-cell office:value-type="string">
            <text:p>', description :'</text:p>
          </table:table-cell>
          <table:table-cell office:value-type="string">
            <text:p>Maintain Sourcing Rules (Sourcing Category Value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7">
            <text:p>7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', name:'</text:p>
          </table:table-cell>
          <table:table-cell office:value-type="string">
            <text:p>Maintain Sourcing Rules (Buy Sourcing Rule)</text:p>
          </table:table-cell>
          <table:table-cell office:value-type="string">
            <text:p>', description :'</text:p>
          </table:table-cell>
          <table:table-cell office:value-type="string">
            <text:p>Maintain Sourcing Rules (Buy Sourcing Rule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7">
            <text:p>7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', name:'</text:p>
          </table:table-cell>
          <table:table-cell office:value-type="string">
            <text:p>Maintain Sourcing Rules (Transfer Sourcing Rule)</text:p>
          </table:table-cell>
          <table:table-cell office:value-type="string">
            <text:p>', description :'</text:p>
          </table:table-cell>
          <table:table-cell office:value-type="string">
            <text:p>Maintain Sourcing Rules (Transfer Sourcing Rule)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1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7">
            <text:p>7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', name:'</text:p>
          </table:table-cell>
          <table:table-cell office:value-type="string">
            <text:p>Maintain Sourcing Rules (SR/BOD) assignments</text:p>
          </table:table-cell>
          <table:table-cell office:value-type="string">
            <text:p>', description :'</text:p>
          </table:table-cell>
          <table:table-cell office:value-type="string">
            <text:p>Maintain Sourcing Rules (SR/BOD) assignments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1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7">
            <text:p>7</text:p>
          </table:table-cell>
          <table:table-cell office:value-type="string">
            <text:p>, code:'</text:p>
          </table:table-cell>
          <table:table-cell table:style-name="ce1" office:value-type="string">
            <text:p>A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', name:'</text:p>
          </table:table-cell>
          <table:table-cell office:value-type="string">
            <text:p>Maintain Sourcing Rules (SR In transit Lead Time) </text:p>
          </table:table-cell>
          <table:table-cell office:value-type="string">
            <text:p>', description :'</text:p>
          </table:table-cell>
          <table:table-cell office:value-type="string">
            <text:p>Maintain Sourcing Rules (SR In transit Lead Time) </text:p>
          </table:table-cell>
          <table:table-cell table:style-name="Default" office:value-type="string">
            <text:p>', hierarchy:'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6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A1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Create a Production Batch Manually</text:p>
          </table:table-cell>
          <table:table-cell office:value-type="string">
            <text:p>', description :'</text:p>
          </table:table-cell>
          <table:table-cell office:value-type="string">
            <text:p>Create a Production Batch Manuall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Create a Production Batch from ASCP</text:p>
          </table:table-cell>
          <table:table-cell office:value-type="string">
            <text:p>', description :'</text:p>
          </table:table-cell>
          <table:table-cell office:value-type="string">
            <text:p>Create a Production Batch from ASCP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Scale a Production Batch</text:p>
          </table:table-cell>
          <table:table-cell office:value-type="string">
            <text:p>', description :'</text:p>
          </table:table-cell>
          <table:table-cell office:value-type="string">
            <text:p>Scale a Production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Cancel a Production Batch</text:p>
          </table:table-cell>
          <table:table-cell office:value-type="string">
            <text:p>', description :'</text:p>
          </table:table-cell>
          <table:table-cell office:value-type="string">
            <text:p>Cancel a Production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Reschedule a Production Batch</text:p>
          </table:table-cell>
          <table:table-cell office:value-type="string">
            <text:p>', description :'</text:p>
          </table:table-cell>
          <table:table-cell office:value-type="string">
            <text:p>Reschedule a Production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Perform an Automatic Detailed Reservation</text:p>
          </table:table-cell>
          <table:table-cell office:value-type="string">
            <text:p>', description :'</text:p>
          </table:table-cell>
          <table:table-cell office:value-type="string">
            <text:p>Perform an Automatic Detailed Reserva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Perform a Manual Detailed Reservation</text:p>
          </table:table-cell>
          <table:table-cell office:value-type="string">
            <text:p>', description :'</text:p>
          </table:table-cell>
          <table:table-cell office:value-type="string">
            <text:p>Perform a Manual Detailed Reserva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Create Pending Product Lots Manually</text:p>
          </table:table-cell>
          <table:table-cell office:value-type="string">
            <text:p>', description :'</text:p>
          </table:table-cell>
          <table:table-cell office:value-type="string">
            <text:p>Create Pending Product Lots Manuall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Request a Pick List Report</text:p>
          </table:table-cell>
          <table:table-cell office:value-type="string">
            <text:p>', description :'</text:p>
          </table:table-cell>
          <table:table-cell office:value-type="string">
            <text:p>Request a Pick List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Send Picking Order to Sattstore for FICSA Warehouse</text:p>
          </table:table-cell>
          <table:table-cell office:value-type="string">
            <text:p>', description :'</text:p>
          </table:table-cell>
          <table:table-cell office:value-type="string">
            <text:p>Send Picking Order to Sattstore for FICSA Warehous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8">
            <text:p>8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Lot Inquiry</text:p>
          </table:table-cell>
          <table:table-cell office:value-type="string">
            <text:p>', description :'</text:p>
          </table:table-cell>
          <table:table-cell office:value-type="string">
            <text:p>Lot Inquir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6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9">
            <text:p>9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Automatic Lot Numbering for Finished Goods (1</text:p>
          </table:table-cell>
          <table:table-cell office:value-type="string">
            <text:p>', description :'</text:p>
          </table:table-cell>
          <table:table-cell office:value-type="string">
            <text:p>Automatic Lot Numbering for Finished Goods (1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9">
            <text:p>9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Create Pending Product Lots Manually</text:p>
          </table:table-cell>
          <table:table-cell office:value-type="string">
            <text:p>', description :'</text:p>
          </table:table-cell>
          <table:table-cell office:value-type="string">
            <text:p>Create Pending Product Lots Manuall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9">
            <text:p>9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office:value-type="string">
            <text:p>Manufacturing Pentasa (Parent lot) =&gt; F12345#1</text:p>
          </table:table-cell>
          <table:table-cell office:value-type="string">
            <text:p>', description :'</text:p>
          </table:table-cell>
          <table:table-cell office:value-type="string">
            <text:p>Manufacturing Pentasa (Parent lot) =&gt; F12345#1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5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9">
            <text:p>9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', name:'</text:p>
          </table:table-cell>
          <table:table-cell office:value-type="string">
            <text:p>Semi-Manual L ot Numbering for Semi-Finished (Step 2) =&gt; F12345A#1</text:p>
          </table:table-cell>
          <table:table-cell office:value-type="string">
            <text:p>', description :'</text:p>
          </table:table-cell>
          <table:table-cell office:value-type="string">
            <text:p>Semi-Manual L ot Numbering for Semi-Finished (Step 2) =&gt; F12345A#1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6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9">
            <text:p>9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', name:'</text:p>
          </table:table-cell>
          <table:table-cell office:value-type="string">
            <text:p>Automatic Lot Numbering for Finished Goods (minimum 2</text:p>
          </table:table-cell>
          <table:table-cell office:value-type="string">
            <text:p>', description :'</text:p>
          </table:table-cell>
          <table:table-cell office:value-type="string">
            <text:p>Automatic Lot Numbering for Finished Goods (minimum 2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6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', name:'</text:p>
          </table:table-cell>
          <table:table-cell office:value-type="string">
            <text:p>Release Batch to WIP</text:p>
          </table:table-cell>
          <table:table-cell office:value-type="string">
            <text:p>', description :'</text:p>
          </table:table-cell>
          <table:table-cell office:value-type="string">
            <text:p>Release Batch to WIP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', name:'</text:p>
          </table:table-cell>
          <table:table-cell office:value-type="string">
            <text:p>Print Loading Unit Labels via Pallet Form</text:p>
          </table:table-cell>
          <table:table-cell office:value-type="string">
            <text:p>', description :'</text:p>
          </table:table-cell>
          <table:table-cell office:value-type="string">
            <text:p>Print Loading Unit Labels via Pallet For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', name:'</text:p>
          </table:table-cell>
          <table:table-cell office:value-type="string">
            <text:p>Execute Material Transaction</text:p>
          </table:table-cell>
          <table:table-cell office:value-type="string">
            <text:p>', description :'</text:p>
          </table:table-cell>
          <table:table-cell office:value-type="string">
            <text:p>Execute Material Transac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', name:'</text:p>
          </table:table-cell>
          <table:table-cell office:value-type="string">
            <text:p>Enter lot Manufacturing Date</text:p>
          </table:table-cell>
          <table:table-cell office:value-type="string">
            <text:p>', description :'</text:p>
          </table:table-cell>
          <table:table-cell office:value-type="string">
            <text:p>Enter lot Manufacturing Dat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', name:'</text:p>
          </table:table-cell>
          <table:table-cell office:value-type="string">
            <text:p>Print Pallet labels via Pallet Form</text:p>
          </table:table-cell>
          <table:table-cell office:value-type="string">
            <text:p>', description :'</text:p>
          </table:table-cell>
          <table:table-cell office:value-type="string">
            <text:p>Print Pallet labels via Pallet For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', name:'</text:p>
          </table:table-cell>
          <table:table-cell office:value-type="string">
            <text:p>Complete and Close the Production Batch</text:p>
          </table:table-cell>
          <table:table-cell office:value-type="string">
            <text:p>', description :'</text:p>
          </table:table-cell>
          <table:table-cell office:value-type="string">
            <text:p>Complete and Close the Production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', name:'</text:p>
          </table:table-cell>
          <table:table-cell office:value-type="string">
            <text:p>Review Material Transaction (Four Eye Validation)</text:p>
          </table:table-cell>
          <table:table-cell office:value-type="string">
            <text:p>', description :'</text:p>
          </table:table-cell>
          <table:table-cell office:value-type="string">
            <text:p>Review Material Transaction (Four Eye Validation)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', name:'</text:p>
          </table:table-cell>
          <table:table-cell office:value-type="string">
            <text:p>Re-Open Closed Batch</text:p>
          </table:table-cell>
          <table:table-cell office:value-type="string">
            <text:p>', description :'</text:p>
          </table:table-cell>
          <table:table-cell office:value-type="string">
            <text:p>Re-Open Closed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', name:'</text:p>
          </table:table-cell>
          <table:table-cell office:value-type="string">
            <text:p>Unrelease a Batch</text:p>
          </table:table-cell>
          <table:table-cell office:value-type="string">
            <text:p>', description :'</text:p>
          </table:table-cell>
          <table:table-cell office:value-type="string">
            <text:p>Unrelease a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', name:'</text:p>
          </table:table-cell>
          <table:table-cell office:value-type="string">
            <text:p>Terminate a Batch</text:p>
          </table:table-cell>
          <table:table-cell office:value-type="string">
            <text:p>', description :'</text:p>
          </table:table-cell>
          <table:table-cell office:value-type="string">
            <text:p>Terminate a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', name:'</text:p>
          </table:table-cell>
          <table:table-cell office:value-type="string">
            <text:p>Request of ingredient from Production (Incremental Picking)</text:p>
          </table:table-cell>
          <table:table-cell office:value-type="string">
            <text:p>', description :'</text:p>
          </table:table-cell>
          <table:table-cell office:value-type="string">
            <text:p>Request of ingredient from Production (Incremental Picking)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6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', name:'</text:p>
          </table:table-cell>
          <table:table-cell office:value-type="string">
            <text:p>Correction Material Transaction</text:p>
          </table:table-cell>
          <table:table-cell office:value-type="string">
            <text:p>', description :'</text:p>
          </table:table-cell>
          <table:table-cell office:value-type="string">
            <text:p>Correction Material Transac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6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', name:'</text:p>
          </table:table-cell>
          <table:table-cell office:value-type="string">
            <text:p>Reprint one or all Pallet Label at FICSA</text:p>
          </table:table-cell>
          <table:table-cell office:value-type="string">
            <text:p>', description :'</text:p>
          </table:table-cell>
          <table:table-cell office:value-type="string">
            <text:p>Reprint one or all Pallet Label at FICSA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6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', name:'</text:p>
          </table:table-cell>
          <table:table-cell office:value-type="string">
            <text:p>Print Production Closure Report</text:p>
          </table:table-cell>
          <table:table-cell office:value-type="string">
            <text:p>', description :'</text:p>
          </table:table-cell>
          <table:table-cell office:value-type="string">
            <text:p>Print Production Closure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6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', name:'</text:p>
          </table:table-cell>
          <table:table-cell office:value-type="string">
            <text:p>Inquiry On Hand Quantity for an Item</text:p>
          </table:table-cell>
          <table:table-cell office:value-type="string">
            <text:p>', description :'</text:p>
          </table:table-cell>
          <table:table-cell office:value-type="string">
            <text:p>Inquiry On Hand Quantity for an Ite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6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0">
            <text:p>10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', name:'</text:p>
          </table:table-cell>
          <table:table-cell office:value-type="string">
            <text:p>Execute Product Transactions </text:p>
          </table:table-cell>
          <table:table-cell office:value-type="string">
            <text:p>', description :'</text:p>
          </table:table-cell>
          <table:table-cell office:value-type="string">
            <text:p>Execute Product Transactions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1">
            <text:p>11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', name:'</text:p>
          </table:table-cell>
          <table:table-cell office:value-type="string">
            <text:p>Creation Unpack batch</text:p>
          </table:table-cell>
          <table:table-cell office:value-type="string">
            <text:p>', description :'</text:p>
          </table:table-cell>
          <table:table-cell office:value-type="string">
            <text:p>Creation Unpack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1">
            <text:p>11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', name:'</text:p>
          </table:table-cell>
          <table:table-cell office:value-type="string">
            <text:p>Execution of Unpacking a Batch</text:p>
          </table:table-cell>
          <table:table-cell office:value-type="string">
            <text:p>', description :'</text:p>
          </table:table-cell>
          <table:table-cell office:value-type="string">
            <text:p>Execution of Unpacking a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4">
            <text:p>3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4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1">
            <text:p>11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', name:'</text:p>
          </table:table-cell>
          <table:table-cell office:value-type="string">
            <text:p>Creating Batch for Repacking </text:p>
          </table:table-cell>
          <table:table-cell office:value-type="string">
            <text:p>', description :'</text:p>
          </table:table-cell>
          <table:table-cell office:value-type="string">
            <text:p>Creating Batch for Repacking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5">
            <text:p>3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4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', name:'</text:p>
          </table:table-cell>
          <table:table-cell office:value-type="string">
            <text:p>Define Item Costs</text:p>
          </table:table-cell>
          <table:table-cell office:value-type="string">
            <text:p>', description :'</text:p>
          </table:table-cell>
          <table:table-cell office:value-type="string">
            <text:p>Define Item Cos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', name:'</text:p>
          </table:table-cell>
          <table:table-cell office:value-type="string">
            <text:p>Define Resource Costs</text:p>
          </table:table-cell>
          <table:table-cell office:value-type="string">
            <text:p>', description :'</text:p>
          </table:table-cell>
          <table:table-cell office:value-type="string">
            <text:p>Define Resource Cos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7">
            <text:p>3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', name:'</text:p>
          </table:table-cell>
          <table:table-cell office:value-type="string">
            <text:p>Define Fixed and Variable Overhead</text:p>
          </table:table-cell>
          <table:table-cell office:value-type="string">
            <text:p>', description :'</text:p>
          </table:table-cell>
          <table:table-cell office:value-type="string">
            <text:p>Define Fixed and Variable Overhea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8">
            <text:p>3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', name:'</text:p>
          </table:table-cell>
          <table:table-cell office:value-type="string">
            <text:p>Run Standard Cost Rollup</text:p>
          </table:table-cell>
          <table:table-cell office:value-type="string">
            <text:p>', description :'</text:p>
          </table:table-cell>
          <table:table-cell office:value-type="string">
            <text:p>Run Standard Cost Rollup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', name:'</text:p>
          </table:table-cell>
          <table:table-cell office:value-type="string">
            <text:p>Run Cost Update in Draft</text:p>
          </table:table-cell>
          <table:table-cell office:value-type="string">
            <text:p>', description :'</text:p>
          </table:table-cell>
          <table:table-cell office:value-type="string">
            <text:p>Run Cost Update in Draf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0">
            <text:p>4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', name:'</text:p>
          </table:table-cell>
          <table:table-cell office:value-type="string">
            <text:p>Run OPM COGS</text:p>
          </table:table-cell>
          <table:table-cell office:value-type="string">
            <text:p>', description :'</text:p>
          </table:table-cell>
          <table:table-cell office:value-type="string">
            <text:p>Run OPM COG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1">
            <text:p>4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', name:'</text:p>
          </table:table-cell>
          <table:table-cell office:value-type="string">
            <text:p>Run OPM Accounting Pre-Processor</text:p>
          </table:table-cell>
          <table:table-cell office:value-type="string">
            <text:p>', description :'</text:p>
          </table:table-cell>
          <table:table-cell office:value-type="string">
            <text:p>Run OPM Accounting Pre-Processo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2">
            <text:p>4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', name:'</text:p>
          </table:table-cell>
          <table:table-cell office:value-type="string">
            <text:p>Run Create Accounting in Draft Mode</text:p>
          </table:table-cell>
          <table:table-cell office:value-type="string">
            <text:p>', description :'</text:p>
          </table:table-cell>
          <table:table-cell office:value-type="string">
            <text:p>Run Create Accounting in Draft Mod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3">
            <text:p>4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', name:'</text:p>
          </table:table-cell>
          <table:table-cell office:value-type="string">
            <text:p>Run Create Accounting in Final Mode</text:p>
          </table:table-cell>
          <table:table-cell office:value-type="string">
            <text:p>', description :'</text:p>
          </table:table-cell>
          <table:table-cell office:value-type="string">
            <text:p>Run Create Accounting in Final Mod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4">
            <text:p>4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', name:'</text:p>
          </table:table-cell>
          <table:table-cell office:value-type="string">
            <text:p>Copy Item Cost</text:p>
          </table:table-cell>
          <table:table-cell office:value-type="string">
            <text:p>', description :'</text:p>
          </table:table-cell>
          <table:table-cell office:value-type="string">
            <text:p>Copy Item Cos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5">
            <text:p>4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', name:'</text:p>
          </table:table-cell>
          <table:table-cell office:value-type="string">
            <text:p>Copy Resource Cost</text:p>
          </table:table-cell>
          <table:table-cell office:value-type="string">
            <text:p>', description :'</text:p>
          </table:table-cell>
          <table:table-cell office:value-type="string">
            <text:p>Copy Resource Cos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6">
            <text:p>4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', name:'</text:p>
          </table:table-cell>
          <table:table-cell office:value-type="string">
            <text:p>Copy Overhead Cost</text:p>
          </table:table-cell>
          <table:table-cell office:value-type="string">
            <text:p>', description :'</text:p>
          </table:table-cell>
          <table:table-cell office:value-type="string">
            <text:p>Copy Overhead Cos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7">
            <text:p>4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', name:'</text:p>
          </table:table-cell>
          <table:table-cell office:value-type="string">
            <text:p>Run FER GMF Detailed SLA Report Copy</text:p>
          </table:table-cell>
          <table:table-cell office:value-type="string">
            <text:p>', description :'</text:p>
          </table:table-cell>
          <table:table-cell office:value-type="string">
            <text:p>Run FER GMF Detailed SLA Report Cop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8">
            <text:p>4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5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2">
            <text:p>12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', name:'</text:p>
          </table:table-cell>
          <table:table-cell office:value-type="string">
            <text:p>Close Costing Periods </text:p>
          </table:table-cell>
          <table:table-cell office:value-type="string">
            <text:p>', description :'</text:p>
          </table:table-cell>
          <table:table-cell office:value-type="string">
            <text:p>Close Costing Periods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49">
            <text:p>4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7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3">
            <text:p>13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', name:'</text:p>
          </table:table-cell>
          <table:table-cell office:value-type="string">
            <text:p>Approve Recipe for Production</text:p>
          </table:table-cell>
          <table:table-cell office:value-type="string">
            <text:p>', description :'</text:p>
          </table:table-cell>
          <table:table-cell office:value-type="string">
            <text:p>Approve Recipe for Produc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0">
            <text:p>5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3">
            <text:p>13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', name:'</text:p>
          </table:table-cell>
          <table:table-cell office:value-type="string">
            <text:p>Create Generic Resource</text:p>
          </table:table-cell>
          <table:table-cell office:value-type="string">
            <text:p>', description :'</text:p>
          </table:table-cell>
          <table:table-cell office:value-type="string">
            <text:p>Create Generic Resour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1">
            <text:p>5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4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3">
            <text:p>13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', name:'</text:p>
          </table:table-cell>
          <table:table-cell office:value-type="string">
            <text:p>Create a Routing &amp; Define Step Dependency</text:p>
          </table:table-cell>
          <table:table-cell office:value-type="string">
            <text:p>', description :'</text:p>
          </table:table-cell>
          <table:table-cell office:value-type="string">
            <text:p>Create a Routing &amp; Define Step Dependenc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2">
            <text:p>5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4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3">
            <text:p>13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', name:'</text:p>
          </table:table-cell>
          <table:table-cell office:value-type="string">
            <text:p>Create a Formula</text:p>
          </table:table-cell>
          <table:table-cell office:value-type="string">
            <text:p>', description :'</text:p>
          </table:table-cell>
          <table:table-cell office:value-type="string">
            <text:p>Create a Formula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3">
            <text:p>5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4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3">
            <text:p>13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', name:'</text:p>
          </table:table-cell>
          <table:table-cell office:value-type="string">
            <text:p>Create Recipe with validity rules</text:p>
          </table:table-cell>
          <table:table-cell office:value-type="string">
            <text:p>', description :'</text:p>
          </table:table-cell>
          <table:table-cell office:value-type="string">
            <text:p>Create Recipe with validity rul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4">
            <text:p>5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4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3">
            <text:p>13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', name:'</text:p>
          </table:table-cell>
          <table:table-cell office:value-type="string">
            <text:p>Create an Operation</text:p>
          </table:table-cell>
          <table:table-cell office:value-type="string">
            <text:p>', description :'</text:p>
          </table:table-cell>
          <table:table-cell office:value-type="string">
            <text:p>Create an Opera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5">
            <text:p>5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4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3">
            <text:p>13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', name:'</text:p>
          </table:table-cell>
          <table:table-cell office:value-type="string">
            <text:p>Create Item Substitution List </text:p>
          </table:table-cell>
          <table:table-cell office:value-type="string">
            <text:p>', description :'</text:p>
          </table:table-cell>
          <table:table-cell office:value-type="string">
            <text:p>Create Item Substitution Lis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56">
            <text:p>5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4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4">
            <text:p>14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', name:'</text:p>
          </table:table-cell>
          <table:table-cell office:value-type="string">
            <text:p>Create Resource Calendar</text:p>
          </table:table-cell>
          <table:table-cell office:value-type="string">
            <text:p>', description :'</text:p>
          </table:table-cell>
          <table:table-cell office:value-type="string">
            <text:p>Create Resource Calenda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57">
            <text:p>5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5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4">
            <text:p>14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', name:'</text:p>
          </table:table-cell>
          <table:table-cell office:value-type="string">
            <text:p>Maintain Availability on Resource Calendar </text:p>
          </table:table-cell>
          <table:table-cell office:value-type="string">
            <text:p>', description :'</text:p>
          </table:table-cell>
          <table:table-cell office:value-type="string">
            <text:p>Maintain Availability on Resource Calendar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58">
            <text:p>5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5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5">
            <text:p>15</text:p>
          </table:table-cell>
          <table:table-cell office:value-type="string">
            <text:p>, code:'</text:p>
          </table:table-cell>
          <table:table-cell table:style-name="ce2" office:value-type="string">
            <text:p>B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', name:'</text:p>
          </table:table-cell>
          <table:table-cell office:value-type="string">
            <text:p>Create and Execute a TPM Batch </text:p>
          </table:table-cell>
          <table:table-cell office:value-type="string">
            <text:p>', description :'</text:p>
          </table:table-cell>
          <table:table-cell office:value-type="string">
            <text:p>Create and Execute a TPM Batch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9">
            <text:p>5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5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6">
            <text:p>16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Create and Enter Quality in Calibration Plan </text:p>
          </table:table-cell>
          <table:table-cell office:value-type="string">
            <text:p>', description :'</text:p>
          </table:table-cell>
          <table:table-cell office:value-type="string">
            <text:p>Create and Enter Quality in Calibration Plan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Work Request creation and approval (full cycle)</text:p>
          </table:table-cell>
          <table:table-cell office:value-type="string">
            <text:p>', description :'</text:p>
          </table:table-cell>
          <table:table-cell office:value-type="string">
            <text:p>Work Request creation and approval (full cycle)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Work Request Creation</text:p>
          </table:table-cell>
          <table:table-cell office:value-type="string">
            <text:p>', description :'</text:p>
          </table:table-cell>
          <table:table-cell office:value-type="string">
            <text:p>Work Request Crea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3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Work Request Reassign</text:p>
          </table:table-cell>
          <table:table-cell office:value-type="string">
            <text:p>', description :'</text:p>
          </table:table-cell>
          <table:table-cell office:value-type="string">
            <text:p>Work Request Reassig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3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Work Request Approval</text:p>
          </table:table-cell>
          <table:table-cell office:value-type="string">
            <text:p>', description :'</text:p>
          </table:table-cell>
          <table:table-cell office:value-type="string">
            <text:p>Work Request Approval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3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Work Request Request Information</text:p>
          </table:table-cell>
          <table:table-cell office:value-type="string">
            <text:p>', description :'</text:p>
          </table:table-cell>
          <table:table-cell office:value-type="string">
            <text:p>Work Request Request Informa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3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Work Request Rejection</text:p>
          </table:table-cell>
          <table:table-cell office:value-type="string">
            <text:p>', description :'</text:p>
          </table:table-cell>
          <table:table-cell office:value-type="string">
            <text:p>Work Request Rejec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3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Work Request creation and reassign (full cycle)</text:p>
          </table:table-cell>
          <table:table-cell office:value-type="string">
            <text:p>', description :'</text:p>
          </table:table-cell>
          <table:table-cell office:value-type="string">
            <text:p>Work Request creation and reassign (full cycle)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Work Request creation and reject (full cycle)</text:p>
          </table:table-cell>
          <table:table-cell office:value-type="string">
            <text:p>', description :'</text:p>
          </table:table-cell>
          <table:table-cell office:value-type="string">
            <text:p>Work Request creation and reject (full cycle)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1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Creating and managing Work Order Self Service</text:p>
          </table:table-cell>
          <table:table-cell office:value-type="string">
            <text:p>', description :'</text:p>
          </table:table-cell>
          <table:table-cell office:value-type="string">
            <text:p>Creating and managing Work Order Self Serv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1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Schedule preventive maintenance</text:p>
          </table:table-cell>
          <table:table-cell office:value-type="string">
            <text:p>', description :'</text:p>
          </table:table-cell>
          <table:table-cell office:value-type="string">
            <text:p>Schedule preventive maintenan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1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7">
            <text:p>17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Maintenance Workbench </text:p>
          </table:table-cell>
          <table:table-cell office:value-type="string">
            <text:p>', description :'</text:p>
          </table:table-cell>
          <table:table-cell office:value-type="string">
            <text:p>Maintenance Workbench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1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8">
            <text:p>18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Work Order Completion with Self Service </text:p>
          </table:table-cell>
          <table:table-cell office:value-type="string">
            <text:p>', description :'</text:p>
          </table:table-cell>
          <table:table-cell office:value-type="string">
            <text:p>Work Order Completion with Self Servic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1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19">
            <text:p>19</text:p>
          </table:table-cell>
          <table:table-cell office:value-type="string">
            <text:p>, code:'</text:p>
          </table:table-cell>
          <table:table-cell table:style-name="ce2" office:value-type="string">
            <text:p>C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office:value-type="string">
            <text:p>Run Min-Max Planning </text:p>
          </table:table-cell>
          <table:table-cell office:value-type="string">
            <text:p>', description :'</text:p>
          </table:table-cell>
          <table:table-cell office:value-type="string">
            <text:p>Run Min-Max Planning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C3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0">
            <text:p>20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PO Create Purchase Requisition manually for non inventory good.</text:p>
          </table:table-cell>
          <table:table-cell office:value-type="string">
            <text:p>', description :'</text:p>
          </table:table-cell>
          <table:table-cell office:value-type="string">
            <text:p>PO Create Purchase Requisition manually for non inventory good.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4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0">
            <text:p>20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PO Add Attachment to Purchase Requisition</text:p>
          </table:table-cell>
          <table:table-cell office:value-type="string">
            <text:p>', description :'</text:p>
          </table:table-cell>
          <table:table-cell office:value-type="string">
            <text:p>PO Add Attachment to Purchase Requisi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4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0">
            <text:p>20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PO Update Currency from EUR to CHF</text:p>
          </table:table-cell>
          <table:table-cell office:value-type="string">
            <text:p>', description :'</text:p>
          </table:table-cell>
          <table:table-cell office:value-type="string">
            <text:p>PO Update Currency from EUR to CHF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4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0">
            <text:p>20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PO Cancel a Purchase Requisition</text:p>
          </table:table-cell>
          <table:table-cell office:value-type="string">
            <text:p>', description :'</text:p>
          </table:table-cell>
          <table:table-cell office:value-type="string">
            <text:p>PO Cancel a Purchase Requisi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5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0">
            <text:p>20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PO Vacation Rule</text:p>
          </table:table-cell>
          <table:table-cell office:value-type="string">
            <text:p>', description :'</text:p>
          </table:table-cell>
          <table:table-cell office:value-type="string">
            <text:p>PO Vacation Rul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1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0">
            <text:p>20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PO Restart Email Notification </text:p>
          </table:table-cell>
          <table:table-cell office:value-type="string">
            <text:p>', description :'</text:p>
          </table:table-cell>
          <table:table-cell office:value-type="string">
            <text:p>PO Restart Email Notification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1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1">
            <text:p>21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PO manually autocreate Purchase Orders</text:p>
          </table:table-cell>
          <table:table-cell office:value-type="string">
            <text:p>', description :'</text:p>
          </table:table-cell>
          <table:table-cell office:value-type="string">
            <text:p>PO manually autocreate Purchase Order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1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1">
            <text:p>21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PO Autocreate Purchase Order automatically non Inventory good.</text:p>
          </table:table-cell>
          <table:table-cell office:value-type="string">
            <text:p>', description :'</text:p>
          </table:table-cell>
          <table:table-cell office:value-type="string">
            <text:p>PO Autocreate Purchase Order automatically non Inventory good.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5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1">
            <text:p>21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PO Create Standard Purchase Order Manually (after go live)</text:p>
          </table:table-cell>
          <table:table-cell office:value-type="string">
            <text:p>', description :'</text:p>
          </table:table-cell>
          <table:table-cell office:value-type="string">
            <text:p>PO Create Standard Purchase Order Manually (after go live)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1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1">
            <text:p>21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PO Update Standard Purchase Order with Tax information</text:p>
          </table:table-cell>
          <table:table-cell office:value-type="string">
            <text:p>', description :'</text:p>
          </table:table-cell>
          <table:table-cell office:value-type="string">
            <text:p>PO Update Standard Purchase Order with Tax informa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2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1">
            <text:p>21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PO Create Blanket Purchase Agreement manually</text:p>
          </table:table-cell>
          <table:table-cell office:value-type="string">
            <text:p>', description :'</text:p>
          </table:table-cell>
          <table:table-cell office:value-type="string">
            <text:p>PO Create Blanket Purchase Agreement manuall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1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1">
            <text:p>21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PO Create Blanket Release</text:p>
          </table:table-cell>
          <table:table-cell office:value-type="string">
            <text:p>', description :'</text:p>
          </table:table-cell>
          <table:table-cell office:value-type="string">
            <text:p>PO Create Blanket Releas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2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1">
            <text:p>21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PO modify an approved PO within approval limit</text:p>
          </table:table-cell>
          <table:table-cell office:value-type="string">
            <text:p>', description :'</text:p>
          </table:table-cell>
          <table:table-cell office:value-type="string">
            <text:p>PO modify an approved PO within approval limi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2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1">
            <text:p>21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office:value-type="string">
            <text:p>PO Print PO</text:p>
          </table:table-cell>
          <table:table-cell office:value-type="string">
            <text:p>', description :'</text:p>
          </table:table-cell>
          <table:table-cell office:value-type="string">
            <text:p>PO Print PO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5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1">
            <text:p>21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', name:'</text:p>
          </table:table-cell>
          <table:table-cell office:value-type="string">
            <text:p>PO Cancel PO </text:p>
          </table:table-cell>
          <table:table-cell office:value-type="string">
            <text:p>', description :'</text:p>
          </table:table-cell>
          <table:table-cell office:value-type="string">
            <text:p>PO Cancel PO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5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2">
            <text:p>22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', name:'</text:p>
          </table:table-cell>
          <table:table-cell office:value-type="string">
            <text:p>PO Perform Standard Receipt for Inventory Items</text:p>
          </table:table-cell>
          <table:table-cell office:value-type="string">
            <text:p>', description :'</text:p>
          </table:table-cell>
          <table:table-cell office:value-type="string">
            <text:p>PO Perform Standard Receipt for Inventory Item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2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2">
            <text:p>22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', name:'</text:p>
          </table:table-cell>
          <table:table-cell office:value-type="string">
            <text:p>Receipt Pallet Form</text:p>
          </table:table-cell>
          <table:table-cell office:value-type="string">
            <text:p>', description :'</text:p>
          </table:table-cell>
          <table:table-cell office:value-type="string">
            <text:p>Receipt Pallet For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5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2">
            <text:p>22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', name:'</text:p>
          </table:table-cell>
          <table:table-cell office:value-type="string">
            <text:p>PO Perform Standard Receipt for Non Inventory Item</text:p>
          </table:table-cell>
          <table:table-cell office:value-type="string">
            <text:p>', description :'</text:p>
          </table:table-cell>
          <table:table-cell office:value-type="string">
            <text:p>PO Perform Standard Receipt for Non Inventory Ite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5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2">
            <text:p>22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', name:'</text:p>
          </table:table-cell>
          <table:table-cell office:value-type="string">
            <text:p>PO Perform a return on Inventory Goods</text:p>
          </table:table-cell>
          <table:table-cell office:value-type="string">
            <text:p>', description :'</text:p>
          </table:table-cell>
          <table:table-cell office:value-type="string">
            <text:p>PO Perform a return on Inventory Good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3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2">
            <text:p>22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', name:'</text:p>
          </table:table-cell>
          <table:table-cell office:value-type="string">
            <text:p>PO Perform a correction after PO Receipt </text:p>
          </table:table-cell>
          <table:table-cell office:value-type="string">
            <text:p>', description :'</text:p>
          </table:table-cell>
          <table:table-cell office:value-type="string">
            <text:p>PO Perform a correction after PO Receip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3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3">
            <text:p>23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', name:'</text:p>
          </table:table-cell>
          <table:table-cell office:value-type="string">
            <text:p>PO Create Accounting - Receiving</text:p>
          </table:table-cell>
          <table:table-cell office:value-type="string">
            <text:p>', description :'</text:p>
          </table:table-cell>
          <table:table-cell office:value-type="string">
            <text:p>PO Create Accounting - Receiving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3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3">
            <text:p>23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', name:'</text:p>
          </table:table-cell>
          <table:table-cell office:value-type="string">
            <text:p>PO Subledger Period Close Exceptions Report</text:p>
          </table:table-cell>
          <table:table-cell office:value-type="string">
            <text:p>', description :'</text:p>
          </table:table-cell>
          <table:table-cell office:value-type="string">
            <text:p>PO Subledger Period Close Exceptions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3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3">
            <text:p>23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', name:'</text:p>
          </table:table-cell>
          <table:table-cell office:value-type="string">
            <text:p>PO Journal Entries Report - Cost Mgmt</text:p>
          </table:table-cell>
          <table:table-cell office:value-type="string">
            <text:p>', description :'</text:p>
          </table:table-cell>
          <table:table-cell office:value-type="string">
            <text:p>PO Journal Entries Report - Cost Mgm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3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3">
            <text:p>23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', name:'</text:p>
          </table:table-cell>
          <table:table-cell office:value-type="string">
            <text:p>PO Journal Entries Report</text:p>
          </table:table-cell>
          <table:table-cell office:value-type="string">
            <text:p>', description :'</text:p>
          </table:table-cell>
          <table:table-cell office:value-type="string">
            <text:p>PO Journal Entries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4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3">
            <text:p>23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', name:'</text:p>
          </table:table-cell>
          <table:table-cell office:value-type="string">
            <text:p>PO AP and PO Accrual Reconciliation Report</text:p>
          </table:table-cell>
          <table:table-cell office:value-type="string">
            <text:p>', description :'</text:p>
          </table:table-cell>
          <table:table-cell office:value-type="string">
            <text:p>PO AP and PO Accrual Reconciliation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4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3">
            <text:p>23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', name:'</text:p>
          </table:table-cell>
          <table:table-cell office:value-type="string">
            <text:p>PO Open Close PO Period</text:p>
          </table:table-cell>
          <table:table-cell office:value-type="string">
            <text:p>', description :'</text:p>
          </table:table-cell>
          <table:table-cell office:value-type="string">
            <text:p>PO Open Close PO Perio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4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3">
            <text:p>23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', name:'</text:p>
          </table:table-cell>
          <table:table-cell office:value-type="string">
            <text:p>PO uninvoiced receipts report </text:p>
          </table:table-cell>
          <table:table-cell office:value-type="string">
            <text:p>', description :'</text:p>
          </table:table-cell>
          <table:table-cell office:value-type="string">
            <text:p>PO uninvoiced receipts repor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3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5">
            <text:p>25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', name:'</text:p>
          </table:table-cell>
          <table:table-cell office:value-type="string">
            <text:p>iProcurement Create a PR</text:p>
          </table:table-cell>
          <table:table-cell office:value-type="string">
            <text:p>', description :'</text:p>
          </table:table-cell>
          <table:table-cell office:value-type="string">
            <text:p>iProcurement Create a P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0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5">
            <text:p>25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', name:'</text:p>
          </table:table-cell>
          <table:table-cell office:value-type="string">
            <text:p>iProcurement Approve a PR</text:p>
          </table:table-cell>
          <table:table-cell office:value-type="string">
            <text:p>', description :'</text:p>
          </table:table-cell>
          <table:table-cell office:value-type="string">
            <text:p>iProcurement Approve a P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0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5">
            <text:p>25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', name:'</text:p>
          </table:table-cell>
          <table:table-cell office:value-type="string">
            <text:p>iProcurement Autocreate a PO</text:p>
          </table:table-cell>
          <table:table-cell office:value-type="string">
            <text:p>', description :'</text:p>
          </table:table-cell>
          <table:table-cell office:value-type="string">
            <text:p>iProcurement Autocreate a PO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0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5">
            <text:p>25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', name:'</text:p>
          </table:table-cell>
          <table:table-cell office:value-type="string">
            <text:p>iProcurement Perform a PO Receipt </text:p>
          </table:table-cell>
          <table:table-cell office:value-type="string">
            <text:p>', description :'</text:p>
          </table:table-cell>
          <table:table-cell office:value-type="string">
            <text:p>iProcurement Perform a PO Receip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0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5">
            <text:p>25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', name:'</text:p>
          </table:table-cell>
          <table:table-cell office:value-type="string">
            <text:p>Employee Creation</text:p>
          </table:table-cell>
          <table:table-cell office:value-type="string">
            <text:p>', description :'</text:p>
          </table:table-cell>
          <table:table-cell office:value-type="string">
            <text:p>Employee Crea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0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5">
            <text:p>25</text:p>
          </table:table-cell>
          <table:table-cell office:value-type="string">
            <text:p>, code:'</text:p>
          </table:table-cell>
          <table:table-cell table:style-name="ce2" office:value-type="string">
            <text:p>D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', name:'</text:p>
          </table:table-cell>
          <table:table-cell office:value-type="string">
            <text:p>Approved Supplier List </text:p>
          </table:table-cell>
          <table:table-cell office:value-type="string">
            <text:p>', description :'</text:p>
          </table:table-cell>
          <table:table-cell office:value-type="string">
            <text:p>Approved Supplier Lis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D5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6">
            <text:p>26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Transfer Goods from St Prex to TPM</text:p>
          </table:table-cell>
          <table:table-cell office:value-type="string">
            <text:p>', description :'</text:p>
          </table:table-cell>
          <table:table-cell office:value-type="string">
            <text:p>Transfer Goods from St Prex to TP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3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6">
            <text:p>26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Transfer good from TPM to St Prex =&gt; correct Sc 649</text:p>
          </table:table-cell>
          <table:table-cell office:value-type="string">
            <text:p>', description :'</text:p>
          </table:table-cell>
          <table:table-cell office:value-type="string">
            <text:p>Transfer good from TPM to St Prex =&gt; correct Sc 649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4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6">
            <text:p>26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Trailer Ban from St Prex to the HUB and print transfer documents</text:p>
          </table:table-cell>
          <table:table-cell office:value-type="string">
            <text:p>', description :'</text:p>
          </table:table-cell>
          <table:table-cell office:value-type="string">
            <text:p>Trailer Ban from St Prex to the HUB and print transfer documen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4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6">
            <text:p>26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Return Good from the Hub to St Prex</text:p>
          </table:table-cell>
          <table:table-cell office:value-type="string">
            <text:p>', description :'</text:p>
          </table:table-cell>
          <table:table-cell office:value-type="string">
            <text:p>Return Good from the Hub to St Prex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4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6">
            <text:p>26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Print Transfer document</text:p>
          </table:table-cell>
          <table:table-cell office:value-type="string">
            <text:p>', description :'</text:p>
          </table:table-cell>
          <table:table-cell office:value-type="string">
            <text:p>Print Transfer docume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4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6">
            <text:p>26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Receipt PO (Multilines) and Print labels from Pallet Form</text:p>
          </table:table-cell>
          <table:table-cell office:value-type="string">
            <text:p>', description :'</text:p>
          </table:table-cell>
          <table:table-cell office:value-type="string">
            <text:p>Receipt PO (Multilines) and Print labels from Pallet For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4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6">
            <text:p>26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Perform Receipt correction of Inventory goods</text:p>
          </table:table-cell>
          <table:table-cell office:value-type="string">
            <text:p>', description :'</text:p>
          </table:table-cell>
          <table:table-cell office:value-type="string">
            <text:p>Perform Receipt correction of Inventory good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4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6">
            <text:p>26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Perform Return of Purchase Order </text:p>
          </table:table-cell>
          <table:table-cell office:value-type="string">
            <text:p>', description :'</text:p>
          </table:table-cell>
          <table:table-cell office:value-type="string">
            <text:p>Perform Return of Purchase Order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4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Create Item Master at Master level</text:p>
          </table:table-cell>
          <table:table-cell office:value-type="string">
            <text:p>', description :'</text:p>
          </table:table-cell>
          <table:table-cell office:value-type="string">
            <text:p>Create Item Master at Master level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Maintain Item Master at Organization level</text:p>
          </table:table-cell>
          <table:table-cell office:value-type="string">
            <text:p>', description :'</text:p>
          </table:table-cell>
          <table:table-cell office:value-type="string">
            <text:p>Maintain Item Master at Organization level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Change the Item Status for an Inventory Item</text:p>
          </table:table-cell>
          <table:table-cell office:value-type="string">
            <text:p>', description :'</text:p>
          </table:table-cell>
          <table:table-cell office:value-type="string">
            <text:p>Change the Item Status for an Inventory Ite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Item templates Creation and Maintenance</text:p>
          </table:table-cell>
          <table:table-cell office:value-type="string">
            <text:p>', description :'</text:p>
          </table:table-cell>
          <table:table-cell office:value-type="string">
            <text:p>Item templates Creation and Maintenan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Create Value Set Values</text:p>
          </table:table-cell>
          <table:table-cell office:value-type="string">
            <text:p>', description :'</text:p>
          </table:table-cell>
          <table:table-cell office:value-type="string">
            <text:p>Create Value Set Valu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office:value-type="string">
            <text:p>Create UOM conversion</text:p>
          </table:table-cell>
          <table:table-cell office:value-type="string">
            <text:p>', description :'</text:p>
          </table:table-cell>
          <table:table-cell office:value-type="string">
            <text:p>Create UOM convers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', name:'</text:p>
          </table:table-cell>
          <table:table-cell office:value-type="string">
            <text:p>Create Manufacturer Part Number Reference</text:p>
          </table:table-cell>
          <table:table-cell office:value-type="string">
            <text:p>', description :'</text:p>
          </table:table-cell>
          <table:table-cell office:value-type="string">
            <text:p>Create Manufacturer Part Number Referen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', name:'</text:p>
          </table:table-cell>
          <table:table-cell office:value-type="string">
            <text:p>Un assignment of Items from Org.</text:p>
          </table:table-cell>
          <table:table-cell office:value-type="string">
            <text:p>', description :'</text:p>
          </table:table-cell>
          <table:table-cell office:value-type="string">
            <text:p>Un assignment of Items from Org.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', name:'</text:p>
          </table:table-cell>
          <table:table-cell office:value-type="string">
            <text:p>Create Item Category Codes</text:p>
          </table:table-cell>
          <table:table-cell office:value-type="string">
            <text:p>', description :'</text:p>
          </table:table-cell>
          <table:table-cell office:value-type="string">
            <text:p>Create Item Category Cod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7">
            <text:p>27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', name:'</text:p>
          </table:table-cell>
          <table:table-cell office:value-type="string">
            <text:p>Create Customer Item Cross Reference </text:p>
          </table:table-cell>
          <table:table-cell office:value-type="string">
            <text:p>', description :'</text:p>
          </table:table-cell>
          <table:table-cell office:value-type="string">
            <text:p>Create Customer Item Cross Referenc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2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8">
            <text:p>28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', name:'</text:p>
          </table:table-cell>
          <table:table-cell office:value-type="string">
            <text:p>Create a Stock Locator</text:p>
          </table:table-cell>
          <table:table-cell office:value-type="string">
            <text:p>', description :'</text:p>
          </table:table-cell>
          <table:table-cell office:value-type="string">
            <text:p>Create a Stock Locato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8">
            <text:p>28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', name:'</text:p>
          </table:table-cell>
          <table:table-cell office:value-type="string">
            <text:p>Define Units of Measure and Conversions </text:p>
          </table:table-cell>
          <table:table-cell office:value-type="string">
            <text:p>', description :'</text:p>
          </table:table-cell>
          <table:table-cell office:value-type="string">
            <text:p>Define Units of Measure and Conversions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9">
            <text:p>29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', name:'</text:p>
          </table:table-cell>
          <table:table-cell office:value-type="string">
            <text:p>Create a Move Order</text:p>
          </table:table-cell>
          <table:table-cell office:value-type="string">
            <text:p>', description :'</text:p>
          </table:table-cell>
          <table:table-cell office:value-type="string">
            <text:p>Create a Move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9">
            <text:p>29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', name:'</text:p>
          </table:table-cell>
          <table:table-cell office:value-type="string">
            <text:p>Process a Move Order</text:p>
          </table:table-cell>
          <table:table-cell office:value-type="string">
            <text:p>', description :'</text:p>
          </table:table-cell>
          <table:table-cell office:value-type="string">
            <text:p>Process a Move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9">
            <text:p>29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', name:'</text:p>
          </table:table-cell>
          <table:table-cell office:value-type="string">
            <text:p>Process a Subinventory Transfer</text:p>
          </table:table-cell>
          <table:table-cell office:value-type="string">
            <text:p>', description :'</text:p>
          </table:table-cell>
          <table:table-cell office:value-type="string">
            <text:p>Process a Subinventory Transf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9">
            <text:p>29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', name:'</text:p>
          </table:table-cell>
          <table:table-cell office:value-type="string">
            <text:p>Process Ingredient Returns (Non-FICSA)</text:p>
          </table:table-cell>
          <table:table-cell office:value-type="string">
            <text:p>', description :'</text:p>
          </table:table-cell>
          <table:table-cell office:value-type="string">
            <text:p>Process Ingredient Returns (Non-FICSA)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9">
            <text:p>29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', name:'</text:p>
          </table:table-cell>
          <table:table-cell office:value-type="string">
            <text:p>Perform Availability Check on an Item</text:p>
          </table:table-cell>
          <table:table-cell office:value-type="string">
            <text:p>', description :'</text:p>
          </table:table-cell>
          <table:table-cell office:value-type="string">
            <text:p>Perform Availability Check on an Ite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3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29">
            <text:p>29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', name:'</text:p>
          </table:table-cell>
          <table:table-cell office:value-type="string">
            <text:p>Process a Miscellaneous Adjustment </text:p>
          </table:table-cell>
          <table:table-cell office:value-type="string">
            <text:p>', description :'</text:p>
          </table:table-cell>
          <table:table-cell office:value-type="string">
            <text:p>Process a Miscellaneous Adjustmen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0">
            <text:p>30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', name:'</text:p>
          </table:table-cell>
          <table:table-cell office:value-type="string">
            <text:p>Define a Physical Inventory</text:p>
          </table:table-cell>
          <table:table-cell office:value-type="string">
            <text:p>', description :'</text:p>
          </table:table-cell>
          <table:table-cell office:value-type="string">
            <text:p>Define a Physical Inventor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0">
            <text:p>30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', name:'</text:p>
          </table:table-cell>
          <table:table-cell office:value-type="string">
            <text:p>Tag Generation</text:p>
          </table:table-cell>
          <table:table-cell office:value-type="string">
            <text:p>', description :'</text:p>
          </table:table-cell>
          <table:table-cell office:value-type="string">
            <text:p>Tag Genera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0">
            <text:p>30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', name:'</text:p>
          </table:table-cell>
          <table:table-cell office:value-type="string">
            <text:p>Tag Counts</text:p>
          </table:table-cell>
          <table:table-cell office:value-type="string">
            <text:p>', description :'</text:p>
          </table:table-cell>
          <table:table-cell office:value-type="string">
            <text:p>Tag Coun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2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0">
            <text:p>30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', name:'</text:p>
          </table:table-cell>
          <table:table-cell office:value-type="string">
            <text:p>Approve Adjustments</text:p>
          </table:table-cell>
          <table:table-cell office:value-type="string">
            <text:p>', description :'</text:p>
          </table:table-cell>
          <table:table-cell office:value-type="string">
            <text:p>Approve Adjustmen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2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0">
            <text:p>30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', name:'</text:p>
          </table:table-cell>
          <table:table-cell office:value-type="string">
            <text:p>Launch Adjustments </text:p>
          </table:table-cell>
          <table:table-cell office:value-type="string">
            <text:p>', description :'</text:p>
          </table:table-cell>
          <table:table-cell office:value-type="string">
            <text:p>Launch Adjustments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2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1">
            <text:p>31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', name:'</text:p>
          </table:table-cell>
          <table:table-cell office:value-type="string">
            <text:p>Define Cycle Counts</text:p>
          </table:table-cell>
          <table:table-cell office:value-type="string">
            <text:p>', description :'</text:p>
          </table:table-cell>
          <table:table-cell office:value-type="string">
            <text:p>Define Cycle Coun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2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1">
            <text:p>31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', name:'</text:p>
          </table:table-cell>
          <table:table-cell office:value-type="string">
            <text:p>Cycle Count Entries</text:p>
          </table:table-cell>
          <table:table-cell office:value-type="string">
            <text:p>', description :'</text:p>
          </table:table-cell>
          <table:table-cell office:value-type="string">
            <text:p>Cycle Count Entri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2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1">
            <text:p>31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', name:'</text:p>
          </table:table-cell>
          <table:table-cell office:value-type="string">
            <text:p>Approve Counts </text:p>
          </table:table-cell>
          <table:table-cell office:value-type="string">
            <text:p>', description :'</text:p>
          </table:table-cell>
          <table:table-cell office:value-type="string">
            <text:p>Approve Counts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4">
            <text:p>3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2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2">
            <text:p>32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', name:'</text:p>
          </table:table-cell>
          <table:table-cell office:value-type="string">
            <text:p>Open Inventory Period</text:p>
          </table:table-cell>
          <table:table-cell office:value-type="string">
            <text:p>', description :'</text:p>
          </table:table-cell>
          <table:table-cell office:value-type="string">
            <text:p>Open Inventory Perio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5">
            <text:p>3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3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2">
            <text:p>32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', name:'</text:p>
          </table:table-cell>
          <table:table-cell office:value-type="string">
            <text:p>Close Inventory Period </text:p>
          </table:table-cell>
          <table:table-cell office:value-type="string">
            <text:p>', description :'</text:p>
          </table:table-cell>
          <table:table-cell office:value-type="string">
            <text:p>Close Inventory Period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2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3">
            <text:p>33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', name:'</text:p>
          </table:table-cell>
          <table:table-cell office:value-type="string">
            <text:p>Lot Inter-Class UOM Conversion</text:p>
          </table:table-cell>
          <table:table-cell office:value-type="string">
            <text:p>', description :'</text:p>
          </table:table-cell>
          <table:table-cell office:value-type="string">
            <text:p>Lot Inter-Class UOM Convers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37">
            <text:p>3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3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3">
            <text:p>33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', name:'</text:p>
          </table:table-cell>
          <table:table-cell office:value-type="string">
            <text:p>Perform a Miscellaneous Issue</text:p>
          </table:table-cell>
          <table:table-cell office:value-type="string">
            <text:p>', description :'</text:p>
          </table:table-cell>
          <table:table-cell office:value-type="string">
            <text:p>Perform a Miscellaneous Issu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38">
            <text:p>3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3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3">
            <text:p>33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', name:'</text:p>
          </table:table-cell>
          <table:table-cell office:value-type="string">
            <text:p>Manual Material Status Change</text:p>
          </table:table-cell>
          <table:table-cell office:value-type="string">
            <text:p>', description :'</text:p>
          </table:table-cell>
          <table:table-cell office:value-type="string">
            <text:p>Manual Material Status Chang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3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3">
            <text:p>33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', name:'</text:p>
          </table:table-cell>
          <table:table-cell office:value-type="string">
            <text:p>Manually Update Lot Attributes</text:p>
          </table:table-cell>
          <table:table-cell office:value-type="string">
            <text:p>', description :'</text:p>
          </table:table-cell>
          <table:table-cell office:value-type="string">
            <text:p>Manually Update Lot Attribut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0">
            <text:p>4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5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3">
            <text:p>33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', name:'</text:p>
          </table:table-cell>
          <table:table-cell office:value-type="string">
            <text:p>Mass Status Change of Expired Lots</text:p>
          </table:table-cell>
          <table:table-cell office:value-type="string">
            <text:p>', description :'</text:p>
          </table:table-cell>
          <table:table-cell office:value-type="string">
            <text:p>Mass Status Change of Expired Lo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1">
            <text:p>4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5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3">
            <text:p>33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', name:'</text:p>
          </table:table-cell>
          <table:table-cell office:value-type="string">
            <text:p>Approve Recipe for Production</text:p>
          </table:table-cell>
          <table:table-cell office:value-type="string">
            <text:p>', description :'</text:p>
          </table:table-cell>
          <table:table-cell office:value-type="string">
            <text:p>Approve Recipe for Produc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2">
            <text:p>4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B3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3">
            <text:p>33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', name:'</text:p>
          </table:table-cell>
          <table:table-cell office:value-type="string">
            <text:p>Run Lot Genealogy Report</text:p>
          </table:table-cell>
          <table:table-cell office:value-type="string">
            <text:p>', description :'</text:p>
          </table:table-cell>
          <table:table-cell office:value-type="string">
            <text:p>Run Lot Genealogy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3">
            <text:p>4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5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3">
            <text:p>33</text:p>
          </table:table-cell>
          <table:table-cell office:value-type="string">
            <text:p>, code:'</text:p>
          </table:table-cell>
          <table:table-cell table:style-name="ce2" office:value-type="string">
            <text:p>E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', name:'</text:p>
          </table:table-cell>
          <table:table-cell office:value-type="string">
            <text:p>Process a Miscellaneous Adjustment </text:p>
          </table:table-cell>
          <table:table-cell office:value-type="string">
            <text:p>', description :'</text:p>
          </table:table-cell>
          <table:table-cell office:value-type="string">
            <text:p>Process a Miscellaneous Adjustmen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4">
            <text:p>4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4">
            <text:p>34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Create an Urgent Sales Order</text:p>
          </table:table-cell>
          <table:table-cell office:value-type="string">
            <text:p>', description :'</text:p>
          </table:table-cell>
          <table:table-cell office:value-type="string">
            <text:p>Create an Urgent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4">
            <text:p>34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Create Intercompany Sales Order</text:p>
          </table:table-cell>
          <table:table-cell office:value-type="string">
            <text:p>', description :'</text:p>
          </table:table-cell>
          <table:table-cell office:value-type="string">
            <text:p>Create Intercompany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4">
            <text:p>34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Create a Sample Sales Order</text:p>
          </table:table-cell>
          <table:table-cell office:value-type="string">
            <text:p>', description :'</text:p>
          </table:table-cell>
          <table:table-cell office:value-type="string">
            <text:p>Create a Sample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4">
            <text:p>34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Create a 3rd Party Sales Order </text:p>
          </table:table-cell>
          <table:table-cell office:value-type="string">
            <text:p>', description :'</text:p>
          </table:table-cell>
          <table:table-cell office:value-type="string">
            <text:p>Create a 3rd Party Sales Order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5">
            <text:p>35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Create and Maintain Price Lists</text:p>
          </table:table-cell>
          <table:table-cell office:value-type="string">
            <text:p>', description :'</text:p>
          </table:table-cell>
          <table:table-cell office:value-type="string">
            <text:p>Create and Maintain Price Lis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5">
            <text:p>35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Create a Modifier</text:p>
          </table:table-cell>
          <table:table-cell office:value-type="string">
            <text:p>', description :'</text:p>
          </table:table-cell>
          <table:table-cell office:value-type="string">
            <text:p>Create a Modifi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5">
            <text:p>35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Perform Sales Order Pricing </text:p>
          </table:table-cell>
          <table:table-cell office:value-type="string">
            <text:p>', description :'</text:p>
          </table:table-cell>
          <table:table-cell office:value-type="string">
            <text:p>Perform Sales Order Pricing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6">
            <text:p>36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Perform Credit Check at Order Booking</text:p>
          </table:table-cell>
          <table:table-cell office:value-type="string">
            <text:p>', description :'</text:p>
          </table:table-cell>
          <table:table-cell office:value-type="string">
            <text:p>Perform Credit Check at Order Booking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6">
            <text:p>36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Perform Credit Check at Picking</text:p>
          </table:table-cell>
          <table:table-cell office:value-type="string">
            <text:p>', description :'</text:p>
          </table:table-cell>
          <table:table-cell office:value-type="string">
            <text:p>Perform Credit Check at Picking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6">
            <text:p>36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Manage Credit Hold and Release</text:p>
          </table:table-cell>
          <table:table-cell office:value-type="string">
            <text:p>', description :'</text:p>
          </table:table-cell>
          <table:table-cell office:value-type="string">
            <text:p>Manage Credit Hold and Releas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6">
            <text:p>36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Perform a Manual Order Hold</text:p>
          </table:table-cell>
          <table:table-cell office:value-type="string">
            <text:p>', description :'</text:p>
          </table:table-cell>
          <table:table-cell office:value-type="string">
            <text:p>Perform a Manual Order Hol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6">
            <text:p>36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Release a Manual Order Hold </text:p>
          </table:table-cell>
          <table:table-cell office:value-type="string">
            <text:p>', description :'</text:p>
          </table:table-cell>
          <table:table-cell office:value-type="string">
            <text:p>Release a Manual Order Hold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7">
            <text:p>37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Perform Sales Order Change for an Entered Order</text:p>
          </table:table-cell>
          <table:table-cell office:value-type="string">
            <text:p>', description :'</text:p>
          </table:table-cell>
          <table:table-cell office:value-type="string">
            <text:p>Perform Sales Order Change for an Entered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7">
            <text:p>37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office:value-type="string">
            <text:p>Perform a Sales Order Change for a Booked Order </text:p>
          </table:table-cell>
          <table:table-cell office:value-type="string">
            <text:p>', description :'</text:p>
          </table:table-cell>
          <table:table-cell office:value-type="string">
            <text:p>Perform a Sales Order Change for a Booked Order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8">
            <text:p>38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', name:'</text:p>
          </table:table-cell>
          <table:table-cell office:value-type="string">
            <text:p>Check Availability at time of Booking an Order for an ATP item</text:p>
          </table:table-cell>
          <table:table-cell office:value-type="string">
            <text:p>', description :'</text:p>
          </table:table-cell>
          <table:table-cell office:value-type="string">
            <text:p>Check Availability at time of Booking an Order for an ATP ite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8">
            <text:p>38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', name:'</text:p>
          </table:table-cell>
          <table:table-cell office:value-type="string">
            <text:p>Perform Allocation of goods and Reservations for a Sales Order</text:p>
          </table:table-cell>
          <table:table-cell office:value-type="string">
            <text:p>', description :'</text:p>
          </table:table-cell>
          <table:table-cell office:value-type="string">
            <text:p>Perform Allocation of goods and Reservations for a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8">
            <text:p>38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', name:'</text:p>
          </table:table-cell>
          <table:table-cell office:value-type="string">
            <text:p>Perform Availability Check on an Item </text:p>
          </table:table-cell>
          <table:table-cell office:value-type="string">
            <text:p>', description :'</text:p>
          </table:table-cell>
          <table:table-cell office:value-type="string">
            <text:p>Perform Availability Check on an Item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E3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9">
            <text:p>39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', name:'</text:p>
          </table:table-cell>
          <table:table-cell office:value-type="string">
            <text:p>Release Sales Orders for Picking for FICSA</text:p>
          </table:table-cell>
          <table:table-cell office:value-type="string">
            <text:p>', description :'</text:p>
          </table:table-cell>
          <table:table-cell office:value-type="string">
            <text:p>Release Sales Orders for Picking for FICSA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9">
            <text:p>39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', name:'</text:p>
          </table:table-cell>
          <table:table-cell office:value-type="string">
            <text:p>Release Sales Orders for Picking for Non-FICSA</text:p>
          </table:table-cell>
          <table:table-cell office:value-type="string">
            <text:p>', description :'</text:p>
          </table:table-cell>
          <table:table-cell office:value-type="string">
            <text:p>Release Sales Orders for Picking for Non-FICSA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39">
            <text:p>39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', name:'</text:p>
          </table:table-cell>
          <table:table-cell office:value-type="string">
            <text:p>Pick Confirm a Sales Order </text:p>
          </table:table-cell>
          <table:table-cell office:value-type="string">
            <text:p>', description :'</text:p>
          </table:table-cell>
          <table:table-cell office:value-type="string">
            <text:p>Pick Confirm a Sales Order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1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0">
            <text:p>40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', name:'</text:p>
          </table:table-cell>
          <table:table-cell office:value-type="string">
            <text:p>Ship Confirm a Sales Order </text:p>
          </table:table-cell>
          <table:table-cell office:value-type="string">
            <text:p>', description :'</text:p>
          </table:table-cell>
          <table:table-cell office:value-type="string">
            <text:p>Ship Confirm a Sales Order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2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1">
            <text:p>41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', name:'</text:p>
          </table:table-cell>
          <table:table-cell office:value-type="string">
            <text:p>Create an RMA Order with Receipt and Credit Note</text:p>
          </table:table-cell>
          <table:table-cell office:value-type="string">
            <text:p>', description :'</text:p>
          </table:table-cell>
          <table:table-cell office:value-type="string">
            <text:p>Create an RMA Order with Receipt and Credit Not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2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1">
            <text:p>41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', name:'</text:p>
          </table:table-cell>
          <table:table-cell office:value-type="string">
            <text:p>Create an RMA Order with Credit Note and No Receipt</text:p>
          </table:table-cell>
          <table:table-cell office:value-type="string">
            <text:p>', description :'</text:p>
          </table:table-cell>
          <table:table-cell office:value-type="string">
            <text:p>Create an RMA Order with Credit Note and No Receip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2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1">
            <text:p>41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', name:'</text:p>
          </table:table-cell>
          <table:table-cell office:value-type="string">
            <text:p>Create an RMA Order with Receipt and No Credit Note</text:p>
          </table:table-cell>
          <table:table-cell office:value-type="string">
            <text:p>', description :'</text:p>
          </table:table-cell>
          <table:table-cell office:value-type="string">
            <text:p>Create an RMA Order with Receipt and No Credit Not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2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1">
            <text:p>41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', name:'</text:p>
          </table:table-cell>
          <table:table-cell office:value-type="string">
            <text:p>Perform the Receipt of an RMA Order </text:p>
          </table:table-cell>
          <table:table-cell office:value-type="string">
            <text:p>', description :'</text:p>
          </table:table-cell>
          <table:table-cell office:value-type="string">
            <text:p>Perform the Receipt of an RMA Order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2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2">
            <text:p>42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', name:'</text:p>
          </table:table-cell>
          <table:table-cell office:value-type="string">
            <text:p>Create a Drop Shipment</text:p>
          </table:table-cell>
          <table:table-cell office:value-type="string">
            <text:p>', description :'</text:p>
          </table:table-cell>
          <table:table-cell office:value-type="string">
            <text:p>Create a Drop Shipme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2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2">
            <text:p>42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', name:'</text:p>
          </table:table-cell>
          <table:table-cell office:value-type="string">
            <text:p>Process a Drop Shipment Purchase Order</text:p>
          </table:table-cell>
          <table:table-cell office:value-type="string">
            <text:p>', description :'</text:p>
          </table:table-cell>
          <table:table-cell office:value-type="string">
            <text:p>Process a Drop Shipment Purchase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2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2">
            <text:p>42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', name:'</text:p>
          </table:table-cell>
          <table:table-cell office:value-type="string">
            <text:p>Close a Drop Ship Order Upon Customer Receipt of a Drop Shipment</text:p>
          </table:table-cell>
          <table:table-cell office:value-type="string">
            <text:p>', description :'</text:p>
          </table:table-cell>
          <table:table-cell office:value-type="string">
            <text:p>Close a Drop Ship Order Upon Customer Receipt of a Drop Shipme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2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2">
            <text:p>42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', name:'</text:p>
          </table:table-cell>
          <table:table-cell office:value-type="string">
            <text:p>Receive Drop Ship PO </text:p>
          </table:table-cell>
          <table:table-cell office:value-type="string">
            <text:p>', description :'</text:p>
          </table:table-cell>
          <table:table-cell office:value-type="string">
            <text:p>Receive Drop Ship PO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3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3">
            <text:p>43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', name:'</text:p>
          </table:table-cell>
          <table:table-cell office:value-type="string">
            <text:p>Create a Requisition for an Internal Sales Order</text:p>
          </table:table-cell>
          <table:table-cell office:value-type="string">
            <text:p>', description :'</text:p>
          </table:table-cell>
          <table:table-cell office:value-type="string">
            <text:p>Create a Requisition for an Internal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3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3">
            <text:p>43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', name:'</text:p>
          </table:table-cell>
          <table:table-cell office:value-type="string">
            <text:p>Process an Internal Sales Order</text:p>
          </table:table-cell>
          <table:table-cell office:value-type="string">
            <text:p>', description :'</text:p>
          </table:table-cell>
          <table:table-cell office:value-type="string">
            <text:p>Process an Internal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3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3">
            <text:p>43</text:p>
          </table:table-cell>
          <table:table-cell office:value-type="string">
            <text:p>, code:'</text:p>
          </table:table-cell>
          <table:table-cell table:style-name="ce2" office:value-type="string">
            <text:p>F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', name:'</text:p>
          </table:table-cell>
          <table:table-cell office:value-type="string">
            <text:p>Receipt of an Internal Requisition </text:p>
          </table:table-cell>
          <table:table-cell office:value-type="string">
            <text:p>', description :'</text:p>
          </table:table-cell>
          <table:table-cell office:value-type="string">
            <text:p>Receipt of an Internal Requisition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F3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4">
            <text:p>44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Create Customer </text:p>
          </table:table-cell>
          <table:table-cell office:value-type="string">
            <text:p>', description :'</text:p>
          </table:table-cell>
          <table:table-cell office:value-type="string">
            <text:p>Create Customer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5">
            <text:p>45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AR Launch autoinvoice program</text:p>
          </table:table-cell>
          <table:table-cell office:value-type="string">
            <text:p>', description :'</text:p>
          </table:table-cell>
          <table:table-cell office:value-type="string">
            <text:p>AR Launch autoinvoice progra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5">
            <text:p>45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AR Process Manual Invoice for functional or foreign currency</text:p>
          </table:table-cell>
          <table:table-cell office:value-type="string">
            <text:p>', description :'</text:p>
          </table:table-cell>
          <table:table-cell office:value-type="string">
            <text:p>AR Process Manual Invoice for functional or foreign currenc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5">
            <text:p>45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AR Enter manual invoices with memolines</text:p>
          </table:table-cell>
          <table:table-cell office:value-type="string">
            <text:p>', description :'</text:p>
          </table:table-cell>
          <table:table-cell office:value-type="string">
            <text:p>AR Enter manual invoices with memolin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5">
            <text:p>45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AR Process Manual Credit Memo</text:p>
          </table:table-cell>
          <table:table-cell office:value-type="string">
            <text:p>', description :'</text:p>
          </table:table-cell>
          <table:table-cell office:value-type="string">
            <text:p>AR Process Manual Credit Memo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5">
            <text:p>45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AR Perform Credit Note Refund</text:p>
          </table:table-cell>
          <table:table-cell office:value-type="string">
            <text:p>', description :'</text:p>
          </table:table-cell>
          <table:table-cell office:value-type="string">
            <text:p>AR Perform Credit Note Refun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5">
            <text:p>45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AR Print single invoice using invoice print program</text:p>
          </table:table-cell>
          <table:table-cell office:value-type="string">
            <text:p>', description :'</text:p>
          </table:table-cell>
          <table:table-cell office:value-type="string">
            <text:p>AR Print single invoice using invoice print progra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1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5">
            <text:p>45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AR Print Invoices</text:p>
          </table:table-cell>
          <table:table-cell office:value-type="string">
            <text:p>', description :'</text:p>
          </table:table-cell>
          <table:table-cell office:value-type="string">
            <text:p>AR Print Invoic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1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5">
            <text:p>45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AR Process Manual Invoices for Services or Recharge </text:p>
          </table:table-cell>
          <table:table-cell office:value-type="string">
            <text:p>', description :'</text:p>
          </table:table-cell>
          <table:table-cell office:value-type="string">
            <text:p>AR Process Manual Invoices for Services or Recharg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1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6">
            <text:p>46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AR Enter Receipts in functional currency (unapplied)</text:p>
          </table:table-cell>
          <table:table-cell office:value-type="string">
            <text:p>', description :'</text:p>
          </table:table-cell>
          <table:table-cell office:value-type="string">
            <text:p>AR Enter Receipts in functional currency (unapplied)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1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6">
            <text:p>46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AR Enter Receipts in foreign currency</text:p>
          </table:table-cell>
          <table:table-cell office:value-type="string">
            <text:p>', description :'</text:p>
          </table:table-cell>
          <table:table-cell office:value-type="string">
            <text:p>AR Enter Receipts in foreign currenc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1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6">
            <text:p>46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AR Apply Receipt on Invoices</text:p>
          </table:table-cell>
          <table:table-cell office:value-type="string">
            <text:p>', description :'</text:p>
          </table:table-cell>
          <table:table-cell office:value-type="string">
            <text:p>AR Apply Receipt on Invoic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1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6">
            <text:p>46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AR Apply Receipt on Account</text:p>
          </table:table-cell>
          <table:table-cell office:value-type="string">
            <text:p>', description :'</text:p>
          </table:table-cell>
          <table:table-cell office:value-type="string">
            <text:p>AR Apply Receipt on Accou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1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6">
            <text:p>46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office:value-type="string">
            <text:p>AR Apply Receipt from on Account to invoice</text:p>
          </table:table-cell>
          <table:table-cell office:value-type="string">
            <text:p>', description :'</text:p>
          </table:table-cell>
          <table:table-cell office:value-type="string">
            <text:p>AR Apply Receipt from on Account to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4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6">
            <text:p>46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', name:'</text:p>
          </table:table-cell>
          <table:table-cell office:value-type="string">
            <text:p>AR Reverse Receipts </text:p>
          </table:table-cell>
          <table:table-cell office:value-type="string">
            <text:p>', description :'</text:p>
          </table:table-cell>
          <table:table-cell office:value-type="string">
            <text:p>AR Reverse Receipts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1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', name:'</text:p>
          </table:table-cell>
          <table:table-cell office:value-type="string">
            <text:p>AR Open Period</text:p>
          </table:table-cell>
          <table:table-cell office:value-type="string">
            <text:p>', description :'</text:p>
          </table:table-cell>
          <table:table-cell office:value-type="string">
            <text:p>AR Open Perio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2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', name:'</text:p>
          </table:table-cell>
          <table:table-cell office:value-type="string">
            <text:p>AR Close Period</text:p>
          </table:table-cell>
          <table:table-cell office:value-type="string">
            <text:p>', description :'</text:p>
          </table:table-cell>
          <table:table-cell office:value-type="string">
            <text:p>AR Close Perio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2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', name:'</text:p>
          </table:table-cell>
          <table:table-cell office:value-type="string">
            <text:p>AR Unposted Items Report</text:p>
          </table:table-cell>
          <table:table-cell office:value-type="string">
            <text:p>', description :'</text:p>
          </table:table-cell>
          <table:table-cell office:value-type="string">
            <text:p>AR Unposted Items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2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', name:'</text:p>
          </table:table-cell>
          <table:table-cell office:value-type="string">
            <text:p>AR Incomplete Invoices Report</text:p>
          </table:table-cell>
          <table:table-cell office:value-type="string">
            <text:p>', description :'</text:p>
          </table:table-cell>
          <table:table-cell office:value-type="string">
            <text:p>AR Incomplete Invoices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2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', name:'</text:p>
          </table:table-cell>
          <table:table-cell office:value-type="string">
            <text:p>AR Invoice Exceptions Report</text:p>
          </table:table-cell>
          <table:table-cell office:value-type="string">
            <text:p>', description :'</text:p>
          </table:table-cell>
          <table:table-cell office:value-type="string">
            <text:p>AR Invoice Exceptions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2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', name:'</text:p>
          </table:table-cell>
          <table:table-cell office:value-type="string">
            <text:p>AR Adjustment Approval Report</text:p>
          </table:table-cell>
          <table:table-cell office:value-type="string">
            <text:p>', description :'</text:p>
          </table:table-cell>
          <table:table-cell office:value-type="string">
            <text:p>AR Adjustment Approval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2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', name:'</text:p>
          </table:table-cell>
          <table:table-cell office:value-type="string">
            <text:p>AR SLA Create Accounting</text:p>
          </table:table-cell>
          <table:table-cell office:value-type="string">
            <text:p>', description :'</text:p>
          </table:table-cell>
          <table:table-cell office:value-type="string">
            <text:p>AR SLA Create Accounting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2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', name:'</text:p>
          </table:table-cell>
          <table:table-cell office:value-type="string">
            <text:p>AR SLA Create Accounting export to XL</text:p>
          </table:table-cell>
          <table:table-cell office:value-type="string">
            <text:p>', description :'</text:p>
          </table:table-cell>
          <table:table-cell office:value-type="string">
            <text:p>AR SLA Create Accounting export to XL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4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', name:'</text:p>
          </table:table-cell>
          <table:table-cell office:value-type="string">
            <text:p>AR SLA Accounting Events</text:p>
          </table:table-cell>
          <table:table-cell office:value-type="string">
            <text:p>', description :'</text:p>
          </table:table-cell>
          <table:table-cell office:value-type="string">
            <text:p>AR SLA Accounting Even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2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', name:'</text:p>
          </table:table-cell>
          <table:table-cell office:value-type="string">
            <text:p>AR SLA Journal Entry Lines</text:p>
          </table:table-cell>
          <table:table-cell office:value-type="string">
            <text:p>', description :'</text:p>
          </table:table-cell>
          <table:table-cell office:value-type="string">
            <text:p>AR SLA Journal Entry Lin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3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', name:'</text:p>
          </table:table-cell>
          <table:table-cell office:value-type="string">
            <text:p>AR SLA AR to GL Reconciliation Report</text:p>
          </table:table-cell>
          <table:table-cell office:value-type="string">
            <text:p>', description :'</text:p>
          </table:table-cell>
          <table:table-cell office:value-type="string">
            <text:p>AR SLA AR to GL Reconciliation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3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', name:'</text:p>
          </table:table-cell>
          <table:table-cell office:value-type="string">
            <text:p>AR Run Account Status Report</text:p>
          </table:table-cell>
          <table:table-cell office:value-type="string">
            <text:p>', description :'</text:p>
          </table:table-cell>
          <table:table-cell office:value-type="string">
            <text:p>AR Run Account Status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3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', name:'</text:p>
          </table:table-cell>
          <table:table-cell office:value-type="string">
            <text:p>AR Run Transaction Register</text:p>
          </table:table-cell>
          <table:table-cell office:value-type="string">
            <text:p>', description :'</text:p>
          </table:table-cell>
          <table:table-cell office:value-type="string">
            <text:p>AR Run Transaction Regist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3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', name:'</text:p>
          </table:table-cell>
          <table:table-cell office:value-type="string">
            <text:p>AR Run Adjustment Report</text:p>
          </table:table-cell>
          <table:table-cell office:value-type="string">
            <text:p>', description :'</text:p>
          </table:table-cell>
          <table:table-cell office:value-type="string">
            <text:p>AR Run Adjustment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3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', name:'</text:p>
          </table:table-cell>
          <table:table-cell office:value-type="string">
            <text:p>AR Run Applied Receipt Register</text:p>
          </table:table-cell>
          <table:table-cell office:value-type="string">
            <text:p>', description :'</text:p>
          </table:table-cell>
          <table:table-cell office:value-type="string">
            <text:p>AR Run Applied Receipt Regist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3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', name:'</text:p>
          </table:table-cell>
          <table:table-cell office:value-type="string">
            <text:p>AR Run Sales Journal report by customer and GL Account</text:p>
          </table:table-cell>
          <table:table-cell office:value-type="string">
            <text:p>', description :'</text:p>
          </table:table-cell>
          <table:table-cell office:value-type="string">
            <text:p>AR Run Sales Journal report by customer and GL Accou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3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', name:'</text:p>
          </table:table-cell>
          <table:table-cell office:value-type="string">
            <text:p>AR Run Receipt Register</text:p>
          </table:table-cell>
          <table:table-cell office:value-type="string">
            <text:p>', description :'</text:p>
          </table:table-cell>
          <table:table-cell office:value-type="string">
            <text:p>AR Run Receipt Regist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3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', name:'</text:p>
          </table:table-cell>
          <table:table-cell office:value-type="string">
            <text:p>AR Run Miscellaneous Receipt Register</text:p>
          </table:table-cell>
          <table:table-cell office:value-type="string">
            <text:p>', description :'</text:p>
          </table:table-cell>
          <table:table-cell office:value-type="string">
            <text:p>AR Run Miscellaneous Receipt Regist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4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7">
            <text:p>47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', name:'</text:p>
          </table:table-cell>
          <table:table-cell office:value-type="string">
            <text:p>AR SLA Journal Entries Report </text:p>
          </table:table-cell>
          <table:table-cell office:value-type="string">
            <text:p>', description :'</text:p>
          </table:table-cell>
          <table:table-cell office:value-type="string">
            <text:p>AR SLA Journal Entries Repor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34">
            <text:p>3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2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8">
            <text:p>48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', name:'</text:p>
          </table:table-cell>
          <table:table-cell office:value-type="string">
            <text:p>iRec Create a Credit Memo Request</text:p>
          </table:table-cell>
          <table:table-cell office:value-type="string">
            <text:p>', description :'</text:p>
          </table:table-cell>
          <table:table-cell office:value-type="string">
            <text:p>iRec Create a Credit Memo Reques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5">
            <text:p>3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4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8">
            <text:p>48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', name:'</text:p>
          </table:table-cell>
          <table:table-cell office:value-type="string">
            <text:p>iRec Customer Service Account Inquiry</text:p>
          </table:table-cell>
          <table:table-cell office:value-type="string">
            <text:p>', description :'</text:p>
          </table:table-cell>
          <table:table-cell office:value-type="string">
            <text:p>iRec Customer Service Account Inquir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4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8">
            <text:p>48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', name:'</text:p>
          </table:table-cell>
          <table:table-cell office:value-type="string">
            <text:p>iRec Download Statement</text:p>
          </table:table-cell>
          <table:table-cell office:value-type="string">
            <text:p>', description :'</text:p>
          </table:table-cell>
          <table:table-cell office:value-type="string">
            <text:p>iRec Download Stateme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7">
            <text:p>3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4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8">
            <text:p>48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', name:'</text:p>
          </table:table-cell>
          <table:table-cell office:value-type="string">
            <text:p>iRec Print or Download Transactions</text:p>
          </table:table-cell>
          <table:table-cell office:value-type="string">
            <text:p>', description :'</text:p>
          </table:table-cell>
          <table:table-cell office:value-type="string">
            <text:p>iRec Print or Download Transaction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8">
            <text:p>3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4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8">
            <text:p>48</text:p>
          </table:table-cell>
          <table:table-cell office:value-type="string">
            <text:p>, code:'</text:p>
          </table:table-cell>
          <table:table-cell table:style-name="ce2" office:value-type="string">
            <text:p>G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', name:'</text:p>
          </table:table-cell>
          <table:table-cell office:value-type="string">
            <text:p>iRec Approve a Credit Memo Request </text:p>
          </table:table-cell>
          <table:table-cell office:value-type="string">
            <text:p>', description :'</text:p>
          </table:table-cell>
          <table:table-cell office:value-type="string">
            <text:p>iRec Approve a Credit Memo Reques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G4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9">
            <text:p>49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OM Create Intercompany Sales Order</text:p>
          </table:table-cell>
          <table:table-cell office:value-type="string">
            <text:p>', description :'</text:p>
          </table:table-cell>
          <table:table-cell office:value-type="string">
            <text:p>OM Create Intercompany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9">
            <text:p>49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OM Release Intercompany Sales Order</text:p>
          </table:table-cell>
          <table:table-cell office:value-type="string">
            <text:p>', description :'</text:p>
          </table:table-cell>
          <table:table-cell office:value-type="string">
            <text:p>OM Release Intercompany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9">
            <text:p>49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INV and AR Create Intercompany AR Invoice</text:p>
          </table:table-cell>
          <table:table-cell office:value-type="string">
            <text:p>', description :'</text:p>
          </table:table-cell>
          <table:table-cell office:value-type="string">
            <text:p>INV and AR Create Intercompany AR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9">
            <text:p>49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INV Create Intercompany AP Invoice</text:p>
          </table:table-cell>
          <table:table-cell office:value-type="string">
            <text:p>', description :'</text:p>
          </table:table-cell>
          <table:table-cell office:value-type="string">
            <text:p>INV Create Intercompany AP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9">
            <text:p>49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AP Create (import) Intercompany Invoice</text:p>
          </table:table-cell>
          <table:table-cell office:value-type="string">
            <text:p>', description :'</text:p>
          </table:table-cell>
          <table:table-cell office:value-type="string">
            <text:p>AP Create (import) Intercompany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49">
            <text:p>49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AR Create (import) Intercompany Invoice </text:p>
          </table:table-cell>
          <table:table-cell office:value-type="string">
            <text:p>', description :'</text:p>
          </table:table-cell>
          <table:table-cell office:value-type="string">
            <text:p>AR Create (import) Intercompany Invoic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0">
            <text:p>50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PO Create Internal Requisition and Create Internal Sales Order</text:p>
          </table:table-cell>
          <table:table-cell office:value-type="string">
            <text:p>', description :'</text:p>
          </table:table-cell>
          <table:table-cell office:value-type="string">
            <text:p>PO Create Internal Requisition and Create Internal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0">
            <text:p>50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OM Import Internal Requisition</text:p>
          </table:table-cell>
          <table:table-cell office:value-type="string">
            <text:p>', description :'</text:p>
          </table:table-cell>
          <table:table-cell office:value-type="string">
            <text:p>OM Import Internal Requisi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0">
            <text:p>50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OM Pick Release</text:p>
          </table:table-cell>
          <table:table-cell office:value-type="string">
            <text:p>', description :'</text:p>
          </table:table-cell>
          <table:table-cell office:value-type="string">
            <text:p>OM Pick Releas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0">
            <text:p>50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PO Receiving internal Requisition </text:p>
          </table:table-cell>
          <table:table-cell office:value-type="string">
            <text:p>', description :'</text:p>
          </table:table-cell>
          <table:table-cell office:value-type="string">
            <text:p>PO Receiving internal Requisition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1">
            <text:p>51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Create Suppliers</text:p>
          </table:table-cell>
          <table:table-cell office:value-type="string">
            <text:p>', description :'</text:p>
          </table:table-cell>
          <table:table-cell office:value-type="string">
            <text:p>Create Supplier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1">
            <text:p>51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Create internal bank</text:p>
          </table:table-cell>
          <table:table-cell office:value-type="string">
            <text:p>', description :'</text:p>
          </table:table-cell>
          <table:table-cell office:value-type="string">
            <text:p>Create internal bank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1">
            <text:p>51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BTG Supplier Details </text:p>
          </table:table-cell>
          <table:table-cell office:value-type="string">
            <text:p>', description :'</text:p>
          </table:table-cell>
          <table:table-cell office:value-type="string">
            <text:p>BTG Supplier Details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office:value-type="string">
            <text:p>AP Enter manual invoice in foreign currency</text:p>
          </table:table-cell>
          <table:table-cell office:value-type="string">
            <text:p>', description :'</text:p>
          </table:table-cell>
          <table:table-cell office:value-type="string">
            <text:p>AP Enter manual invoice in foreign currenc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', name:'</text:p>
          </table:table-cell>
          <table:table-cell office:value-type="string">
            <text:p>AP Enter manual invoice using ESR number</text:p>
          </table:table-cell>
          <table:table-cell office:value-type="string">
            <text:p>', description :'</text:p>
          </table:table-cell>
          <table:table-cell office:value-type="string">
            <text:p>AP Enter manual invoice using ESR numb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', name:'</text:p>
          </table:table-cell>
          <table:table-cell office:value-type="string">
            <text:p>AP Modify tax line on manual invoice</text:p>
          </table:table-cell>
          <table:table-cell office:value-type="string">
            <text:p>', description :'</text:p>
          </table:table-cell>
          <table:table-cell office:value-type="string">
            <text:p>AP Modify tax line on manual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', name:'</text:p>
          </table:table-cell>
          <table:table-cell office:value-type="string">
            <text:p>AP Enter a Credit Memo</text:p>
          </table:table-cell>
          <table:table-cell office:value-type="string">
            <text:p>', description :'</text:p>
          </table:table-cell>
          <table:table-cell office:value-type="string">
            <text:p>AP Enter a Credit Memo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', name:'</text:p>
          </table:table-cell>
          <table:table-cell office:value-type="string">
            <text:p>AP Enter Refund Payment</text:p>
          </table:table-cell>
          <table:table-cell office:value-type="string">
            <text:p>', description :'</text:p>
          </table:table-cell>
          <table:table-cell office:value-type="string">
            <text:p>AP Enter Refund Payme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1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', name:'</text:p>
          </table:table-cell>
          <table:table-cell office:value-type="string">
            <text:p>AP Cancel an Invoice</text:p>
          </table:table-cell>
          <table:table-cell office:value-type="string">
            <text:p>', description :'</text:p>
          </table:table-cell>
          <table:table-cell office:value-type="string">
            <text:p>AP Cancel an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1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', name:'</text:p>
          </table:table-cell>
          <table:table-cell office:value-type="string">
            <text:p>AP complete credit note generated by RTV</text:p>
          </table:table-cell>
          <table:table-cell office:value-type="string">
            <text:p>', description :'</text:p>
          </table:table-cell>
          <table:table-cell office:value-type="string">
            <text:p>AP complete credit note generated by RTV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0">
            <text:p>2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1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', name:'</text:p>
          </table:table-cell>
          <table:table-cell office:value-type="string">
            <text:p>AP match invoices to PO receipts</text:p>
          </table:table-cell>
          <table:table-cell office:value-type="string">
            <text:p>', description :'</text:p>
          </table:table-cell>
          <table:table-cell office:value-type="string">
            <text:p>AP match invoices to PO receip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1">
            <text:p>2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1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', name:'</text:p>
          </table:table-cell>
          <table:table-cell office:value-type="string">
            <text:p>AP Approve Expense Reports</text:p>
          </table:table-cell>
          <table:table-cell office:value-type="string">
            <text:p>', description :'</text:p>
          </table:table-cell>
          <table:table-cell office:value-type="string">
            <text:p>AP Approve Expense Repor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2">
            <text:p>2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1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', name:'</text:p>
          </table:table-cell>
          <table:table-cell office:value-type="string">
            <text:p>AP Reject Expense Reports</text:p>
          </table:table-cell>
          <table:table-cell office:value-type="string">
            <text:p>', description :'</text:p>
          </table:table-cell>
          <table:table-cell office:value-type="string">
            <text:p>AP Reject Expense Repor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3">
            <text:p>2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', name:'</text:p>
          </table:table-cell>
          <table:table-cell office:value-type="string">
            <text:p>AP Audit Expense Reports by Payables</text:p>
          </table:table-cell>
          <table:table-cell office:value-type="string">
            <text:p>', description :'</text:p>
          </table:table-cell>
          <table:table-cell office:value-type="string">
            <text:p>AP Audit Expense Reports by Payabl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4">
            <text:p>2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', name:'</text:p>
          </table:table-cell>
          <table:table-cell office:value-type="string">
            <text:p>AP Import Expense Report into AP</text:p>
          </table:table-cell>
          <table:table-cell office:value-type="string">
            <text:p>', description :'</text:p>
          </table:table-cell>
          <table:table-cell office:value-type="string">
            <text:p>AP Import Expense Report into AP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5">
            <text:p>2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', name:'</text:p>
          </table:table-cell>
          <table:table-cell office:value-type="string">
            <text:p>AP Enter a manual invoice</text:p>
          </table:table-cell>
          <table:table-cell office:value-type="string">
            <text:p>', description :'</text:p>
          </table:table-cell>
          <table:table-cell office:value-type="string">
            <text:p>AP Enter a manual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6">
            <text:p>2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2">
            <text:p>52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', name:'</text:p>
          </table:table-cell>
          <table:table-cell office:value-type="string">
            <text:p>AP Enter Expense Report </text:p>
          </table:table-cell>
          <table:table-cell office:value-type="string">
            <text:p>', description :'</text:p>
          </table:table-cell>
          <table:table-cell office:value-type="string">
            <text:p>AP Enter Expense Repor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'+'</text:p>
          </table:table-cell>
          <table:table-cell table:style-name="ce2" office:value-type="float" office:value="27">
            <text:p>2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1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3">
            <text:p>53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', name:'</text:p>
          </table:table-cell>
          <table:table-cell office:value-type="string">
            <text:p>OM Create Intercompany Sales Order</text:p>
          </table:table-cell>
          <table:table-cell office:value-type="string">
            <text:p>', description :'</text:p>
          </table:table-cell>
          <table:table-cell office:value-type="string">
            <text:p>OM Create Intercompany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8">
            <text:p>2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3">
            <text:p>53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', name:'</text:p>
          </table:table-cell>
          <table:table-cell office:value-type="string">
            <text:p>OM Release Intercompany Sales Order</text:p>
          </table:table-cell>
          <table:table-cell office:value-type="string">
            <text:p>', description :'</text:p>
          </table:table-cell>
          <table:table-cell office:value-type="string">
            <text:p>OM Release Intercompany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29">
            <text:p>2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3">
            <text:p>53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', name:'</text:p>
          </table:table-cell>
          <table:table-cell office:value-type="string">
            <text:p>INV and AR Create Intercompany AR Invoice</text:p>
          </table:table-cell>
          <table:table-cell office:value-type="string">
            <text:p>', description :'</text:p>
          </table:table-cell>
          <table:table-cell office:value-type="string">
            <text:p>INV and AR Create Intercompany AR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0">
            <text:p>3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3">
            <text:p>53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', name:'</text:p>
          </table:table-cell>
          <table:table-cell office:value-type="string">
            <text:p>INV Create Intercompany AP Invoice</text:p>
          </table:table-cell>
          <table:table-cell office:value-type="string">
            <text:p>', description :'</text:p>
          </table:table-cell>
          <table:table-cell office:value-type="string">
            <text:p>INV Create Intercompany AP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3">
            <text:p>53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', name:'</text:p>
          </table:table-cell>
          <table:table-cell office:value-type="string">
            <text:p>AP Create (import) Intercompany Invoice</text:p>
          </table:table-cell>
          <table:table-cell office:value-type="string">
            <text:p>', description :'</text:p>
          </table:table-cell>
          <table:table-cell office:value-type="string">
            <text:p>AP Create (import) Intercompany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3">
            <text:p>53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', name:'</text:p>
          </table:table-cell>
          <table:table-cell office:value-type="string">
            <text:p>AR Create (import) Intercompany Invoice </text:p>
          </table:table-cell>
          <table:table-cell office:value-type="string">
            <text:p>', description :'</text:p>
          </table:table-cell>
          <table:table-cell office:value-type="string">
            <text:p>AR Create (import) Intercompany Invoic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'+'</text:p>
          </table:table-cell>
          <table:table-cell table:style-name="ce2" office:value-type="float" office:value="33">
            <text:p>3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4">
            <text:p>54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', name:'</text:p>
          </table:table-cell>
          <table:table-cell office:value-type="string">
            <text:p>PO Create Internal Requisition and Create Internal Sales Order</text:p>
          </table:table-cell>
          <table:table-cell office:value-type="string">
            <text:p>', description :'</text:p>
          </table:table-cell>
          <table:table-cell office:value-type="string">
            <text:p>PO Create Internal Requisition and Create Internal Sales Ord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4">
            <text:p>3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2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4">
            <text:p>54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', name:'</text:p>
          </table:table-cell>
          <table:table-cell office:value-type="string">
            <text:p>OM Import Internal Requisition</text:p>
          </table:table-cell>
          <table:table-cell office:value-type="string">
            <text:p>', description :'</text:p>
          </table:table-cell>
          <table:table-cell office:value-type="string">
            <text:p>OM Import Internal Requisi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5">
            <text:p>3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4">
            <text:p>54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', name:'</text:p>
          </table:table-cell>
          <table:table-cell office:value-type="string">
            <text:p>OM Pick Release</text:p>
          </table:table-cell>
          <table:table-cell office:value-type="string">
            <text:p>', description :'</text:p>
          </table:table-cell>
          <table:table-cell office:value-type="string">
            <text:p>OM Pick Releas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6">
            <text:p>3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4">
            <text:p>54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', name:'</text:p>
          </table:table-cell>
          <table:table-cell office:value-type="string">
            <text:p>PO Receiving internal Requisition </text:p>
          </table:table-cell>
          <table:table-cell office:value-type="string">
            <text:p>', description :'</text:p>
          </table:table-cell>
          <table:table-cell office:value-type="string">
            <text:p>PO Receiving internal Requisition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'+'</text:p>
          </table:table-cell>
          <table:table-cell table:style-name="ce2" office:value-type="float" office:value="37">
            <text:p>3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5">
            <text:p>55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', name:'</text:p>
          </table:table-cell>
          <table:table-cell office:value-type="string">
            <text:p>AP Pay a prepayment invoice</text:p>
          </table:table-cell>
          <table:table-cell office:value-type="string">
            <text:p>', description :'</text:p>
          </table:table-cell>
          <table:table-cell office:value-type="string">
            <text:p>AP Pay a prepayment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8">
            <text:p>3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5">
            <text:p>55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', name:'</text:p>
          </table:table-cell>
          <table:table-cell office:value-type="string">
            <text:p>AP Create Payment Process Request Template</text:p>
          </table:table-cell>
          <table:table-cell office:value-type="string">
            <text:p>', description :'</text:p>
          </table:table-cell>
          <table:table-cell office:value-type="string">
            <text:p>AP Create Payment Process Request Templat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5">
            <text:p>55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', name:'</text:p>
          </table:table-cell>
          <table:table-cell office:value-type="string">
            <text:p>AP Create EFT Payment batch</text:p>
          </table:table-cell>
          <table:table-cell office:value-type="string">
            <text:p>', description :'</text:p>
          </table:table-cell>
          <table:table-cell office:value-type="string">
            <text:p>AP Create EFT Payment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0">
            <text:p>4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5">
            <text:p>55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', name:'</text:p>
          </table:table-cell>
          <table:table-cell office:value-type="string">
            <text:p>AP Modify a payment proposal</text:p>
          </table:table-cell>
          <table:table-cell office:value-type="string">
            <text:p>', description :'</text:p>
          </table:table-cell>
          <table:table-cell office:value-type="string">
            <text:p>AP Modify a payment proposal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1">
            <text:p>4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4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5">
            <text:p>55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', name:'</text:p>
          </table:table-cell>
          <table:table-cell office:value-type="string">
            <text:p>AP Create a manual payment</text:p>
          </table:table-cell>
          <table:table-cell office:value-type="string">
            <text:p>', description :'</text:p>
          </table:table-cell>
          <table:table-cell office:value-type="string">
            <text:p>AP Create a manual payme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2">
            <text:p>4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4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5">
            <text:p>55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', name:'</text:p>
          </table:table-cell>
          <table:table-cell office:value-type="string">
            <text:p>AP Void a manual payment</text:p>
          </table:table-cell>
          <table:table-cell office:value-type="string">
            <text:p>', description :'</text:p>
          </table:table-cell>
          <table:table-cell office:value-type="string">
            <text:p>AP Void a manual payme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3">
            <text:p>4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4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5">
            <text:p>55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', name:'</text:p>
          </table:table-cell>
          <table:table-cell office:value-type="string">
            <text:p>AP Unapply a prepayment to an invoice</text:p>
          </table:table-cell>
          <table:table-cell office:value-type="string">
            <text:p>', description :'</text:p>
          </table:table-cell>
          <table:table-cell office:value-type="string">
            <text:p>AP Unapply a prepayment to an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4">
            <text:p>4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4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5">
            <text:p>55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', name:'</text:p>
          </table:table-cell>
          <table:table-cell office:value-type="string">
            <text:p>AP Enter a Prepayment invoice</text:p>
          </table:table-cell>
          <table:table-cell office:value-type="string">
            <text:p>', description :'</text:p>
          </table:table-cell>
          <table:table-cell office:value-type="string">
            <text:p>AP Enter a Prepayment invoi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5">
            <text:p>4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4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5">
            <text:p>55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', name:'</text:p>
          </table:table-cell>
          <table:table-cell office:value-type="string">
            <text:p>AP Apply a prepayment to an invoice </text:p>
          </table:table-cell>
          <table:table-cell office:value-type="string">
            <text:p>', description :'</text:p>
          </table:table-cell>
          <table:table-cell office:value-type="string">
            <text:p>AP Apply a prepayment to an invoic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1" office:value-type="string">
            <text:p>'+'</text:p>
          </table:table-cell>
          <table:table-cell table:style-name="ce2" office:value-type="float" office:value="46">
            <text:p>4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3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6">
            <text:p>56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', name:'</text:p>
          </table:table-cell>
          <table:table-cell office:value-type="string">
            <text:p>Setup Netting bank account</text:p>
          </table:table-cell>
          <table:table-cell office:value-type="string">
            <text:p>', description :'</text:p>
          </table:table-cell>
          <table:table-cell office:value-type="string">
            <text:p>Setup Netting bank accou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7">
            <text:p>4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4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6">
            <text:p>56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', name:'</text:p>
          </table:table-cell>
          <table:table-cell office:value-type="string">
            <text:p>Setup Netting Agreement</text:p>
          </table:table-cell>
          <table:table-cell office:value-type="string">
            <text:p>', description :'</text:p>
          </table:table-cell>
          <table:table-cell office:value-type="string">
            <text:p>Setup Netting Agreeme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8">
            <text:p>4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4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6">
            <text:p>56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', name:'</text:p>
          </table:table-cell>
          <table:table-cell office:value-type="string">
            <text:p>AP Run Netting Batch</text:p>
          </table:table-cell>
          <table:table-cell office:value-type="string">
            <text:p>', description :'</text:p>
          </table:table-cell>
          <table:table-cell office:value-type="string">
            <text:p>AP Run Netting Bat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49">
            <text:p>4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4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6">
            <text:p>56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', name:'</text:p>
          </table:table-cell>
          <table:table-cell office:value-type="string">
            <text:p>AP Print Netting proposal</text:p>
          </table:table-cell>
          <table:table-cell office:value-type="string">
            <text:p>', description :'</text:p>
          </table:table-cell>
          <table:table-cell office:value-type="string">
            <text:p>AP Print Netting proposal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0">
            <text:p>5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5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6">
            <text:p>56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', name:'</text:p>
          </table:table-cell>
          <table:table-cell office:value-type="string">
            <text:p>AP Modify netting proposal</text:p>
          </table:table-cell>
          <table:table-cell office:value-type="string">
            <text:p>', description :'</text:p>
          </table:table-cell>
          <table:table-cell office:value-type="string">
            <text:p>AP Modify netting proposal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1">
            <text:p>5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5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6">
            <text:p>56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', name:'</text:p>
          </table:table-cell>
          <table:table-cell office:value-type="string">
            <text:p>AP Perform netting by clearing on netting account</text:p>
          </table:table-cell>
          <table:table-cell office:value-type="string">
            <text:p>', description :'</text:p>
          </table:table-cell>
          <table:table-cell office:value-type="string">
            <text:p>AP Perform netting by clearing on netting accou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2">
            <text:p>5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5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6">
            <text:p>56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', name:'</text:p>
          </table:table-cell>
          <table:table-cell office:value-type="string">
            <text:p>AP Accruals for Non inventory </text:p>
          </table:table-cell>
          <table:table-cell office:value-type="string">
            <text:p>', description :'</text:p>
          </table:table-cell>
          <table:table-cell office:value-type="string">
            <text:p>AP Accruals for Non inventory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'</text:p>
          </table:table-cell>
          <table:table-cell table:style-name="ce2" office:value-type="float" office:value="53">
            <text:p>5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5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', name:'</text:p>
          </table:table-cell>
          <table:table-cell office:value-type="string">
            <text:p>AP Close Period</text:p>
          </table:table-cell>
          <table:table-cell office:value-type="string">
            <text:p>', description :'</text:p>
          </table:table-cell>
          <table:table-cell office:value-type="string">
            <text:p>AP Close Perio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4">
            <text:p>5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5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', name:'</text:p>
          </table:table-cell>
          <table:table-cell office:value-type="string">
            <text:p>AP Open Period</text:p>
          </table:table-cell>
          <table:table-cell office:value-type="string">
            <text:p>', description :'</text:p>
          </table:table-cell>
          <table:table-cell office:value-type="string">
            <text:p>AP Open Perio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5">
            <text:p>5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5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', name:'</text:p>
          </table:table-cell>
          <table:table-cell office:value-type="string">
            <text:p>AP SLA Create Accounting</text:p>
          </table:table-cell>
          <table:table-cell office:value-type="string">
            <text:p>', description :'</text:p>
          </table:table-cell>
          <table:table-cell office:value-type="string">
            <text:p>AP SLA Create Accounting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6">
            <text:p>5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5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', name:'</text:p>
          </table:table-cell>
          <table:table-cell office:value-type="string">
            <text:p>AP SLA Unaccounted Transactions Report</text:p>
          </table:table-cell>
          <table:table-cell office:value-type="string">
            <text:p>', description :'</text:p>
          </table:table-cell>
          <table:table-cell office:value-type="string">
            <text:p>AP SLA Unaccounted Transactions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7">
            <text:p>5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5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', name:'</text:p>
          </table:table-cell>
          <table:table-cell office:value-type="string">
            <text:p>AP SLA Period Close Exception Report</text:p>
          </table:table-cell>
          <table:table-cell office:value-type="string">
            <text:p>', description :'</text:p>
          </table:table-cell>
          <table:table-cell office:value-type="string">
            <text:p>AP SLA Period Close Exception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8">
            <text:p>5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5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', name:'</text:p>
          </table:table-cell>
          <table:table-cell office:value-type="string">
            <text:p>AP SLA Journal Entries Report</text:p>
          </table:table-cell>
          <table:table-cell office:value-type="string">
            <text:p>', description :'</text:p>
          </table:table-cell>
          <table:table-cell office:value-type="string">
            <text:p>AP SLA Journal Entries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59">
            <text:p>5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6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', name:'</text:p>
          </table:table-cell>
          <table:table-cell office:value-type="string">
            <text:p>AP SLA Account Analysis Report</text:p>
          </table:table-cell>
          <table:table-cell office:value-type="string">
            <text:p>', description :'</text:p>
          </table:table-cell>
          <table:table-cell office:value-type="string">
            <text:p>AP SLA Account Analysis Repor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0">
            <text:p>6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6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', name:'</text:p>
          </table:table-cell>
          <table:table-cell office:value-type="string">
            <text:p>AP MEC Trial Balance</text:p>
          </table:table-cell>
          <table:table-cell office:value-type="string">
            <text:p>', description :'</text:p>
          </table:table-cell>
          <table:table-cell office:value-type="string">
            <text:p>AP MEC Trial Balanc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1">
            <text:p>6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6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', name:'</text:p>
          </table:table-cell>
          <table:table-cell office:value-type="string">
            <text:p>AP MEC Posted Invoice Register</text:p>
          </table:table-cell>
          <table:table-cell office:value-type="string">
            <text:p>', description :'</text:p>
          </table:table-cell>
          <table:table-cell office:value-type="string">
            <text:p>AP MEC Posted Invoice Regist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2">
            <text:p>6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6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', name:'</text:p>
          </table:table-cell>
          <table:table-cell office:value-type="string">
            <text:p>AP MEC Posted Payments Register</text:p>
          </table:table-cell>
          <table:table-cell office:value-type="string">
            <text:p>', description :'</text:p>
          </table:table-cell>
          <table:table-cell office:value-type="string">
            <text:p>AP MEC Posted Payments Regist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3">
            <text:p>6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6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7">
            <text:p>57</text:p>
          </table:table-cell>
          <table:table-cell office:value-type="string">
            <text:p>, code:'</text:p>
          </table:table-cell>
          <table:table-cell table:style-name="ce2" office:value-type="string">
            <text:p>H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', name:'</text:p>
          </table:table-cell>
          <table:table-cell office:value-type="string">
            <text:p>AP MEC Mass Additions Create </text:p>
          </table:table-cell>
          <table:table-cell office:value-type="string">
            <text:p>', description :'</text:p>
          </table:table-cell>
          <table:table-cell office:value-type="string">
            <text:p>AP MEC Mass Additions Creat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8">
            <text:p>8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'</text:p>
          </table:table-cell>
          <table:table-cell table:style-name="ce2" office:value-type="float" office:value="64">
            <text:p>6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H6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FA Manual addition in the assets workbench</text:p>
          </table:table-cell>
          <table:table-cell office:value-type="string">
            <text:p>', description :'</text:p>
          </table:table-cell>
          <table:table-cell office:value-type="string">
            <text:p>FA Manual addition in the assets workben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FA Create a manual CIP Asset</text:p>
          </table:table-cell>
          <table:table-cell office:value-type="string">
            <text:p>', description :'</text:p>
          </table:table-cell>
          <table:table-cell office:value-type="string">
            <text:p>FA Create a manual CIP Asse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FA Transfer Manual Assets in the Tax Book - Periodic Mass Copy</text:p>
          </table:table-cell>
          <table:table-cell office:value-type="string">
            <text:p>', description :'</text:p>
          </table:table-cell>
          <table:table-cell office:value-type="string">
            <text:p>FA Transfer Manual Assets in the Tax Book - Periodic Mass Cop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FA Transfer manual assets in the Tax book - periodic mass copy adj required</text:p>
          </table:table-cell>
          <table:table-cell office:value-type="string">
            <text:p>', description :'</text:p>
          </table:table-cell>
          <table:table-cell office:value-type="string">
            <text:p>FA Transfer manual assets in the Tax book - periodic mass copy adj require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FA how to account tax book depreciation in Secondary ledgers</text:p>
          </table:table-cell>
          <table:table-cell office:value-type="string">
            <text:p>', description :'</text:p>
          </table:table-cell>
          <table:table-cell office:value-type="string">
            <text:p>FA how to account tax book depreciation in Secondary ledger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FA Prepare AP Mass Additions Program</text:p>
          </table:table-cell>
          <table:table-cell office:value-type="string">
            <text:p>', description :'</text:p>
          </table:table-cell>
          <table:table-cell office:value-type="string">
            <text:p>FA Prepare AP Mass Additions Progra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FA review imported asset lines and perform lines grouping (merge)</text:p>
          </table:table-cell>
          <table:table-cell office:value-type="string">
            <text:p>', description :'</text:p>
          </table:table-cell>
          <table:table-cell office:value-type="string">
            <text:p>FA review imported asset lines and perform lines grouping (merge)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FA review imported asset lines and perform Line addition to an existing asset</text:p>
          </table:table-cell>
          <table:table-cell office:value-type="string">
            <text:p>', description :'</text:p>
          </table:table-cell>
          <table:table-cell office:value-type="string">
            <text:p>FA review imported asset lines and perform Line addition to an existing asse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FA Create a CIP Asset from Mass Additions</text:p>
          </table:table-cell>
          <table:table-cell office:value-type="string">
            <text:p>', description :'</text:p>
          </table:table-cell>
          <table:table-cell office:value-type="string">
            <text:p>FA Create a CIP Asset from Mass Addition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FA Launch Post Mass Additions Program</text:p>
          </table:table-cell>
          <table:table-cell office:value-type="string">
            <text:p>', description :'</text:p>
          </table:table-cell>
          <table:table-cell office:value-type="string">
            <text:p>FA Launch Post Mass Additions Program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8">
            <text:p>58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FA Add Credit Memo to an Asset </text:p>
          </table:table-cell>
          <table:table-cell office:value-type="string">
            <text:p>', description :'</text:p>
          </table:table-cell>
          <table:table-cell office:value-type="string">
            <text:p>FA Add Credit Memo to an Asse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2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9">
            <text:p>59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FA Add values in Assets flexfield</text:p>
          </table:table-cell>
          <table:table-cell office:value-type="string">
            <text:p>', description :'</text:p>
          </table:table-cell>
          <table:table-cell office:value-type="string">
            <text:p>FA Add values in Assets flexfiel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9">
            <text:p>59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FA Capitalize a CIP Asset</text:p>
          </table:table-cell>
          <table:table-cell office:value-type="string">
            <text:p>', description :'</text:p>
          </table:table-cell>
          <table:table-cell office:value-type="string">
            <text:p>FA Capitalize a CIP Asse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9">
            <text:p>59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office:value-type="string">
            <text:p>FA Change asset locations assignments</text:p>
          </table:table-cell>
          <table:table-cell office:value-type="string">
            <text:p>', description :'</text:p>
          </table:table-cell>
          <table:table-cell office:value-type="string">
            <text:p>FA Change asset locations assignmen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9">
            <text:p>59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', name:'</text:p>
          </table:table-cell>
          <table:table-cell office:value-type="string">
            <text:p>FA Perform Single Retirement</text:p>
          </table:table-cell>
          <table:table-cell office:value-type="string">
            <text:p>', description :'</text:p>
          </table:table-cell>
          <table:table-cell office:value-type="string">
            <text:p>FA Perform Single Retireme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5">
            <text:p>1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9">
            <text:p>59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', name:'</text:p>
          </table:table-cell>
          <table:table-cell office:value-type="string">
            <text:p>FA Perform an Asset sales including cost of removal</text:p>
          </table:table-cell>
          <table:table-cell office:value-type="string">
            <text:p>', description :'</text:p>
          </table:table-cell>
          <table:table-cell office:value-type="string">
            <text:p>FA Perform an Asset sales including cost of removal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6">
            <text:p>1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59">
            <text:p>59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', name:'</text:p>
          </table:table-cell>
          <table:table-cell office:value-type="string">
            <text:p>FA Write off a CIP Asset </text:p>
          </table:table-cell>
          <table:table-cell office:value-type="string">
            <text:p>', description :'</text:p>
          </table:table-cell>
          <table:table-cell office:value-type="string">
            <text:p>FA Write off a CIP Asse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7">
            <text:p>1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0">
            <text:p>60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', name:'</text:p>
          </table:table-cell>
          <table:table-cell office:value-type="string">
            <text:p>FA Run Depreciation for all books</text:p>
          </table:table-cell>
          <table:table-cell office:value-type="string">
            <text:p>', description :'</text:p>
          </table:table-cell>
          <table:table-cell office:value-type="string">
            <text:p>FA Run Depreciation for all book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8">
            <text:p>1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1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0">
            <text:p>60</text:p>
          </table:table-cell>
          <table:table-cell office:value-type="string">
            <text:p>, code:'</text:p>
          </table:table-cell>
          <table:table-cell table:style-name="ce2" office:value-type="string">
            <text:p>I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', name:'</text:p>
          </table:table-cell>
          <table:table-cell office:value-type="string">
            <text:p>FA Create Journals with missing Doc Seq FDE </text:p>
          </table:table-cell>
          <table:table-cell office:value-type="string">
            <text:p>', description :'</text:p>
          </table:table-cell>
          <table:table-cell office:value-type="string">
            <text:p>FA Create Journals with missing Doc Seq FD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9">
            <text:p>9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9">
            <text:p>1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I2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1">
            <text:p>61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GL Maintain Chart of Accounts</text:p>
          </table:table-cell>
          <table:table-cell office:value-type="string">
            <text:p>', description :'</text:p>
          </table:table-cell>
          <table:table-cell office:value-type="string">
            <text:p>GL Maintain Chart of Account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1">
            <text:p>61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GL Maintain Currency Exchange Rates </text:p>
          </table:table-cell>
          <table:table-cell office:value-type="string">
            <text:p>', description :'</text:p>
          </table:table-cell>
          <table:table-cell office:value-type="string">
            <text:p>GL Maintain Currency Exchange Rates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4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2">
            <text:p>62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GL Enter Manual Journal Entry</text:p>
          </table:table-cell>
          <table:table-cell office:value-type="string">
            <text:p>', description :'</text:p>
          </table:table-cell>
          <table:table-cell office:value-type="string">
            <text:p>GL Enter Manual Journal Entr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2">
            <text:p>62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GL Copy Existing Journal Entry</text:p>
          </table:table-cell>
          <table:table-cell office:value-type="string">
            <text:p>', description :'</text:p>
          </table:table-cell>
          <table:table-cell office:value-type="string">
            <text:p>GL Copy Existing Journal Entr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2">
            <text:p>62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GL Upload Journal Entry via Web ADI</text:p>
          </table:table-cell>
          <table:table-cell office:value-type="string">
            <text:p>', description :'</text:p>
          </table:table-cell>
          <table:table-cell office:value-type="string">
            <text:p>GL Upload Journal Entry via Web ADI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2">
            <text:p>62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GL Enter Manual JE in Secondary Ledger</text:p>
          </table:table-cell>
          <table:table-cell office:value-type="string">
            <text:p>', description :'</text:p>
          </table:table-cell>
          <table:table-cell office:value-type="string">
            <text:p>GL Enter Manual JE in Secondary Ledger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9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2">
            <text:p>62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', name:'</text:p>
          </table:table-cell>
          <table:table-cell office:value-type="string">
            <text:p>GL Enter Manual JE adjust in primary Ledger only</text:p>
          </table:table-cell>
          <table:table-cell office:value-type="string">
            <text:p>', description :'</text:p>
          </table:table-cell>
          <table:table-cell office:value-type="string">
            <text:p>GL Enter Manual JE adjust in primary Ledger only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2">
            <text:p>62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', name:'</text:p>
          </table:table-cell>
          <table:table-cell office:value-type="string">
            <text:p>GL Enter GL Journal with Tax Code</text:p>
          </table:table-cell>
          <table:table-cell office:value-type="string">
            <text:p>', description :'</text:p>
          </table:table-cell>
          <table:table-cell office:value-type="string">
            <text:p>GL Enter GL Journal with Tax Code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8">
            <text:p>8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1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2">
            <text:p>62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', name:'</text:p>
          </table:table-cell>
          <table:table-cell office:value-type="string">
            <text:p>GL Reverse a Single Journal</text:p>
          </table:table-cell>
          <table:table-cell office:value-type="string">
            <text:p>', description :'</text:p>
          </table:table-cell>
          <table:table-cell office:value-type="string">
            <text:p>GL Reverse a Single Journal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9">
            <text:p>9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1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2">
            <text:p>62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', name:'</text:p>
          </table:table-cell>
          <table:table-cell office:value-type="string">
            <text:p>GL Use Autoreverse Functionality </text:p>
          </table:table-cell>
          <table:table-cell office:value-type="string">
            <text:p>', description :'</text:p>
          </table:table-cell>
          <table:table-cell office:value-type="string">
            <text:p>GL Use Autoreverse Functionality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'</text:p>
          </table:table-cell>
          <table:table-cell table:style-name="ce2" office:value-type="float" office:value="10">
            <text:p>10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13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3">
            <text:p>63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', name:'</text:p>
          </table:table-cell>
          <table:table-cell office:value-type="string">
            <text:p>GL Run Revaluation for BS Account</text:p>
          </table:table-cell>
          <table:table-cell office:value-type="string">
            <text:p>', description :'</text:p>
          </table:table-cell>
          <table:table-cell office:value-type="string">
            <text:p>GL Run Revaluation for BS Accoun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1">
            <text:p>1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1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3">
            <text:p>63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', name:'</text:p>
          </table:table-cell>
          <table:table-cell office:value-type="string">
            <text:p>GL Close Period</text:p>
          </table:table-cell>
          <table:table-cell office:value-type="string">
            <text:p>', description :'</text:p>
          </table:table-cell>
          <table:table-cell office:value-type="string">
            <text:p>GL Close Perio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2">
            <text:p>1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1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3">
            <text:p>63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', name:'</text:p>
          </table:table-cell>
          <table:table-cell office:value-type="string">
            <text:p>GL Open Period</text:p>
          </table:table-cell>
          <table:table-cell office:value-type="string">
            <text:p>', description :'</text:p>
          </table:table-cell>
          <table:table-cell office:value-type="string">
            <text:p>GL Open Period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3">
            <text:p>1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1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3">
            <text:p>63</text:p>
          </table:table-cell>
          <table:table-cell office:value-type="string">
            <text:p>, code:'</text:p>
          </table:table-cell>
          <table:table-cell table:style-name="ce2" office:value-type="string">
            <text:p>J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GL Month End Closing Procedures </text:p>
          </table:table-cell>
          <table:table-cell office:value-type="string">
            <text:p>', description :'</text:p>
          </table:table-cell>
          <table:table-cell table:style-name="ce2" office:value-type="string">
            <text:p>GL Month End Closing Procedures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'+'</text:p>
          </table:table-cell>
          <table:table-cell table:style-name="ce2" office:value-type="float" office:value="14">
            <text:p>1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J1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4">
            <text:p>64</text:p>
          </table:table-cell>
          <table:table-cell office:value-type="string">
            <text:p>, code: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CM Load Bank Statements Oct 10</text:p>
          </table:table-cell>
          <table:table-cell office:value-type="string">
            <text:p>', description :'</text:p>
          </table:table-cell>
          <table:table-cell office:value-type="string">
            <text:p>CM Load Bank Statements Oct 10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K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4">
            <text:p>64</text:p>
          </table:table-cell>
          <table:table-cell office:value-type="string">
            <text:p>, code: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CM Reconcile manually unreconciled lines</text:p>
          </table:table-cell>
          <table:table-cell office:value-type="string">
            <text:p>', description :'</text:p>
          </table:table-cell>
          <table:table-cell office:value-type="string">
            <text:p>CM Reconcile manually unreconciled line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K7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4">
            <text:p>64</text:p>
          </table:table-cell>
          <table:table-cell office:value-type="string">
            <text:p>, code: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', name:'</text:p>
          </table:table-cell>
          <table:table-cell office:value-type="string">
            <text:p>CM Create manually AR Receipts from Statement Lines Workbench</text:p>
          </table:table-cell>
          <table:table-cell office:value-type="string">
            <text:p>', description :'</text:p>
          </table:table-cell>
          <table:table-cell office:value-type="string">
            <text:p>CM Create manually AR Receipts from Statement Lines Workbenc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K8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4">
            <text:p>64</text:p>
          </table:table-cell>
          <table:table-cell office:value-type="string">
            <text:p>, code: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', name:'</text:p>
          </table:table-cell>
          <table:table-cell office:value-type="string">
            <text:p>CM Bank statement import and reconciliation request set</text:p>
          </table:table-cell>
          <table:table-cell office:value-type="string">
            <text:p>', description :'</text:p>
          </table:table-cell>
          <table:table-cell office:value-type="string">
            <text:p>CM Bank statement import and reconciliation request set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4">
            <text:p>4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K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4">
            <text:p>64</text:p>
          </table:table-cell>
          <table:table-cell office:value-type="string">
            <text:p>, code: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', name:'</text:p>
          </table:table-cell>
          <table:table-cell office:value-type="string">
            <text:p>CM Run Auto Reconciliation process</text:p>
          </table:table-cell>
          <table:table-cell office:value-type="string">
            <text:p>', description :'</text:p>
          </table:table-cell>
          <table:table-cell office:value-type="string">
            <text:p>CM Run Auto Reconciliation process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5">
            <text:p>5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K6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4">
            <text:p>64</text:p>
          </table:table-cell>
          <table:table-cell office:value-type="string">
            <text:p>, code: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', name:'</text:p>
          </table:table-cell>
          <table:table-cell office:value-type="string">
            <text:p>CM Purge Bank Statement Interface </text:p>
          </table:table-cell>
          <table:table-cell office:value-type="string">
            <text:p>', description :'</text:p>
          </table:table-cell>
          <table:table-cell office:value-type="string">
            <text:p>CM Purge Bank Statement Interfac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6">
            <text:p>6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K5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5">
            <text:p>65</text:p>
          </table:table-cell>
          <table:table-cell office:value-type="string">
            <text:p>, code:'</text:p>
          </table:table-cell>
          <table:table-cell table:style-name="ce2" office:value-type="string">
            <text:p>K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CM Create Forecasting Template </text:p>
          </table:table-cell>
          <table:table-cell office:value-type="string">
            <text:p>', description :'</text:p>
          </table:table-cell>
          <table:table-cell office:value-type="string">
            <text:p>CM Create Forecasting Template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1">
            <text:p>11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K10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6">
            <text:p>66</text:p>
          </table:table-cell>
          <table:table-cell office:value-type="string">
            <text:p>, code:'</text:p>
          </table:table-cell>
          <table:table-cell table:style-name="ce2" office:value-type="string">
            <text:p>L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VAT Linked to Order to Cash</text:p>
          </table:table-cell>
          <table:table-cell office:value-type="string">
            <text:p>', description :'</text:p>
          </table:table-cell>
          <table:table-cell table:style-name="ce2" office:value-type="string">
            <text:p>VAT Linked to Order to Cash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L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7">
            <text:p>67</text:p>
          </table:table-cell>
          <table:table-cell office:value-type="string">
            <text:p>, code:'</text:p>
          </table:table-cell>
          <table:table-cell table:style-name="ce2" office:value-type="string">
            <text:p>L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table:style-name="ce2" office:value-type="string">
            <text:p>FER Tax Register Report (Discoverer) </text:p>
          </table:table-cell>
          <table:table-cell office:value-type="string">
            <text:p>', description :'</text:p>
          </table:table-cell>
          <table:table-cell table:style-name="ce2" office:value-type="string">
            <text:p>FER Tax Register Report (Discoverer)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2">
            <text:p>12</text:p>
          </table:table-cell>
          <table:table-cell table:style-name="ce1" office:value-type="string">
            <text:p>'+"0"+'</text:p>
          </table:table-cell>
          <table:table-cell table:style-name="Default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L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8">
            <text:p>68</text:p>
          </table:table-cell>
          <table:table-cell office:value-type="string">
            <text:p>, code:'</text:p>
          </table:table-cell>
          <table:table-cell table:style-name="ce2" office:value-type="string">
            <text:p>O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', name:'</text:p>
          </table:table-cell>
          <table:table-cell office:value-type="string">
            <text:p>Oracle Login and Navigation</text:p>
          </table:table-cell>
          <table:table-cell office:value-type="string">
            <text:p>', description :'</text:p>
          </table:table-cell>
          <table:table-cell office:value-type="string">
            <text:p>Oracle Login and Navigation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'+"0"+'</text:p>
          </table:table-cell>
          <table:table-cell table:style-name="ce2" office:value-type="float" office:value="1">
            <text:p>1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O01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1">
          <table:table-cell office:value-type="string">
            <text:p>BusinessProcess.create(playground_id: 1, business_flow_id: </text:p>
          </table:table-cell>
          <table:table-cell office:value-type="float" office:value="69">
            <text:p>69</text:p>
          </table:table-cell>
          <table:table-cell office:value-type="string">
            <text:p>, code:'</text:p>
          </table:table-cell>
          <table:table-cell table:style-name="ce2" office:value-type="string">
            <text:p>O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', name:'</text:p>
          </table:table-cell>
          <table:table-cell office:value-type="string">
            <text:p>Discoverer Navigation and Basic Custom Report </text:p>
          </table:table-cell>
          <table:table-cell office:value-type="string">
            <text:p>', description :'</text:p>
          </table:table-cell>
          <table:table-cell office:value-type="string">
            <text:p>Discoverer Navigation and Basic Custom Report </text:p>
          </table:table-cell>
          <table:table-cell table:style-name="Default" office:value-type="string">
            <text:p>', hierarchy:'</text:p>
          </table:table-cell>
          <table:table-cell table:style-name="ce2" office:value-type="float" office:value="13">
            <text:p>13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'+"0"+'</text:p>
          </table:table-cell>
          <table:table-cell table:style-name="ce2" office:value-type="float" office:value="2">
            <text:p>2</text:p>
          </table:table-cell>
          <table:table-cell table:style-name="Default" office:value-type="string">
            <text:p>', PCF_reference:'</text:p>
          </table:table-cell>
          <table:table-cell table:style-name="ce2" office:value-type="string">
            <text:p>O02</text:p>
          </table:table-cell>
          <table:table-cell office:value-type="string">
            <text:p>', created_by: 'Rake', updated_by: 'Rake', created_at: '2000-01-01', updated_at: '2000-01-01', owner_id: 1, status_id: 5 )</text:p>
          </table:table-cell>
          <table:table-cell table:number-columns-repeated="1000"/>
        </table:table-row>
        <table:table-row table:style-name="ro2" table:number-rows-repeated="1048212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 style:data-style-name="N2" text:time-value="0000-00-00T22:57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</meta:initial-creator>
    <meta:creation-date>2013-12-09T23:34:32</meta:creation-date>
    <dc:date>2013-12-12T23:48:24</dc:date>
    <dc:creator>Frédéric </dc:creator>
    <meta:editing-duration>PT1H49M29S</meta:editing-duration>
    <meta:editing-cycles>14</meta:editing-cycles>
    <meta:generator>LibreOffice/4.0.4.2$Linux_X86_64 LibreOffice_project/9e9821abd0ffdbc09cd8c52eaa574fa09eb08f2</meta:generator>
    <meta:document-statistic meta:table-count="6" meta:cell-count="11416" meta:object-count="0"/>
  </office:meta>
</office:document-meta>
</file>